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1" svg:font-family="DejaVuSans"/>
    <style:font-face style:name="ProximaNova1" svg:font-family="ProximaNova"/>
    <style:font-face style:name="ProximaNovaular1" svg:font-family="ProximaNovaular"/>
    <style:font-face style:name="Verdana" svg:font-family="Verdana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Verdana1" svg:font-family="Verdana" style:font-pitch="variable"/>
    <style:font-face style:name="Liberation Serif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svg:stroke-color="#b4b4b4" draw:stroke-linejoin="round" svg:stroke-linecap="round" draw:fill="none" draw:fill-color="#dddddd" draw:textarea-horizontal-align="justify" draw:textarea-vertical-align="middle" draw:auto-grow-height="false" fo:min-height="0.348cm" fo:min-width="3.461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19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3.293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475cm" fo:padding-top="0cm" fo:padding-bottom="0cm" fo:padding-left="0cm" fo:padding-right="0cm" draw:shadow="visibl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19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5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color="#ffffff" draw:fill-color="#ffffff"/>
    </style:style>
    <style:style style:name="gr38" style:family="graphic" style:parent-style-name="standard">
      <style:graphic-properties draw:stroke="none" svg:stroke-color="#525252" draw:fill-color="#525252"/>
    </style:style>
    <style:style style:name="gr39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40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44" style:family="graphic" style:parent-style-name="standard">
      <style:graphic-properties draw:stroke="none" draw:fill="solid" draw:fill-color="#ffffff"/>
    </style:style>
    <style:style style:name="gr45" style:family="graphic" style:parent-style-name="standard">
      <style:graphic-properties draw:stroke="none" draw:fill="solid" draw:fill-color="#888888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7.62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8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03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50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40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9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stroke-dash="Dash_20_1" svg:stroke-width="0cm" draw:stroke-linejoin="none" svg:stroke-linecap="butt" draw:fill="solid" draw:fill-color="#6e6e6e" draw:textarea-horizontal-align="center" draw:textarea-vertical-align="middl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316cm" fo:padding-top="0cm" fo:padding-bottom="0cm" fo:padding-left="0cm" fo:padding-right="0cm" draw:shadow="visibl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19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3.467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2.153cm" fo:padding-top="0cm" fo:padding-bottom="0cm" fo:padding-left="0cm" fo:padding-right="0cm" draw:shadow="visibl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0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5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25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color="#888888" loext:opacity="100%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525252" loext:opacity="100%"/>
    </style:style>
    <style:style style:name="P8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9" style:family="paragraph">
      <loext:graphic-properties draw:fill-color="#dddddd"/>
      <style:paragraph-properties fo:text-align="center"/>
      <style:text-properties fo:color="#525252" loext:opacity="100%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12" style:family="paragraph">
      <loext:graphic-properties draw:fill="none" draw:fill-color="#dddddd"/>
      <style:paragraph-properties fo:text-align="center"/>
      <style:text-properties fo:color="#525252" loext:opacity="100%"/>
    </style:style>
    <style:style style:name="P13" style:family="paragraph">
      <style:paragraph-properties fo:text-align="start" style:writing-mode="lr-tb"/>
      <style:text-properties fo:font-size="6.19999980926514pt"/>
    </style:style>
    <style:style style:name="P14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15" style:family="paragraph">
      <style:paragraph-properties fo:text-align="start" style:writing-mode="lr-tb"/>
      <style:text-properties fo:font-size="12.3999996185303pt"/>
    </style:style>
    <style:style style:name="P16" style:family="paragraph">
      <style:paragraph-properties fo:text-align="start" style:writing-mode="lr-tb"/>
      <style:text-properties fo:font-size="9.30000019073486pt"/>
    </style:style>
    <style:style style:name="P17" style:family="paragraph">
      <style:paragraph-properties fo:text-align="start" style:writing-mode="lr-tb"/>
      <style:text-properties fo:font-size="13pt"/>
    </style:style>
    <style:style style:name="P18" style:family="paragraph">
      <style:paragraph-properties fo:text-align="end" style:writing-mode="lr-tb"/>
      <style:text-properties fo:font-size="20pt"/>
    </style:style>
    <style:style style:name="P19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20" style:family="paragraph">
      <loext:graphic-properties draw:fill="none"/>
      <style:paragraph-properties fo:text-align="center"/>
      <style:text-properties fo:color="#525252" loext:opacity="100%" fo:font-size="5.40000009536743pt" style:font-size-asian="20pt" style:font-size-complex="20pt"/>
    </style:style>
    <style:style style:name="P21" style:family="paragraph">
      <loext:graphic-properties draw:fill="none"/>
      <style:paragraph-properties fo:text-align="center"/>
      <style:text-properties fo:color="#525252" loext:opacity="100%" fo:font-size="5.40000009536743pt" style:font-size-asian="22pt" style:font-size-complex="22pt"/>
    </style:style>
    <style:style style:name="P22" style:family="paragraph">
      <style:paragraph-properties fo:text-align="start" style:writing-mode="lr-tb"/>
      <style:text-properties fo:font-size="6pt"/>
    </style:style>
    <style:style style:name="P23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24" style:family="paragraph">
      <loext:graphic-properties draw:fill-color="#ffffff"/>
    </style:style>
    <style:style style:name="P25" style:family="paragraph">
      <loext:graphic-properties draw:fill-color="#525252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solid" draw:fill-color="#888888"/>
    </style:style>
    <style:style style:name="P31" style:family="paragraph">
      <loext:graphic-properties draw:fill="solid" draw:fill-color="#ffffff"/>
      <style:text-properties fo:color="#525252" loext:opacity="100%"/>
    </style:style>
    <style:style style:name="P32" style:family="paragraph">
      <loext:graphic-properties draw:fill="none"/>
      <style:paragraph-properties fo:text-align="start" style:writing-mode="lr-tb"/>
      <style:text-properties fo:color="#ffff00" loext:opacity="100%" style:font-name="Proxima Nova" fo:font-size="13pt" fo:font-weight="bold" style:font-size-asian="13pt" style:font-size-complex="13pt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/>
      <style:paragraph-properties fo:text-align="center" style:writing-mode="lr-tb"/>
      <style:text-properties fo:color="#525252" loext:opacity="100%" style:text-line-through-style="none" style:text-line-through-type="none" style:font-name="Nazi Typewriter" fo:font-size="10.3000001907349pt" fo:font-style="normal" fo:text-shadow="none" style:text-underline-style="none" fo:font-weight="normal" style:font-size-asian="6.30000019073486pt" style:font-size-complex="6.30000019073486pt"/>
    </style:style>
    <style:style style:name="P35" style:family="paragraph">
      <loext:graphic-properties draw:fill="none"/>
      <style:text-properties fo:color="#525252" loext:opacity="100%"/>
    </style:style>
    <style:style style:name="P36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37" style:family="paragraph">
      <loext:graphic-properties draw:fill="solid" draw:fill-color="#6e6e6e"/>
      <style:paragraph-properties fo:text-align="center"/>
    </style:style>
    <style:style style:name="P3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#ffffff" style:font-size-asian="12pt" style:font-size-complex="12pt"/>
    </style:style>
    <style:style style:name="T1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2" style:family="text">
      <style:text-properties fo:color="#525252" loext:opacity="100%" style:font-name="Proxima Nova" fo:font-size="12pt" style:font-size-asian="12pt" style:font-name-complex="ProximaNova1" style:font-size-complex="12pt"/>
    </style:style>
    <style:style style:name="T3" style:family="text">
      <style:text-properties fo:color="#525252" loext:opacity="100%" style:font-name="Proxima Nova" fo:font-size="13pt" fo:font-weight="bold" style:font-size-asian="13pt" style:font-name-complex="ProximaNovaular1" style:font-size-complex="13pt"/>
    </style:style>
    <style:style style:name="T4" style:family="text">
      <style:text-properties fo:color="#525252" loext:opacity="100%" style:font-name="Proxima Nova" fo:font-size="18pt" fo:font-weight="bold" style:font-size-asian="18pt" style:font-name-complex="ProximaNovaular1" style:font-size-complex="18pt"/>
    </style:style>
    <style:style style:name="T5" style:family="text">
      <style:text-properties fo:color="#525252" loext:opacity="100%" style:font-name="Proxima Nova" fo:font-size="5.40000009536743pt" style:font-size-asian="5.40000009536743pt" style:font-name-complex="ProximaNova1" style:font-size-complex="5.40000009536743pt"/>
    </style:style>
    <style:style style:name="T6" style:family="text">
      <style:text-properties fo:color="#525252" loext:opacity="100%" style:font-name="Proxima Nova" fo:font-size="12pt" fo:background-color="transparent" style:font-size-asian="12pt" style:font-name-complex="ProximaNova1" style:font-size-complex="12pt"/>
    </style:style>
    <style:style style:name="T7" style:family="text">
      <style:text-properties fo:color="#525252" loext:opacity="100%" style:font-name="Proxima Nova" fo:font-size="13pt" fo:font-style="italic" style:font-size-asian="13pt" style:font-name-complex="ProximaNova1" style:font-size-complex="13pt"/>
    </style:style>
    <style:style style:name="T8" style:family="text">
      <style:text-properties fo:color="#525252" loext:opacity="100%" style:font-name="Proxima Nova" fo:font-size="6pt" style:font-size-asian="6pt" style:font-name-complex="ProximaNovaular1" style:font-size-complex="6pt"/>
    </style:style>
    <style:style style:name="T9" style:family="text">
      <style:text-properties fo:color="#525252" loext:opacity="100%" style:font-name="Nazi Typewriter" fo:font-size="36pt" style:font-size-asian="36pt" style:font-name-complex="DejaVuSans1" style:font-size-complex="36pt"/>
    </style:style>
    <style:style style:name="T10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11" style:family="text">
      <style:text-properties fo:color="#525252" loext:opacity="100%" style:font-name="Nazi Typewriter" fo:font-size="12pt" style:font-size-asian="12pt" style:font-name-complex="DejaVuSans1" style:font-size-complex="12pt"/>
    </style:style>
    <style:style style:name="T12" style:family="text">
      <style:text-properties fo:color="#525252" loext:opacity="100%" style:font-name="Proxima Nova" fo:font-size="14pt" fo:font-weight="bold" style:font-size-asian="14pt" style:font-name-complex="ProximaNovaular1" style:font-size-complex="14pt"/>
    </style:style>
    <style:style style:name="T13" style:family="text">
      <style:text-properties fo:color="#525252" loext:opacity="100%" style:text-line-through-style="none" style:text-line-through-type="none" style:font-name="Nazi Typewriter" fo:font-size="10pt" fo:font-style="normal" fo:text-shadow="none" style:text-underline-style="none" fo:font-weight="normal" style:font-size-asian="6.30000019073486pt" style:font-name-complex="Verdana" style:font-size-complex="6.30000019073486pt"/>
    </style:style>
    <style:style style:name="T14" style:family="text">
      <style:text-properties fo:color="#525252" loext:opacity="100%" style:font-name="Proxima Nova" fo:font-size="9pt" style:font-size-asian="9pt" style:font-name-complex="ProximaNova1" style:font-size-complex="9pt"/>
    </style:style>
    <style:style style:name="T15" style:family="text">
      <style:text-properties fo:color="#525252" loext:opacity="100%" style:font-name="Proxima Nova" fo:font-size="12pt" style:font-size-asian="12pt" style:font-name-complex="ProximaNovaular1" style:font-size-complex="12pt"/>
    </style:style>
    <style:style style:name="T16" style:family="text">
      <style:text-properties fo:color="#525252" loext:opacity="100%" style:font-name="ProximaNova1" fo:font-size="12pt" style:font-size-asian="12pt" style:font-name-complex="ProximaNova1" style:font-size-complex="12pt"/>
    </style:style>
    <style:style style:name="T17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18" style:family="text">
      <style:text-properties fo:color="#525252" loext:opacity="100%" style:font-name="Proxima Nova" fo:font-size="12pt" fo:background-color="#ffffff" style:font-size-asian="12pt" style:font-name-complex="ProximaNova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un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25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ENER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artes</text:span></text:p>
          </draw:text-box>
        </draw:frame>
        <draw:frame draw:style-name="gr17" draw:text-style-name="P5" draw:layer="layout" svg:width="0.548cm" svg:height="0.687cm" svg:x="0.92cm" svg:y="6.51cm">
          <draw:text-box>
            <text:p text:style-name="P1"><text:span text:style-name="T3">26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iércol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27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ot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emana 4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</draw:page>
      <draw:page draw:name="page2" draw:style-name="dp1" draw:master-page-name="master-page34">
        <draw:custom-shape draw:style-name="gr19" draw:text-style-name="P9" draw:layer="layout" svg:width="1.482cm" svg:height="0.604cm" svg:x="14.4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4" draw:layer="layout" svg:width="0.198cm" svg:height="0.371cm" svg:x="23.787cm" svg:y="17.727cm">
          <draw:text-box>
            <text:p text:style-name="P13"><text:span text:style-name="T8">L</text:span></text:p>
          </draw:text-box>
        </draw:frame>
        <draw:frame draw:style-name="gr23" draw:text-style-name="P14" draw:layer="layout" svg:width="0.198cm" svg:height="0.371cm" svg:x="24.27cm" svg:y="17.727cm">
          <draw:text-box>
            <text:p text:style-name="P13"><text:span text:style-name="T8">M</text:span></text:p>
          </draw:text-box>
        </draw:frame>
        <draw:frame draw:style-name="gr23" draw:text-style-name="P14" draw:layer="layout" svg:width="0.198cm" svg:height="0.371cm" svg:x="24.782cm" svg:y="17.727cm">
          <draw:text-box>
            <text:p text:style-name="P13"><text:span text:style-name="T8">M</text:span></text:p>
          </draw:text-box>
        </draw:frame>
        <draw:frame draw:style-name="gr23" draw:text-style-name="P14" draw:layer="layout" svg:width="0.198cm" svg:height="0.371cm" svg:x="25.33cm" svg:y="17.727cm">
          <draw:text-box>
            <text:p text:style-name="P13"><text:span text:style-name="T8">J</text:span></text:p>
          </draw:text-box>
        </draw:frame>
        <draw:frame draw:style-name="gr23" draw:text-style-name="P14" draw:layer="layout" svg:width="0.198cm" svg:height="0.371cm" svg:x="25.825cm" svg:y="17.727cm">
          <draw:text-box>
            <text:p text:style-name="P13"><text:span text:style-name="T8">V</text:span></text:p>
          </draw:text-box>
        </draw:frame>
        <draw:frame draw:style-name="gr23" draw:text-style-name="P14" draw:layer="layout" svg:width="0.198cm" svg:height="0.371cm" svg:x="26.346cm" svg:y="17.727cm">
          <draw:text-box>
            <text:p text:style-name="P13"><text:span text:style-name="T8">S</text:span></text:p>
          </draw:text-box>
        </draw:frame>
        <draw:frame draw:style-name="gr23" draw:text-style-name="P14" draw:layer="layout" svg:width="0.198cm" svg:height="0.371cm" svg:x="26.847cm" svg:y="17.727cm">
          <draw:text-box>
            <text:p text:style-name="P13"><text:span text:style-name="T8">D</text:span></text:p>
          </draw:text-box>
        </draw:frame>
        <draw:custom-shape draw:style-name="gr24" draw:text-style-name="P9" draw:layer="layout" svg:width="3.293cm" svg:height="0.663cm" svg:x="23.747cm" svg:y="16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2cm" svg:y="17.003cm">
          <draw:text-box>
            <text:p text:style-name="P15"><text:span text:style-name="T6">Enero</text:span></text:p>
          </draw:text-box>
        </draw:frame>
        <draw:line draw:style-name="gr6" draw:text-style-name="P7" draw:layer="layout" svg:x1="23.747cm" svg:y1="18.078cm" svg:x2="27.029cm" svg:y2="18.078cm">
          <text:p/>
        </draw:line>
        <draw:frame draw:style-name="gr26" draw:text-style-name="P14" draw:layer="layout" svg:width="0.198cm" svg:height="0.298cm" svg:x="25.849cm" svg:y="18.374cm">
          <draw:text-box>
            <text:p text:style-name="P13"><text:span text:style-name="T8">1</text:span></text:p>
          </draw:text-box>
        </draw:frame>
        <draw:frame draw:style-name="gr26" draw:text-style-name="P14" draw:layer="layout" svg:width="0.198cm" svg:height="0.298cm" svg:x="26.362cm" svg:y="18.374cm">
          <draw:text-box>
            <text:p text:style-name="P13"><text:span text:style-name="T8">2</text:span></text:p>
          </draw:text-box>
        </draw:frame>
        <draw:frame draw:style-name="gr26" draw:text-style-name="P14" draw:layer="layout" svg:width="0.198cm" svg:height="0.298cm" svg:x="26.883cm" svg:y="18.374cm">
          <draw:text-box>
            <text:p text:style-name="P13"><text:span text:style-name="T8">3</text:span></text:p>
          </draw:text-box>
        </draw:frame>
        <draw:frame draw:style-name="gr26" draw:text-style-name="P14" draw:layer="layout" svg:width="0.198cm" svg:height="0.298cm" svg:x="23.796cm" svg:y="18.89cm">
          <draw:text-box>
            <text:p text:style-name="P13"><text:span text:style-name="T8">4</text:span></text:p>
          </draw:text-box>
        </draw:frame>
        <draw:frame draw:style-name="gr26" draw:text-style-name="P14" draw:layer="layout" svg:width="0.198cm" svg:height="0.298cm" svg:x="24.309cm" svg:y="18.89cm">
          <draw:text-box>
            <text:p text:style-name="P13"><text:span text:style-name="T8">5</text:span></text:p>
          </draw:text-box>
        </draw:frame>
        <draw:frame draw:style-name="gr27" draw:text-style-name="P14" draw:layer="layout" svg:width="0.257cm" svg:height="0.298cm" svg:x="24.786cm" svg:y="18.89cm">
          <draw:text-box>
            <text:p text:style-name="P13"><text:span text:style-name="T8">6</text:span></text:p>
          </draw:text-box>
        </draw:frame>
        <draw:frame draw:style-name="gr27" draw:text-style-name="P14" draw:layer="layout" svg:width="0.257cm" svg:height="0.298cm" svg:x="25.327cm" svg:y="18.89cm">
          <draw:text-box>
            <text:p text:style-name="P13"><text:span text:style-name="T8">7</text:span></text:p>
          </draw:text-box>
        </draw:frame>
        <draw:frame draw:style-name="gr27" draw:text-style-name="P14" draw:layer="layout" svg:width="0.257cm" svg:height="0.298cm" svg:x="25.816cm" svg:y="18.89cm">
          <draw:text-box>
            <text:p text:style-name="P13"><text:span text:style-name="T8">8</text:span></text:p>
          </draw:text-box>
        </draw:frame>
        <draw:frame draw:style-name="gr27" draw:text-style-name="P14" draw:layer="layout" svg:width="0.257cm" svg:height="0.298cm" svg:x="26.332cm" svg:y="18.89cm">
          <draw:text-box>
            <text:p text:style-name="P13"><text:span text:style-name="T8">9</text:span></text:p>
          </draw:text-box>
        </draw:frame>
        <draw:frame draw:style-name="gr27" draw:text-style-name="P14" draw:layer="layout" svg:width="0.257cm" svg:height="0.298cm" svg:x="26.845cm" svg:y="18.89cm">
          <draw:text-box>
            <text:p text:style-name="P13"><text:span text:style-name="T8">10</text:span></text:p>
          </draw:text-box>
        </draw:frame>
        <draw:frame draw:style-name="gr27" draw:text-style-name="P14" draw:layer="layout" svg:width="0.257cm" svg:height="0.298cm" svg:x="23.761cm" svg:y="19.407cm">
          <draw:text-box>
            <text:p text:style-name="P13"><text:span text:style-name="T8">11</text:span></text:p>
          </draw:text-box>
        </draw:frame>
        <draw:frame draw:style-name="gr27" draw:text-style-name="P14" draw:layer="layout" svg:width="0.257cm" svg:height="0.298cm" svg:x="24.275cm" svg:y="19.407cm">
          <draw:text-box>
            <text:p text:style-name="P13"><text:span text:style-name="T8">12</text:span></text:p>
          </draw:text-box>
        </draw:frame>
        <draw:frame draw:style-name="gr27" draw:text-style-name="P14" draw:layer="layout" svg:width="0.257cm" svg:height="0.298cm" svg:x="24.796cm" svg:y="19.407cm">
          <draw:text-box>
            <text:p text:style-name="P13"><text:span text:style-name="T8">13</text:span></text:p>
          </draw:text-box>
        </draw:frame>
        <draw:frame draw:style-name="gr27" draw:text-style-name="P14" draw:layer="layout" svg:width="0.257cm" svg:height="0.298cm" svg:x="25.302cm" svg:y="19.407cm">
          <draw:text-box>
            <text:p text:style-name="P13"><text:span text:style-name="T8">14</text:span></text:p>
          </draw:text-box>
        </draw:frame>
        <draw:frame draw:style-name="gr27" draw:text-style-name="P14" draw:layer="layout" svg:width="0.257cm" svg:height="0.298cm" svg:x="25.815cm" svg:y="19.407cm">
          <draw:text-box>
            <text:p text:style-name="P13"><text:span text:style-name="T8">15</text:span></text:p>
          </draw:text-box>
        </draw:frame>
        <draw:frame draw:style-name="gr27" draw:text-style-name="P14" draw:layer="layout" svg:width="0.257cm" svg:height="0.298cm" svg:x="26.302cm" svg:y="19.407cm">
          <draw:text-box>
            <text:p text:style-name="P13"><text:span text:style-name="T8">16</text:span></text:p>
          </draw:text-box>
        </draw:frame>
        <draw:frame draw:style-name="gr27" draw:text-style-name="P14" draw:layer="layout" svg:width="0.257cm" svg:height="0.298cm" svg:x="26.842cm" svg:y="19.407cm">
          <draw:text-box>
            <text:p text:style-name="P13"><text:span text:style-name="T8">17</text:span></text:p>
          </draw:text-box>
        </draw:frame>
        <draw:frame draw:style-name="gr27" draw:text-style-name="P14" draw:layer="layout" svg:width="0.257cm" svg:height="0.298cm" svg:x="23.737cm" svg:y="19.926cm">
          <draw:text-box>
            <text:p text:style-name="P13"><text:span text:style-name="T8">18</text:span></text:p>
          </draw:text-box>
        </draw:frame>
        <draw:frame draw:style-name="gr27" draw:text-style-name="P14" draw:layer="layout" svg:width="0.257cm" svg:height="0.298cm" svg:x="24.253cm" svg:y="19.926cm">
          <draw:text-box>
            <text:p text:style-name="P13"><text:span text:style-name="T8">19</text:span></text:p>
          </draw:text-box>
        </draw:frame>
        <draw:frame draw:style-name="gr27" draw:text-style-name="P14" draw:layer="layout" svg:width="0.257cm" svg:height="0.298cm" svg:x="24.767cm" svg:y="19.926cm">
          <draw:text-box>
            <text:p text:style-name="P13"><text:span text:style-name="T8">20</text:span></text:p>
          </draw:text-box>
        </draw:frame>
        <draw:frame draw:style-name="gr27" draw:text-style-name="P14" draw:layer="layout" svg:width="0.257cm" svg:height="0.298cm" svg:x="25.277cm" svg:y="19.926cm">
          <draw:text-box>
            <text:p text:style-name="P13"><text:span text:style-name="T8">21</text:span></text:p>
          </draw:text-box>
        </draw:frame>
        <draw:frame draw:style-name="gr27" draw:text-style-name="P14" draw:layer="layout" svg:width="0.257cm" svg:height="0.298cm" svg:x="25.79cm" svg:y="19.926cm">
          <draw:text-box>
            <text:p text:style-name="P13"><text:span text:style-name="T8">22</text:span></text:p>
          </draw:text-box>
        </draw:frame>
        <draw:frame draw:style-name="gr27" draw:text-style-name="P14" draw:layer="layout" svg:width="0.257cm" svg:height="0.298cm" svg:x="26.311cm" svg:y="19.926cm">
          <draw:text-box>
            <text:p text:style-name="P13"><text:span text:style-name="T8">23</text:span></text:p>
          </draw:text-box>
        </draw:frame>
        <draw:frame draw:style-name="gr27" draw:text-style-name="P14" draw:layer="layout" svg:width="0.257cm" svg:height="0.298cm" svg:x="26.819cm" svg:y="19.926cm">
          <draw:text-box>
            <text:p text:style-name="P13"><text:span text:style-name="T8">24</text:span></text:p>
          </draw:text-box>
        </draw:frame>
        <draw:frame draw:style-name="gr28" draw:text-style-name="P2" draw:layer="layout" svg:width="2.415cm" svg:height="0.398cm" svg:x="14.284cm" svg:y="20.771cm">
          <draw:text-box>
            <text:p text:style-name="P16"><text:span text:style-name="T1"><text:s text:c="30"/></text:span></text:p>
          </draw:text-box>
        </draw:frame>
        <draw:frame draw:style-name="gr28" draw:text-style-name="P2" draw:layer="layout" svg:width="2.415cm" svg:height="0.398cm" svg:x="14.285cm" svg:y="20.772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15.964cm" svg:y1="17.259cm" svg:x2="23.46cm" svg:y2="17.259cm">
          <text:p/>
        </draw:line>
        <draw:line draw:style-name="gr6" draw:text-style-name="P7" draw:layer="layout" svg:x1="14cm" svg:y1="17.659cm" svg:x2="23.46cm" svg:y2="17.659cm">
          <text:p/>
        </draw:line>
        <draw:line draw:style-name="gr6" draw:text-style-name="P7" draw:layer="layout" svg:x1="14cm" svg:y1="18.057cm" svg:x2="23.46cm" svg:y2="18.057cm">
          <text:p/>
        </draw:line>
        <draw:line draw:style-name="gr6" draw:text-style-name="P7" draw:layer="layout" svg:x1="14cm" svg:y1="18.457cm" svg:x2="23.46cm" svg:y2="18.457cm">
          <text:p/>
        </draw:line>
        <draw:line draw:style-name="gr6" draw:text-style-name="P7" draw:layer="layout" svg:x1="14cm" svg:y1="18.857cm" svg:x2="23.46cm" svg:y2="18.857cm">
          <text:p/>
        </draw:line>
        <draw:line draw:style-name="gr6" draw:text-style-name="P7" draw:layer="layout" svg:x1="14cm" svg:y1="19.256cm" svg:x2="23.46cm" svg:y2="19.256cm">
          <text:p/>
        </draw:line>
        <draw:line draw:style-name="gr6" draw:text-style-name="P7" draw:layer="layout" svg:x1="14cm" svg:y1="19.655cm" svg:x2="23.46cm" svg:y2="19.655cm">
          <text:p/>
        </draw:line>
        <draw:line draw:style-name="gr6" draw:text-style-name="P7" draw:layer="layout" svg:x1="14cm" svg:y1="20.054cm" svg:x2="23.46cm" svg:y2="20.054cm">
          <text:p/>
        </draw:line>
        <draw:line draw:style-name="gr6" draw:text-style-name="P7" draw:layer="layout" svg:x1="14cm" svg:y1="20.453cm" svg:x2="23.46cm" svg:y2="20.453cm">
          <text:p/>
        </draw:line>
        <draw:frame draw:style-name="gr29" draw:text-style-name="P2" draw:layer="layout" svg:width="2.782cm" svg:height="0.398cm" svg:x="15.046cm" svg:y="1.371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1.961cm" svg:x2="27.256cm" svg:y2="1.961cm">
          <text:p/>
        </draw:line>
        <draw:frame draw:style-name="gr29" draw:text-style-name="P2" draw:layer="layout" svg:width="2.782cm" svg:height="0.398cm" svg:x="15.047cm" svg:y="1.372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1.407cm">
          <draw:text-box>
            <text:p text:style-name="P15"><text:span text:style-name="T2">Jueves</text:span></text:p>
          </draw:text-box>
        </draw:frame>
        <draw:frame draw:style-name="gr31" draw:text-style-name="P5" draw:layer="layout" svg:width="0.557cm" svg:height="0.687cm" svg:x="14.615cm" svg:y="1.41cm">
          <draw:text-box>
            <text:p text:style-name="P17"><text:span text:style-name="T3">21</text:span></text:p>
          </draw:text-box>
        </draw:frame>
        <draw:frame draw:style-name="gr32" draw:text-style-name="P19" draw:layer="layout" svg:width="1.543cm" svg:height="1.729cm" svg:x="25.56cm" svg:y="0.697cm">
          <draw:text-box>
            <text:p text:style-name="P18"><text:span text:style-name="T4">2021</text:span></text:p>
          </draw:text-box>
        </draw:frame>
        <draw:frame draw:style-name="gr29" draw:text-style-name="P2" draw:layer="layout" svg:width="2.782cm" svg:height="0.398cm" svg:x="15.046cm" svg:y="6.372cm">
          <draw:text-box>
            <text:p text:style-name="P16"><text:span text:style-name="T1"><text:s text:c="30"/></text:span></text:p>
          </draw:text-box>
        </draw:frame>
        <draw:frame draw:style-name="gr29" draw:text-style-name="P2" draw:layer="layout" svg:width="2.782cm" svg:height="0.398cm" svg:x="15.047cm" svg:y="6.373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21.06cm" svg:y1="2.36cm" svg:x2="27.24cm" svg:y2="2.36cm">
          <text:p/>
        </draw:line>
        <draw:line draw:style-name="gr6" draw:text-style-name="P7" draw:layer="layout" svg:x1="21.06cm" svg:y1="2.759cm" svg:x2="27.241cm" svg:y2="2.759cm">
          <text:p/>
        </draw:line>
        <draw:line draw:style-name="gr6" draw:text-style-name="P7" draw:layer="layout" svg:x1="21.06cm" svg:y1="3.159cm" svg:x2="27.241cm" svg:y2="3.159cm">
          <text:p/>
        </draw:line>
        <draw:line draw:style-name="gr6" draw:text-style-name="P7" draw:layer="layout" svg:x1="21.06cm" svg:y1="3.557cm" svg:x2="27.241cm" svg:y2="3.557cm">
          <text:p/>
        </draw:line>
        <draw:line draw:style-name="gr6" draw:text-style-name="P7" draw:layer="layout" svg:x1="21.06cm" svg:y1="3.957cm" svg:x2="27.241cm" svg:y2="3.957cm">
          <text:p/>
        </draw:line>
        <draw:line draw:style-name="gr6" draw:text-style-name="P7" draw:layer="layout" svg:x1="21.06cm" svg:y1="4.357cm" svg:x2="27.241cm" svg:y2="4.357cm">
          <text:p/>
        </draw:line>
        <draw:line draw:style-name="gr6" draw:text-style-name="P7" draw:layer="layout" svg:x1="21.06cm" svg:y1="4.756cm" svg:x2="27.241cm" svg:y2="4.756cm">
          <text:p/>
        </draw:line>
        <draw:line draw:style-name="gr6" draw:text-style-name="P7" draw:layer="layout" svg:x1="21.06cm" svg:y1="5.155cm" svg:x2="27.241cm" svg:y2="5.155cm">
          <text:p/>
        </draw:line>
        <draw:line draw:style-name="gr6" draw:text-style-name="P7" draw:layer="layout" svg:x1="21.06cm" svg:y1="5.554cm" svg:x2="27.241cm" svg:y2="5.554cm">
          <text:p/>
        </draw:line>
        <draw:line draw:style-name="gr6" draw:text-style-name="P7" draw:layer="layout" svg:x1="21.06cm" svg:y1="5.953cm" svg:x2="27.241cm" svg:y2="5.953cm">
          <text:p/>
        </draw:line>
        <draw:line draw:style-name="gr6" draw:text-style-name="P7" draw:layer="layout" svg:x1="21.06cm" svg:y1="6.353cm" svg:x2="27.241cm" svg:y2="6.353cm">
          <text:p/>
        </draw:line>
        <draw:line draw:style-name="gr6" draw:text-style-name="P7" draw:layer="layout" svg:x1="14.66cm" svg:y1="2.361cm" svg:x2="20.84cm" svg:y2="2.361cm">
          <text:p/>
        </draw:line>
        <draw:line draw:style-name="gr6" draw:text-style-name="P7" draw:layer="layout" svg:x1="14.66cm" svg:y1="2.76cm" svg:x2="20.841cm" svg:y2="2.76cm">
          <text:p/>
        </draw:line>
        <draw:line draw:style-name="gr6" draw:text-style-name="P7" draw:layer="layout" svg:x1="14.66cm" svg:y1="3.16cm" svg:x2="20.841cm" svg:y2="3.16cm">
          <text:p/>
        </draw:line>
        <draw:line draw:style-name="gr6" draw:text-style-name="P7" draw:layer="layout" svg:x1="14.66cm" svg:y1="3.558cm" svg:x2="20.841cm" svg:y2="3.558cm">
          <text:p/>
        </draw:line>
        <draw:line draw:style-name="gr6" draw:text-style-name="P7" draw:layer="layout" svg:x1="14.66cm" svg:y1="3.958cm" svg:x2="20.841cm" svg:y2="3.958cm">
          <text:p/>
        </draw:line>
        <draw:line draw:style-name="gr6" draw:text-style-name="P7" draw:layer="layout" svg:x1="14.66cm" svg:y1="4.358cm" svg:x2="20.841cm" svg:y2="4.358cm">
          <text:p/>
        </draw:line>
        <draw:line draw:style-name="gr6" draw:text-style-name="P7" draw:layer="layout" svg:x1="14.66cm" svg:y1="4.757cm" svg:x2="20.841cm" svg:y2="4.757cm">
          <text:p/>
        </draw:line>
        <draw:line draw:style-name="gr6" draw:text-style-name="P7" draw:layer="layout" svg:x1="14.66cm" svg:y1="5.156cm" svg:x2="20.841cm" svg:y2="5.156cm">
          <text:p/>
        </draw:line>
        <draw:line draw:style-name="gr6" draw:text-style-name="P7" draw:layer="layout" svg:x1="14.66cm" svg:y1="5.555cm" svg:x2="20.841cm" svg:y2="5.555cm">
          <text:p/>
        </draw:line>
        <draw:line draw:style-name="gr6" draw:text-style-name="P7" draw:layer="layout" svg:x1="14.66cm" svg:y1="5.954cm" svg:x2="20.841cm" svg:y2="5.954cm">
          <text:p/>
        </draw:line>
        <draw:line draw:style-name="gr6" draw:text-style-name="P7" draw:layer="layout" svg:x1="14.66cm" svg:y1="6.354cm" svg:x2="20.841cm" svg:y2="6.354cm">
          <text:p/>
        </draw:line>
        <draw:frame draw:style-name="gr29" draw:text-style-name="P2" draw:layer="layout" svg:width="2.782cm" svg:height="0.398cm" svg:x="15.046cm" svg:y="6.471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7.061cm" svg:x2="27.256cm" svg:y2="7.061cm">
          <text:p/>
        </draw:line>
        <draw:frame draw:style-name="gr29" draw:text-style-name="P2" draw:layer="layout" svg:width="2.782cm" svg:height="0.398cm" svg:x="15.047cm" svg:y="6.472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6.507cm">
          <draw:text-box>
            <text:p text:style-name="P15"><text:span text:style-name="T2">Viernes</text:span></text:p>
          </draw:text-box>
        </draw:frame>
        <draw:frame draw:style-name="gr31" draw:text-style-name="P5" draw:layer="layout" svg:width="0.557cm" svg:height="0.687cm" svg:x="14.615cm" svg:y="6.51cm">
          <draw:text-box>
            <text:p text:style-name="P17"><text:span text:style-name="T3">22</text:span></text:p>
          </draw:text-box>
        </draw:frame>
        <draw:frame draw:style-name="gr29" draw:text-style-name="P2" draw:layer="layout" svg:width="2.782cm" svg:height="0.398cm" svg:x="15.046cm" svg:y="11.572cm">
          <draw:text-box>
            <text:p text:style-name="P16"><text:span text:style-name="T1"><text:s text:c="30"/></text:span></text:p>
          </draw:text-box>
        </draw:frame>
        <draw:frame draw:style-name="gr29" draw:text-style-name="P2" draw:layer="layout" svg:width="2.782cm" svg:height="0.398cm" svg:x="15.047cm" svg:y="11.573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21.06cm" svg:y1="7.46cm" svg:x2="27.24cm" svg:y2="7.46cm">
          <text:p/>
        </draw:line>
        <draw:line draw:style-name="gr6" draw:text-style-name="P7" draw:layer="layout" svg:x1="21.06cm" svg:y1="7.859cm" svg:x2="27.241cm" svg:y2="7.859cm">
          <text:p/>
        </draw:line>
        <draw:line draw:style-name="gr6" draw:text-style-name="P7" draw:layer="layout" svg:x1="21.06cm" svg:y1="8.259cm" svg:x2="27.241cm" svg:y2="8.259cm">
          <text:p/>
        </draw:line>
        <draw:line draw:style-name="gr6" draw:text-style-name="P7" draw:layer="layout" svg:x1="21.06cm" svg:y1="8.657cm" svg:x2="27.241cm" svg:y2="8.657cm">
          <text:p/>
        </draw:line>
        <draw:line draw:style-name="gr6" draw:text-style-name="P7" draw:layer="layout" svg:x1="21.06cm" svg:y1="9.057cm" svg:x2="27.241cm" svg:y2="9.057cm">
          <text:p/>
        </draw:line>
        <draw:line draw:style-name="gr6" draw:text-style-name="P7" draw:layer="layout" svg:x1="21.06cm" svg:y1="9.457cm" svg:x2="27.241cm" svg:y2="9.457cm">
          <text:p/>
        </draw:line>
        <draw:line draw:style-name="gr6" draw:text-style-name="P7" draw:layer="layout" svg:x1="21.06cm" svg:y1="9.856cm" svg:x2="27.241cm" svg:y2="9.856cm">
          <text:p/>
        </draw:line>
        <draw:line draw:style-name="gr6" draw:text-style-name="P7" draw:layer="layout" svg:x1="21.06cm" svg:y1="10.255cm" svg:x2="27.241cm" svg:y2="10.255cm">
          <text:p/>
        </draw:line>
        <draw:line draw:style-name="gr6" draw:text-style-name="P7" draw:layer="layout" svg:x1="21.06cm" svg:y1="10.654cm" svg:x2="27.241cm" svg:y2="10.654cm">
          <text:p/>
        </draw:line>
        <draw:line draw:style-name="gr6" draw:text-style-name="P7" draw:layer="layout" svg:x1="21.06cm" svg:y1="11.053cm" svg:x2="27.241cm" svg:y2="11.053cm">
          <text:p/>
        </draw:line>
        <draw:line draw:style-name="gr6" draw:text-style-name="P7" draw:layer="layout" svg:x1="21.06cm" svg:y1="11.453cm" svg:x2="27.241cm" svg:y2="11.453cm">
          <text:p/>
        </draw:line>
        <draw:line draw:style-name="gr33" draw:text-style-name="P20" draw:layer="layout" svg:x1="14.66cm" svg:y1="7.461cm" svg:x2="20.84cm" svg:y2="7.461cm">
          <text:p/>
        </draw:line>
        <draw:line draw:style-name="gr33" draw:text-style-name="P20" draw:layer="layout" svg:x1="14.66cm" svg:y1="7.86cm" svg:x2="20.841cm" svg:y2="7.86cm">
          <text:p/>
        </draw:line>
        <draw:line draw:style-name="gr33" draw:text-style-name="P20" draw:layer="layout" svg:x1="14.66cm" svg:y1="8.26cm" svg:x2="20.841cm" svg:y2="8.26cm">
          <text:p/>
        </draw:line>
        <draw:line draw:style-name="gr33" draw:text-style-name="P20" draw:layer="layout" svg:x1="14.66cm" svg:y1="8.658cm" svg:x2="20.841cm" svg:y2="8.658cm">
          <text:p/>
        </draw:line>
        <draw:line draw:style-name="gr33" draw:text-style-name="P20" draw:layer="layout" svg:x1="14.66cm" svg:y1="9.058cm" svg:x2="20.841cm" svg:y2="9.058cm">
          <text:p/>
        </draw:line>
        <draw:line draw:style-name="gr33" draw:text-style-name="P20" draw:layer="layout" svg:x1="14.66cm" svg:y1="9.458cm" svg:x2="20.841cm" svg:y2="9.458cm">
          <text:p/>
        </draw:line>
        <draw:line draw:style-name="gr33" draw:text-style-name="P20" draw:layer="layout" svg:x1="14.66cm" svg:y1="9.857cm" svg:x2="20.841cm" svg:y2="9.857cm">
          <text:p/>
        </draw:line>
        <draw:line draw:style-name="gr33" draw:text-style-name="P20" draw:layer="layout" svg:x1="14.66cm" svg:y1="10.256cm" svg:x2="20.841cm" svg:y2="10.256cm">
          <text:p/>
        </draw:line>
        <draw:line draw:style-name="gr33" draw:text-style-name="P20" draw:layer="layout" svg:x1="14.66cm" svg:y1="10.655cm" svg:x2="20.841cm" svg:y2="10.655cm">
          <text:p/>
        </draw:line>
        <draw:line draw:style-name="gr33" draw:text-style-name="P20" draw:layer="layout" svg:x1="14.66cm" svg:y1="11.054cm" svg:x2="20.841cm" svg:y2="11.054cm">
          <text:p/>
        </draw:line>
        <draw:line draw:style-name="gr33" draw:text-style-name="P20" draw:layer="layout" svg:x1="14.66cm" svg:y1="11.454cm" svg:x2="20.841cm" svg:y2="11.454cm">
          <text:p/>
        </draw:line>
        <draw:frame draw:style-name="gr29" draw:text-style-name="P2" draw:layer="layout" svg:width="2.782cm" svg:height="0.398cm" svg:x="15.046cm" svg:y="11.571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12.161cm" svg:x2="27.256cm" svg:y2="12.161cm">
          <text:p/>
        </draw:line>
        <draw:frame draw:style-name="gr29" draw:text-style-name="P2" draw:layer="layout" svg:width="2.782cm" svg:height="0.398cm" svg:x="15.047cm" svg:y="11.572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11.607cm">
          <draw:text-box>
            <text:p text:style-name="P15"><text:span text:style-name="T2">Sábado</text:span></text:p>
          </draw:text-box>
        </draw:frame>
        <draw:frame draw:style-name="gr34" draw:text-style-name="P5" draw:layer="layout" svg:width="0.535cm" svg:height="0.687cm" svg:x="14.615cm" svg:y="11.61cm">
          <draw:text-box>
            <text:p text:style-name="P17"><text:span text:style-name="T3">23</text:span></text:p>
          </draw:text-box>
        </draw:frame>
        <draw:line draw:style-name="gr6" draw:text-style-name="P7" draw:layer="layout" svg:x1="21.06cm" svg:y1="12.56cm" svg:x2="27.24cm" svg:y2="12.56cm">
          <text:p/>
        </draw:line>
        <draw:line draw:style-name="gr6" draw:text-style-name="P7" draw:layer="layout" svg:x1="21.06cm" svg:y1="12.959cm" svg:x2="27.241cm" svg:y2="12.959cm">
          <text:p/>
        </draw:line>
        <draw:line draw:style-name="gr6" draw:text-style-name="P7" draw:layer="layout" svg:x1="21.06cm" svg:y1="13.359cm" svg:x2="27.241cm" svg:y2="13.359cm">
          <text:p/>
        </draw:line>
        <draw:line draw:style-name="gr6" draw:text-style-name="P7" draw:layer="layout" svg:x1="21.06cm" svg:y1="13.757cm" svg:x2="27.241cm" svg:y2="13.757cm">
          <text:p/>
        </draw:line>
        <draw:line draw:style-name="gr6" draw:text-style-name="P7" draw:layer="layout" svg:x1="21.06cm" svg:y1="14.157cm" svg:x2="27.241cm" svg:y2="14.157cm">
          <text:p/>
        </draw:line>
        <draw:line draw:style-name="gr6" draw:text-style-name="P7" draw:layer="layout" svg:x1="21.06cm" svg:y1="14.557cm" svg:x2="27.241cm" svg:y2="14.557cm">
          <text:p/>
        </draw:line>
        <draw:line draw:style-name="gr6" draw:text-style-name="P7" draw:layer="layout" svg:x1="21.06cm" svg:y1="14.956cm" svg:x2="27.241cm" svg:y2="14.956cm">
          <text:p/>
        </draw:line>
        <draw:line draw:style-name="gr6" draw:text-style-name="P7" draw:layer="layout" svg:x1="21.06cm" svg:y1="15.355cm" svg:x2="27.241cm" svg:y2="15.355cm">
          <text:p/>
        </draw:line>
        <draw:line draw:style-name="gr6" draw:text-style-name="P7" draw:layer="layout" svg:x1="21.06cm" svg:y1="15.754cm" svg:x2="27.241cm" svg:y2="15.754cm">
          <text:p/>
        </draw:line>
        <draw:line draw:style-name="gr6" draw:text-style-name="P7" draw:layer="layout" svg:x1="21.06cm" svg:y1="16.153cm" svg:x2="27.241cm" svg:y2="16.153cm">
          <text:p/>
        </draw:line>
        <draw:line draw:style-name="gr33" draw:text-style-name="P21" draw:layer="layout" svg:x1="14.66cm" svg:y1="12.561cm" svg:x2="20.84cm" svg:y2="12.561cm">
          <text:p/>
        </draw:line>
        <draw:line draw:style-name="gr33" draw:text-style-name="P21" draw:layer="layout" svg:x1="14.66cm" svg:y1="12.96cm" svg:x2="20.841cm" svg:y2="12.96cm">
          <text:p/>
        </draw:line>
        <draw:line draw:style-name="gr33" draw:text-style-name="P21" draw:layer="layout" svg:x1="14.66cm" svg:y1="13.36cm" svg:x2="20.841cm" svg:y2="13.36cm">
          <text:p/>
        </draw:line>
        <draw:line draw:style-name="gr33" draw:text-style-name="P21" draw:layer="layout" svg:x1="14.66cm" svg:y1="13.758cm" svg:x2="20.841cm" svg:y2="13.758cm">
          <text:p/>
        </draw:line>
        <draw:line draw:style-name="gr33" draw:text-style-name="P21" draw:layer="layout" svg:x1="14.66cm" svg:y1="14.158cm" svg:x2="20.841cm" svg:y2="14.158cm">
          <text:p/>
        </draw:line>
        <draw:line draw:style-name="gr33" draw:text-style-name="P21" draw:layer="layout" svg:x1="14.66cm" svg:y1="14.558cm" svg:x2="20.841cm" svg:y2="14.558cm">
          <text:p/>
        </draw:line>
        <draw:line draw:style-name="gr33" draw:text-style-name="P21" draw:layer="layout" svg:x1="14.66cm" svg:y1="14.957cm" svg:x2="20.841cm" svg:y2="14.957cm">
          <text:p/>
        </draw:line>
        <draw:line draw:style-name="gr33" draw:text-style-name="P21" draw:layer="layout" svg:x1="14.66cm" svg:y1="15.356cm" svg:x2="20.841cm" svg:y2="15.356cm">
          <text:p/>
        </draw:line>
        <draw:line draw:style-name="gr33" draw:text-style-name="P21" draw:layer="layout" svg:x1="14.66cm" svg:y1="15.755cm" svg:x2="20.841cm" svg:y2="15.755cm">
          <text:p/>
        </draw:line>
        <draw:line draw:style-name="gr33" draw:text-style-name="P21" draw:layer="layout" svg:x1="14.66cm" svg:y1="16.154cm" svg:x2="20.841cm" svg:y2="16.154cm">
          <text:p/>
        </draw:line>
        <draw:frame draw:style-name="gr35" draw:text-style-name="P4" draw:layer="layout" svg:width="1.836cm" svg:height="0.533cm" svg:x="22.043cm" svg:y="11.608cm">
          <draw:text-box>
            <text:p text:style-name="P15"><text:span text:style-name="T2">Domingo</text:span></text:p>
          </draw:text-box>
        </draw:frame>
        <draw:frame draw:style-name="gr4" draw:text-style-name="P5" draw:layer="layout" svg:width="0.552cm" svg:height="0.687cm" svg:x="21.092cm" svg:y="11.611cm">
          <draw:text-box>
            <text:p text:style-name="P17"><text:span text:style-name="T3">24</text:span></text:p>
          </draw:text-box>
        </draw:frame>
        <draw:frame draw:style-name="gr27" draw:text-style-name="P14" draw:layer="layout" svg:width="0.257cm" svg:height="0.298cm" svg:x="23.738cm" svg:y="20.45cm">
          <draw:text-box>
            <text:p text:style-name="P13"><text:span text:style-name="T8">25</text:span></text:p>
          </draw:text-box>
        </draw:frame>
        <draw:frame draw:style-name="gr27" draw:text-style-name="P14" draw:layer="layout" svg:width="0.257cm" svg:height="0.298cm" svg:x="24.254cm" svg:y="20.45cm">
          <draw:text-box>
            <text:p text:style-name="P13"><text:span text:style-name="T8">26</text:span></text:p>
          </draw:text-box>
        </draw:frame>
        <draw:frame draw:style-name="gr27" draw:text-style-name="P14" draw:layer="layout" svg:width="0.257cm" svg:height="0.298cm" svg:x="24.768cm" svg:y="20.45cm">
          <draw:text-box>
            <text:p text:style-name="P13"><text:span text:style-name="T8">27</text:span></text:p>
          </draw:text-box>
        </draw:frame>
        <draw:frame draw:style-name="gr27" draw:text-style-name="P14" draw:layer="layout" svg:width="0.257cm" svg:height="0.298cm" svg:x="25.278cm" svg:y="20.45cm">
          <draw:text-box>
            <text:p text:style-name="P13"><text:span text:style-name="T8">28</text:span></text:p>
          </draw:text-box>
        </draw:frame>
        <draw:frame draw:style-name="gr27" draw:text-style-name="P14" draw:layer="layout" svg:width="0.257cm" svg:height="0.298cm" svg:x="25.791cm" svg:y="20.45cm">
          <draw:text-box>
            <text:p text:style-name="P13"><text:span text:style-name="T8">29</text:span></text:p>
          </draw:text-box>
        </draw:frame>
        <draw:frame draw:style-name="gr27" draw:text-style-name="P14" draw:layer="layout" svg:width="0.257cm" svg:height="0.298cm" svg:x="26.312cm" svg:y="20.45cm">
          <draw:text-box>
            <text:p text:style-name="P13"><text:span text:style-name="T8">30</text:span></text:p>
          </draw:text-box>
        </draw:frame>
        <draw:frame draw:style-name="gr27" draw:text-style-name="P14" draw:layer="layout" svg:width="0.257cm" svg:height="0.298cm" svg:x="26.82cm" svg:y="20.45cm">
          <draw:text-box>
            <text:p text:style-name="P13"><text:span text:style-name="T8">31</text:span></text:p>
          </draw:text-box>
        </draw:frame>
        <draw:frame draw:style-name="gr20" draw:text-style-name="P10" draw:layer="layout" svg:width="1.211cm" svg:height="0.517cm" svg:x="14.667cm" svg:y="17.004cm">
          <draw:text-box>
            <text:p text:style-name="P15"><text:span text:style-name="T6">Notas</text:span></text:p>
          </draw:text-box>
        </draw:frame>
        <draw:line draw:style-name="gr33" draw:text-style-name="P21" draw:layer="layout" svg:x1="14.661cm" svg:y1="16.55cm" svg:x2="20.842cm" svg:y2="16.55cm">
          <text:p/>
        </draw:line>
        <draw:line draw:style-name="gr6" draw:text-style-name="P7" draw:layer="layout" svg:x1="21.061cm" svg:y1="16.55cm" svg:x2="27.242cm" svg:y2="16.55cm">
          <text:p/>
        </draw:line>
        <draw:frame draw:style-name="gr7" draw:text-style-name="P8" draw:layer="layout" svg:width="0.855cm" svg:height="0.408cm" svg:x="14.71cm" svg:y="2.131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cm" svg:y="2.531cm">
          <draw:text-box>
            <text:p text:style-name="P22"><text:span text:style-name="T5">8:30 <text:s text:c="2"/></text:span></text:p>
          </draw:text-box>
        </draw:frame>
        <draw:frame draw:style-name="gr9" draw:text-style-name="P8" draw:layer="layout" svg:width="0.624cm" svg:height="0.408cm" svg:x="14.71cm" svg:y="2.93cm">
          <draw:text-box>
            <text:p text:style-name="P22"><text:span text:style-name="T5">9:00</text:span></text:p>
          </draw:text-box>
        </draw:frame>
        <draw:frame draw:style-name="gr10" draw:text-style-name="P8" draw:layer="layout" svg:width="0.733cm" svg:height="0.408cm" svg:x="14.71cm" svg:y="3.33cm">
          <draw:text-box>
            <text:p text:style-name="P22"><text:span text:style-name="T5">9:30</text:span></text:p>
          </draw:text-box>
        </draw:frame>
        <draw:frame draw:style-name="gr11" draw:text-style-name="P8" draw:layer="layout" svg:width="0.717cm" svg:height="0.408cm" svg:x="14.71cm" svg:y="3.728cm">
          <draw:text-box>
            <text:p text:style-name="P22"><text:span text:style-name="T5">10:00</text:span></text:p>
          </draw:text-box>
        </draw:frame>
        <draw:frame draw:style-name="gr12" draw:text-style-name="P8" draw:layer="layout" svg:width="0.648cm" svg:height="0.409cm" svg:x="14.71cm" svg:y="4.128cm">
          <draw:text-box>
            <text:p text:style-name="P22"><text:span text:style-name="T5">10:30</text:span></text:p>
          </draw:text-box>
        </draw:frame>
        <draw:frame draw:style-name="gr13" draw:text-style-name="P8" draw:layer="layout" svg:width="0.632cm" svg:height="0.408cm" svg:x="14.71cm" svg:y="4.527cm">
          <draw:text-box>
            <text:p text:style-name="P22"><text:span text:style-name="T5">11:00</text:span></text:p>
          </draw:text-box>
        </draw:frame>
        <draw:frame draw:style-name="gr14" draw:text-style-name="P8" draw:layer="layout" svg:width="0.726cm" svg:height="0.408cm" svg:x="14.71cm" svg:y="4.926cm">
          <draw:text-box>
            <text:p text:style-name="P22"><text:span text:style-name="T5">11:30</text:span></text:p>
          </draw:text-box>
        </draw:frame>
        <draw:frame draw:style-name="gr15" draw:text-style-name="P8" draw:layer="layout" svg:width="0.709cm" svg:height="0.409cm" svg:x="14.71cm" svg:y="5.325cm">
          <draw:text-box>
            <text:p text:style-name="P22"><text:span text:style-name="T5">12:00</text:span></text:p>
          </draw:text-box>
        </draw:frame>
        <draw:frame draw:style-name="gr11" draw:text-style-name="P8" draw:layer="layout" svg:width="0.717cm" svg:height="0.408cm" svg:x="14.71cm" svg:y="5.725cm">
          <draw:text-box>
            <text:p text:style-name="P22"><text:span text:style-name="T5">12:30</text:span></text:p>
          </draw:text-box>
        </draw:frame>
        <draw:frame draw:style-name="gr16" draw:text-style-name="P8" draw:layer="layout" svg:width="0.701cm" svg:height="0.408cm" svg:x="14.71cm" svg:y="6.124cm">
          <draw:text-box>
            <text:p text:style-name="P22"><text:span text:style-name="T5">13:00</text:span></text:p>
          </draw:text-box>
        </draw:frame>
        <draw:frame draw:style-name="gr7" draw:text-style-name="P8" draw:layer="layout" svg:width="0.855cm" svg:height="0.408cm" svg:x="14.711cm" svg:y="7.23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1cm" svg:y="7.63cm">
          <draw:text-box>
            <text:p text:style-name="P22"><text:span text:style-name="T5">8:30 <text:s text:c="2"/></text:span></text:p>
          </draw:text-box>
        </draw:frame>
        <draw:frame draw:style-name="gr9" draw:text-style-name="P8" draw:layer="layout" svg:width="0.624cm" svg:height="0.408cm" svg:x="14.711cm" svg:y="8.029cm">
          <draw:text-box>
            <text:p text:style-name="P22"><text:span text:style-name="T5">9:00</text:span></text:p>
          </draw:text-box>
        </draw:frame>
        <draw:frame draw:style-name="gr10" draw:text-style-name="P8" draw:layer="layout" svg:width="0.733cm" svg:height="0.408cm" svg:x="14.711cm" svg:y="8.429cm">
          <draw:text-box>
            <text:p text:style-name="P22"><text:span text:style-name="T5">9:30</text:span></text:p>
          </draw:text-box>
        </draw:frame>
        <draw:frame draw:style-name="gr11" draw:text-style-name="P8" draw:layer="layout" svg:width="0.717cm" svg:height="0.408cm" svg:x="14.711cm" svg:y="8.827cm">
          <draw:text-box>
            <text:p text:style-name="P22"><text:span text:style-name="T5">10:00</text:span></text:p>
          </draw:text-box>
        </draw:frame>
        <draw:frame draw:style-name="gr12" draw:text-style-name="P8" draw:layer="layout" svg:width="0.648cm" svg:height="0.409cm" svg:x="14.711cm" svg:y="9.227cm">
          <draw:text-box>
            <text:p text:style-name="P22"><text:span text:style-name="T5">10:30</text:span></text:p>
          </draw:text-box>
        </draw:frame>
        <draw:frame draw:style-name="gr13" draw:text-style-name="P8" draw:layer="layout" svg:width="0.632cm" svg:height="0.408cm" svg:x="14.711cm" svg:y="9.626cm">
          <draw:text-box>
            <text:p text:style-name="P22"><text:span text:style-name="T5">11:00</text:span></text:p>
          </draw:text-box>
        </draw:frame>
        <draw:frame draw:style-name="gr14" draw:text-style-name="P8" draw:layer="layout" svg:width="0.726cm" svg:height="0.408cm" svg:x="14.711cm" svg:y="10.025cm">
          <draw:text-box>
            <text:p text:style-name="P22"><text:span text:style-name="T5">11:30</text:span></text:p>
          </draw:text-box>
        </draw:frame>
        <draw:frame draw:style-name="gr15" draw:text-style-name="P8" draw:layer="layout" svg:width="0.709cm" svg:height="0.409cm" svg:x="14.711cm" svg:y="10.424cm">
          <draw:text-box>
            <text:p text:style-name="P22"><text:span text:style-name="T5">12:00</text:span></text:p>
          </draw:text-box>
        </draw:frame>
        <draw:frame draw:style-name="gr11" draw:text-style-name="P8" draw:layer="layout" svg:width="0.717cm" svg:height="0.408cm" svg:x="14.711cm" svg:y="10.824cm">
          <draw:text-box>
            <text:p text:style-name="P22"><text:span text:style-name="T5">12:30</text:span></text:p>
          </draw:text-box>
        </draw:frame>
        <draw:frame draw:style-name="gr16" draw:text-style-name="P8" draw:layer="layout" svg:width="0.701cm" svg:height="0.408cm" svg:x="14.711cm" svg:y="11.223cm">
          <draw:text-box>
            <text:p text:style-name="P22"><text:span text:style-name="T5">13:00</text:span></text:p>
          </draw:text-box>
        </draw:frame>
        <draw:frame draw:style-name="gr7" draw:text-style-name="P8" draw:layer="layout" svg:width="0.855cm" svg:height="0.408cm" svg:x="14.711cm" svg:y="12.34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1cm" svg:y="12.74cm">
          <draw:text-box>
            <text:p text:style-name="P22"><text:span text:style-name="T5">9:00 <text:s text:c="2"/></text:span></text:p>
          </draw:text-box>
        </draw:frame>
        <draw:frame draw:style-name="gr9" draw:text-style-name="P8" draw:layer="layout" svg:width="0.624cm" svg:height="0.408cm" svg:x="14.711cm" svg:y="13.139cm">
          <draw:text-box>
            <text:p text:style-name="P22"><text:span text:style-name="T5">10:00</text:span></text:p>
          </draw:text-box>
        </draw:frame>
        <draw:frame draw:style-name="gr10" draw:text-style-name="P8" draw:layer="layout" svg:width="0.733cm" svg:height="0.408cm" svg:x="14.711cm" svg:y="13.539cm">
          <draw:text-box>
            <text:p text:style-name="P22"><text:span text:style-name="T5">11:00</text:span></text:p>
          </draw:text-box>
        </draw:frame>
        <draw:frame draw:style-name="gr11" draw:text-style-name="P8" draw:layer="layout" svg:width="0.717cm" svg:height="0.408cm" svg:x="14.711cm" svg:y="13.937cm">
          <draw:text-box>
            <text:p text:style-name="P22"><text:span text:style-name="T5">12:00</text:span></text:p>
          </draw:text-box>
        </draw:frame>
        <draw:frame draw:style-name="gr12" draw:text-style-name="P8" draw:layer="layout" svg:width="0.648cm" svg:height="0.409cm" svg:x="14.711cm" svg:y="14.337cm">
          <draw:text-box>
            <text:p text:style-name="P22"><text:span text:style-name="T5">13:00</text:span></text:p>
          </draw:text-box>
        </draw:frame>
        <draw:frame draw:style-name="gr13" draw:text-style-name="P8" draw:layer="layout" svg:width="0.632cm" svg:height="0.408cm" svg:x="14.711cm" svg:y="14.736cm">
          <draw:text-box>
            <text:p text:style-name="P22"><text:span text:style-name="T5">14:00</text:span></text:p>
          </draw:text-box>
        </draw:frame>
        <draw:frame draw:style-name="gr14" draw:text-style-name="P8" draw:layer="layout" svg:width="0.726cm" svg:height="0.408cm" svg:x="14.711cm" svg:y="15.135cm">
          <draw:text-box>
            <text:p text:style-name="P22"><text:span text:style-name="T5">15:00</text:span></text:p>
          </draw:text-box>
        </draw:frame>
        <draw:frame draw:style-name="gr15" draw:text-style-name="P8" draw:layer="layout" svg:width="0.709cm" svg:height="0.409cm" svg:x="14.711cm" svg:y="15.534cm">
          <draw:text-box>
            <text:p text:style-name="P22"><text:span text:style-name="T5">16:00</text:span></text:p>
          </draw:text-box>
        </draw:frame>
        <draw:frame draw:style-name="gr11" draw:text-style-name="P8" draw:layer="layout" svg:width="0.717cm" svg:height="0.408cm" svg:x="14.711cm" svg:y="15.934cm">
          <draw:text-box>
            <text:p text:style-name="P22"><text:span text:style-name="T5">17:00</text:span></text:p>
          </draw:text-box>
        </draw:frame>
        <draw:frame draw:style-name="gr16" draw:text-style-name="P8" draw:layer="layout" svg:width="0.701cm" svg:height="0.408cm" svg:x="14.711cm" svg:y="16.333cm">
          <draw:text-box>
            <text:p text:style-name="P22"><text:span text:style-name="T5">18:00</text:span></text:p>
          </draw:text-box>
        </draw:frame>
        <draw:frame draw:style-name="gr7" draw:text-style-name="P8" draw:layer="layout" svg:width="0.855cm" svg:height="0.408cm" svg:x="21.11cm" svg:y="7.23cm">
          <draw:text-box>
            <text:p text:style-name="P22"><text:span text:style-name="T5">13:30 <text:s text:c="2"/></text:span></text:p>
          </draw:text-box>
        </draw:frame>
        <draw:frame draw:style-name="gr8" draw:text-style-name="P8" draw:layer="layout" svg:width="0.839cm" svg:height="0.408cm" svg:x="21.11cm" svg:y="7.63cm">
          <draw:text-box>
            <text:p text:style-name="P22"><text:span text:style-name="T5">14:00 <text:s text:c="2"/></text:span></text:p>
          </draw:text-box>
        </draw:frame>
        <draw:frame draw:style-name="gr9" draw:text-style-name="P8" draw:layer="layout" svg:width="0.624cm" svg:height="0.408cm" svg:x="21.11cm" svg:y="8.029cm">
          <draw:text-box>
            <text:p text:style-name="P22"><text:span text:style-name="T5">14:30</text:span></text:p>
          </draw:text-box>
        </draw:frame>
        <draw:frame draw:style-name="gr10" draw:text-style-name="P8" draw:layer="layout" svg:width="0.733cm" svg:height="0.408cm" svg:x="21.11cm" svg:y="8.429cm">
          <draw:text-box>
            <text:p text:style-name="P22"><text:span text:style-name="T5">15:00</text:span></text:p>
          </draw:text-box>
        </draw:frame>
        <draw:frame draw:style-name="gr11" draw:text-style-name="P8" draw:layer="layout" svg:width="0.717cm" svg:height="0.408cm" svg:x="21.11cm" svg:y="8.827cm">
          <draw:text-box>
            <text:p text:style-name="P22"><text:span text:style-name="T5">15:30</text:span></text:p>
          </draw:text-box>
        </draw:frame>
        <draw:frame draw:style-name="gr12" draw:text-style-name="P8" draw:layer="layout" svg:width="0.648cm" svg:height="0.409cm" svg:x="21.11cm" svg:y="9.227cm">
          <draw:text-box>
            <text:p text:style-name="P22"><text:span text:style-name="T5">16:00</text:span></text:p>
          </draw:text-box>
        </draw:frame>
        <draw:frame draw:style-name="gr13" draw:text-style-name="P8" draw:layer="layout" svg:width="0.632cm" svg:height="0.408cm" svg:x="21.11cm" svg:y="9.626cm">
          <draw:text-box>
            <text:p text:style-name="P22"><text:span text:style-name="T5">16:30</text:span></text:p>
          </draw:text-box>
        </draw:frame>
        <draw:frame draw:style-name="gr14" draw:text-style-name="P8" draw:layer="layout" svg:width="0.726cm" svg:height="0.408cm" svg:x="21.11cm" svg:y="10.025cm">
          <draw:text-box>
            <text:p text:style-name="P22"><text:span text:style-name="T5">17:00</text:span></text:p>
          </draw:text-box>
        </draw:frame>
        <draw:frame draw:style-name="gr15" draw:text-style-name="P8" draw:layer="layout" svg:width="0.709cm" svg:height="0.409cm" svg:x="21.11cm" svg:y="10.424cm">
          <draw:text-box>
            <text:p text:style-name="P22"><text:span text:style-name="T5">17:30</text:span></text:p>
          </draw:text-box>
        </draw:frame>
        <draw:frame draw:style-name="gr11" draw:text-style-name="P8" draw:layer="layout" svg:width="0.717cm" svg:height="0.408cm" svg:x="21.11cm" svg:y="10.824cm">
          <draw:text-box>
            <text:p text:style-name="P22"><text:span text:style-name="T5">18:00</text:span></text:p>
          </draw:text-box>
        </draw:frame>
        <draw:frame draw:style-name="gr16" draw:text-style-name="P8" draw:layer="layout" svg:width="0.701cm" svg:height="0.408cm" svg:x="21.11cm" svg:y="11.223cm">
          <draw:text-box>
            <text:p text:style-name="P22"><text:span text:style-name="T5">18:30</text:span></text:p>
          </draw:text-box>
        </draw:frame>
        <draw:frame draw:style-name="gr7" draw:text-style-name="P8" draw:layer="layout" svg:width="0.855cm" svg:height="0.408cm" svg:x="21.11cm" svg:y="2.13cm">
          <draw:text-box>
            <text:p text:style-name="P22"><text:span text:style-name="T5">13:30 <text:s text:c="2"/></text:span></text:p>
          </draw:text-box>
        </draw:frame>
        <draw:frame draw:style-name="gr8" draw:text-style-name="P8" draw:layer="layout" svg:width="0.839cm" svg:height="0.408cm" svg:x="21.11cm" svg:y="2.53cm">
          <draw:text-box>
            <text:p text:style-name="P22"><text:span text:style-name="T5">14:00 <text:s text:c="2"/></text:span></text:p>
          </draw:text-box>
        </draw:frame>
        <draw:frame draw:style-name="gr9" draw:text-style-name="P8" draw:layer="layout" svg:width="0.624cm" svg:height="0.408cm" svg:x="21.11cm" svg:y="2.929cm">
          <draw:text-box>
            <text:p text:style-name="P22"><text:span text:style-name="T5">14:30</text:span></text:p>
          </draw:text-box>
        </draw:frame>
        <draw:frame draw:style-name="gr10" draw:text-style-name="P8" draw:layer="layout" svg:width="0.733cm" svg:height="0.408cm" svg:x="21.11cm" svg:y="3.329cm">
          <draw:text-box>
            <text:p text:style-name="P22"><text:span text:style-name="T5">15:00</text:span></text:p>
          </draw:text-box>
        </draw:frame>
        <draw:frame draw:style-name="gr11" draw:text-style-name="P8" draw:layer="layout" svg:width="0.717cm" svg:height="0.408cm" svg:x="21.11cm" svg:y="3.727cm">
          <draw:text-box>
            <text:p text:style-name="P22"><text:span text:style-name="T5">15:30</text:span></text:p>
          </draw:text-box>
        </draw:frame>
        <draw:frame draw:style-name="gr12" draw:text-style-name="P8" draw:layer="layout" svg:width="0.648cm" svg:height="0.409cm" svg:x="21.11cm" svg:y="4.127cm">
          <draw:text-box>
            <text:p text:style-name="P22"><text:span text:style-name="T5">16:00</text:span></text:p>
          </draw:text-box>
        </draw:frame>
        <draw:frame draw:style-name="gr13" draw:text-style-name="P8" draw:layer="layout" svg:width="0.632cm" svg:height="0.408cm" svg:x="21.11cm" svg:y="4.526cm">
          <draw:text-box>
            <text:p text:style-name="P22"><text:span text:style-name="T5">16:30</text:span></text:p>
          </draw:text-box>
        </draw:frame>
        <draw:frame draw:style-name="gr14" draw:text-style-name="P8" draw:layer="layout" svg:width="0.726cm" svg:height="0.408cm" svg:x="21.11cm" svg:y="4.925cm">
          <draw:text-box>
            <text:p text:style-name="P22"><text:span text:style-name="T5">17:00</text:span></text:p>
          </draw:text-box>
        </draw:frame>
        <draw:frame draw:style-name="gr15" draw:text-style-name="P8" draw:layer="layout" svg:width="0.709cm" svg:height="0.409cm" svg:x="21.11cm" svg:y="5.324cm">
          <draw:text-box>
            <text:p text:style-name="P22"><text:span text:style-name="T5">17:30</text:span></text:p>
          </draw:text-box>
        </draw:frame>
        <draw:frame draw:style-name="gr11" draw:text-style-name="P8" draw:layer="layout" svg:width="0.717cm" svg:height="0.408cm" svg:x="21.11cm" svg:y="5.724cm">
          <draw:text-box>
            <text:p text:style-name="P22"><text:span text:style-name="T5">18:00</text:span></text:p>
          </draw:text-box>
        </draw:frame>
        <draw:frame draw:style-name="gr16" draw:text-style-name="P8" draw:layer="layout" svg:width="0.701cm" svg:height="0.408cm" svg:x="21.11cm" svg:y="6.123cm">
          <draw:text-box>
            <text:p text:style-name="P22"><text:span text:style-name="T5">18:30</text:span></text:p>
          </draw:text-box>
        </draw:frame>
        <draw:frame draw:style-name="gr7" draw:text-style-name="P8" draw:layer="layout" svg:width="0.855cm" svg:height="0.408cm" svg:x="21.11cm" svg:y="12.341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21.11cm" svg:y="12.741cm">
          <draw:text-box>
            <text:p text:style-name="P22"><text:span text:style-name="T5">9:00 <text:s text:c="2"/></text:span></text:p>
          </draw:text-box>
        </draw:frame>
        <draw:frame draw:style-name="gr9" draw:text-style-name="P8" draw:layer="layout" svg:width="0.624cm" svg:height="0.408cm" svg:x="21.11cm" svg:y="13.14cm">
          <draw:text-box>
            <text:p text:style-name="P22"><text:span text:style-name="T5">10:00</text:span></text:p>
          </draw:text-box>
        </draw:frame>
        <draw:frame draw:style-name="gr10" draw:text-style-name="P8" draw:layer="layout" svg:width="0.733cm" svg:height="0.408cm" svg:x="21.11cm" svg:y="13.54cm">
          <draw:text-box>
            <text:p text:style-name="P22"><text:span text:style-name="T5">11:00</text:span></text:p>
          </draw:text-box>
        </draw:frame>
        <draw:frame draw:style-name="gr11" draw:text-style-name="P8" draw:layer="layout" svg:width="0.717cm" svg:height="0.408cm" svg:x="21.11cm" svg:y="13.938cm">
          <draw:text-box>
            <text:p text:style-name="P22"><text:span text:style-name="T5">12:00</text:span></text:p>
          </draw:text-box>
        </draw:frame>
        <draw:frame draw:style-name="gr12" draw:text-style-name="P8" draw:layer="layout" svg:width="0.648cm" svg:height="0.409cm" svg:x="21.11cm" svg:y="14.338cm">
          <draw:text-box>
            <text:p text:style-name="P22"><text:span text:style-name="T5">13:00</text:span></text:p>
          </draw:text-box>
        </draw:frame>
        <draw:frame draw:style-name="gr13" draw:text-style-name="P8" draw:layer="layout" svg:width="0.632cm" svg:height="0.408cm" svg:x="21.11cm" svg:y="14.737cm">
          <draw:text-box>
            <text:p text:style-name="P22"><text:span text:style-name="T5">14:00</text:span></text:p>
          </draw:text-box>
        </draw:frame>
        <draw:frame draw:style-name="gr14" draw:text-style-name="P8" draw:layer="layout" svg:width="0.726cm" svg:height="0.408cm" svg:x="21.11cm" svg:y="15.136cm">
          <draw:text-box>
            <text:p text:style-name="P22"><text:span text:style-name="T5">15:00</text:span></text:p>
          </draw:text-box>
        </draw:frame>
        <draw:frame draw:style-name="gr15" draw:text-style-name="P8" draw:layer="layout" svg:width="0.709cm" svg:height="0.409cm" svg:x="21.11cm" svg:y="15.535cm">
          <draw:text-box>
            <text:p text:style-name="P22"><text:span text:style-name="T5">16:00</text:span></text:p>
          </draw:text-box>
        </draw:frame>
        <draw:frame draw:style-name="gr11" draw:text-style-name="P8" draw:layer="layout" svg:width="0.717cm" svg:height="0.408cm" svg:x="21.11cm" svg:y="15.935cm">
          <draw:text-box>
            <text:p text:style-name="P22"><text:span text:style-name="T5">17:00</text:span></text:p>
          </draw:text-box>
        </draw:frame>
        <draw:frame draw:style-name="gr16" draw:text-style-name="P8" draw:layer="layout" svg:width="0.701cm" svg:height="0.408cm" svg:x="21.11cm" svg:y="16.334cm">
          <draw:text-box>
            <text:p text:style-name="P22"><text:span text:style-name="T5">18:00</text:span></text:p>
          </draw:text-box>
        </draw:frame>
      </draw:page>
      <draw:page draw:name="page3" draw:style-name="dp1" draw:master-page-name="master-page3">
        <draw:frame draw:style-name="gr36" draw:text-style-name="P23" draw:layer="layout" svg:width="4.625cm" svg:height="2.837cm" svg:x="18.424cm" svg:y="5.857cm">
          <draw:text-box>
            <text:p text:style-name="P1"><text:span text:style-name="T9">AGENDA</text:span></text:p>
            <text:p text:style-name="P1"><text:span text:style-name="T9"><text:s/></text:span><text:span text:style-name="T9">2021</text:span></text:p>
          </draw:text-box>
        </draw:frame>
        <draw:polygon draw:style-name="gr37" draw:text-style-name="P24" draw:layer="layout" svg:width="5.531cm" svg:height="0.117cm" svg:x="17.553cm" svg:y="5.739cm" svg:viewBox="0 0 5532 118" draw:points="0,118 5532,118 5532,0 0,0">
          <text:p/>
        </draw:polygon>
        <draw:path draw:style-name="gr38" draw:text-style-name="P25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39" draw:text-style-name="P25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40" draw:text-style-name="P25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41" draw:text-style-name="P26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869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un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8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ENER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arte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19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iércoles</text:span></text:p>
          </draw:text-box>
        </draw:frame>
        <draw:frame draw:style-name="gr18" draw:text-style-name="P5" draw:layer="layout" svg:width="0.557cm" svg:height="0.687cm" svg:x="0.92cm" svg:y="11.61cm">
          <draw:text-box>
            <text:p text:style-name="P1"><text:span text:style-name="T3">20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ot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emana 3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</draw:page>
      <draw:page draw:name="page4" draw:style-name="dp1" draw:master-page-name="master-page34">
        <draw:custom-shape draw:style-name="gr19" draw:text-style-name="P9" draw:layer="layout" svg:width="1.482cm" svg:height="0.604cm" svg:x="14.4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4" draw:layer="layout" svg:width="0.198cm" svg:height="0.371cm" svg:x="23.787cm" svg:y="17.727cm">
          <draw:text-box>
            <text:p text:style-name="P13"><text:span text:style-name="T8">L</text:span></text:p>
          </draw:text-box>
        </draw:frame>
        <draw:frame draw:style-name="gr23" draw:text-style-name="P14" draw:layer="layout" svg:width="0.198cm" svg:height="0.371cm" svg:x="24.27cm" svg:y="17.727cm">
          <draw:text-box>
            <text:p text:style-name="P13"><text:span text:style-name="T8">M</text:span></text:p>
          </draw:text-box>
        </draw:frame>
        <draw:frame draw:style-name="gr23" draw:text-style-name="P14" draw:layer="layout" svg:width="0.198cm" svg:height="0.371cm" svg:x="24.782cm" svg:y="17.727cm">
          <draw:text-box>
            <text:p text:style-name="P13"><text:span text:style-name="T8">M</text:span></text:p>
          </draw:text-box>
        </draw:frame>
        <draw:frame draw:style-name="gr23" draw:text-style-name="P14" draw:layer="layout" svg:width="0.198cm" svg:height="0.371cm" svg:x="25.33cm" svg:y="17.727cm">
          <draw:text-box>
            <text:p text:style-name="P13"><text:span text:style-name="T8">J</text:span></text:p>
          </draw:text-box>
        </draw:frame>
        <draw:frame draw:style-name="gr23" draw:text-style-name="P14" draw:layer="layout" svg:width="0.198cm" svg:height="0.371cm" svg:x="25.825cm" svg:y="17.727cm">
          <draw:text-box>
            <text:p text:style-name="P13"><text:span text:style-name="T8">V</text:span></text:p>
          </draw:text-box>
        </draw:frame>
        <draw:frame draw:style-name="gr23" draw:text-style-name="P14" draw:layer="layout" svg:width="0.198cm" svg:height="0.371cm" svg:x="26.346cm" svg:y="17.727cm">
          <draw:text-box>
            <text:p text:style-name="P13"><text:span text:style-name="T8">S</text:span></text:p>
          </draw:text-box>
        </draw:frame>
        <draw:frame draw:style-name="gr23" draw:text-style-name="P14" draw:layer="layout" svg:width="0.198cm" svg:height="0.371cm" svg:x="26.847cm" svg:y="17.727cm">
          <draw:text-box>
            <text:p text:style-name="P13"><text:span text:style-name="T8">D</text:span></text:p>
          </draw:text-box>
        </draw:frame>
        <draw:custom-shape draw:style-name="gr24" draw:text-style-name="P9" draw:layer="layout" svg:width="3.293cm" svg:height="0.663cm" svg:x="23.747cm" svg:y="16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2cm" svg:y="17.003cm">
          <draw:text-box>
            <text:p text:style-name="P15"><text:span text:style-name="T6">Enero</text:span></text:p>
          </draw:text-box>
        </draw:frame>
        <draw:line draw:style-name="gr6" draw:text-style-name="P7" draw:layer="layout" svg:x1="23.747cm" svg:y1="18.078cm" svg:x2="27.029cm" svg:y2="18.078cm">
          <text:p/>
        </draw:line>
        <draw:frame draw:style-name="gr26" draw:text-style-name="P14" draw:layer="layout" svg:width="0.198cm" svg:height="0.298cm" svg:x="25.849cm" svg:y="18.374cm">
          <draw:text-box>
            <text:p text:style-name="P13"><text:span text:style-name="T8">1</text:span></text:p>
          </draw:text-box>
        </draw:frame>
        <draw:frame draw:style-name="gr26" draw:text-style-name="P14" draw:layer="layout" svg:width="0.198cm" svg:height="0.298cm" svg:x="26.362cm" svg:y="18.374cm">
          <draw:text-box>
            <text:p text:style-name="P13"><text:span text:style-name="T8">2</text:span></text:p>
          </draw:text-box>
        </draw:frame>
        <draw:frame draw:style-name="gr26" draw:text-style-name="P14" draw:layer="layout" svg:width="0.198cm" svg:height="0.298cm" svg:x="26.883cm" svg:y="18.374cm">
          <draw:text-box>
            <text:p text:style-name="P13"><text:span text:style-name="T8">3</text:span></text:p>
          </draw:text-box>
        </draw:frame>
        <draw:frame draw:style-name="gr26" draw:text-style-name="P14" draw:layer="layout" svg:width="0.198cm" svg:height="0.298cm" svg:x="23.796cm" svg:y="18.89cm">
          <draw:text-box>
            <text:p text:style-name="P13"><text:span text:style-name="T8">4</text:span></text:p>
          </draw:text-box>
        </draw:frame>
        <draw:frame draw:style-name="gr26" draw:text-style-name="P14" draw:layer="layout" svg:width="0.198cm" svg:height="0.298cm" svg:x="24.309cm" svg:y="18.89cm">
          <draw:text-box>
            <text:p text:style-name="P13"><text:span text:style-name="T8">5</text:span></text:p>
          </draw:text-box>
        </draw:frame>
        <draw:frame draw:style-name="gr27" draw:text-style-name="P14" draw:layer="layout" svg:width="0.257cm" svg:height="0.298cm" svg:x="24.786cm" svg:y="18.89cm">
          <draw:text-box>
            <text:p text:style-name="P13"><text:span text:style-name="T8">6</text:span></text:p>
          </draw:text-box>
        </draw:frame>
        <draw:frame draw:style-name="gr27" draw:text-style-name="P14" draw:layer="layout" svg:width="0.257cm" svg:height="0.298cm" svg:x="25.327cm" svg:y="18.89cm">
          <draw:text-box>
            <text:p text:style-name="P13"><text:span text:style-name="T8">7</text:span></text:p>
          </draw:text-box>
        </draw:frame>
        <draw:frame draw:style-name="gr27" draw:text-style-name="P14" draw:layer="layout" svg:width="0.257cm" svg:height="0.298cm" svg:x="25.816cm" svg:y="18.89cm">
          <draw:text-box>
            <text:p text:style-name="P13"><text:span text:style-name="T8">8</text:span></text:p>
          </draw:text-box>
        </draw:frame>
        <draw:frame draw:style-name="gr27" draw:text-style-name="P14" draw:layer="layout" svg:width="0.257cm" svg:height="0.298cm" svg:x="26.332cm" svg:y="18.89cm">
          <draw:text-box>
            <text:p text:style-name="P13"><text:span text:style-name="T8">9</text:span></text:p>
          </draw:text-box>
        </draw:frame>
        <draw:frame draw:style-name="gr27" draw:text-style-name="P14" draw:layer="layout" svg:width="0.257cm" svg:height="0.298cm" svg:x="26.845cm" svg:y="18.89cm">
          <draw:text-box>
            <text:p text:style-name="P13"><text:span text:style-name="T8">10</text:span></text:p>
          </draw:text-box>
        </draw:frame>
        <draw:frame draw:style-name="gr27" draw:text-style-name="P14" draw:layer="layout" svg:width="0.257cm" svg:height="0.298cm" svg:x="23.761cm" svg:y="19.407cm">
          <draw:text-box>
            <text:p text:style-name="P13"><text:span text:style-name="T8">11</text:span></text:p>
          </draw:text-box>
        </draw:frame>
        <draw:frame draw:style-name="gr27" draw:text-style-name="P14" draw:layer="layout" svg:width="0.257cm" svg:height="0.298cm" svg:x="24.275cm" svg:y="19.407cm">
          <draw:text-box>
            <text:p text:style-name="P13"><text:span text:style-name="T8">12</text:span></text:p>
          </draw:text-box>
        </draw:frame>
        <draw:frame draw:style-name="gr27" draw:text-style-name="P14" draw:layer="layout" svg:width="0.257cm" svg:height="0.298cm" svg:x="24.796cm" svg:y="19.407cm">
          <draw:text-box>
            <text:p text:style-name="P13"><text:span text:style-name="T8">13</text:span></text:p>
          </draw:text-box>
        </draw:frame>
        <draw:frame draw:style-name="gr27" draw:text-style-name="P14" draw:layer="layout" svg:width="0.257cm" svg:height="0.298cm" svg:x="25.302cm" svg:y="19.407cm">
          <draw:text-box>
            <text:p text:style-name="P13"><text:span text:style-name="T8">14</text:span></text:p>
          </draw:text-box>
        </draw:frame>
        <draw:frame draw:style-name="gr27" draw:text-style-name="P14" draw:layer="layout" svg:width="0.257cm" svg:height="0.298cm" svg:x="25.815cm" svg:y="19.407cm">
          <draw:text-box>
            <text:p text:style-name="P13"><text:span text:style-name="T8">15</text:span></text:p>
          </draw:text-box>
        </draw:frame>
        <draw:frame draw:style-name="gr27" draw:text-style-name="P14" draw:layer="layout" svg:width="0.257cm" svg:height="0.298cm" svg:x="26.302cm" svg:y="19.407cm">
          <draw:text-box>
            <text:p text:style-name="P13"><text:span text:style-name="T8">16</text:span></text:p>
          </draw:text-box>
        </draw:frame>
        <draw:frame draw:style-name="gr27" draw:text-style-name="P14" draw:layer="layout" svg:width="0.257cm" svg:height="0.298cm" svg:x="26.842cm" svg:y="19.407cm">
          <draw:text-box>
            <text:p text:style-name="P13"><text:span text:style-name="T8">17</text:span></text:p>
          </draw:text-box>
        </draw:frame>
        <draw:frame draw:style-name="gr27" draw:text-style-name="P14" draw:layer="layout" svg:width="0.257cm" svg:height="0.298cm" svg:x="23.737cm" svg:y="19.926cm">
          <draw:text-box>
            <text:p text:style-name="P13"><text:span text:style-name="T8">18</text:span></text:p>
          </draw:text-box>
        </draw:frame>
        <draw:frame draw:style-name="gr27" draw:text-style-name="P14" draw:layer="layout" svg:width="0.257cm" svg:height="0.298cm" svg:x="24.253cm" svg:y="19.926cm">
          <draw:text-box>
            <text:p text:style-name="P13"><text:span text:style-name="T8">19</text:span></text:p>
          </draw:text-box>
        </draw:frame>
        <draw:frame draw:style-name="gr27" draw:text-style-name="P14" draw:layer="layout" svg:width="0.257cm" svg:height="0.298cm" svg:x="24.767cm" svg:y="19.926cm">
          <draw:text-box>
            <text:p text:style-name="P13"><text:span text:style-name="T8">20</text:span></text:p>
          </draw:text-box>
        </draw:frame>
        <draw:frame draw:style-name="gr27" draw:text-style-name="P14" draw:layer="layout" svg:width="0.257cm" svg:height="0.298cm" svg:x="25.277cm" svg:y="19.926cm">
          <draw:text-box>
            <text:p text:style-name="P13"><text:span text:style-name="T8">21</text:span></text:p>
          </draw:text-box>
        </draw:frame>
        <draw:frame draw:style-name="gr27" draw:text-style-name="P14" draw:layer="layout" svg:width="0.257cm" svg:height="0.298cm" svg:x="25.79cm" svg:y="19.926cm">
          <draw:text-box>
            <text:p text:style-name="P13"><text:span text:style-name="T8">22</text:span></text:p>
          </draw:text-box>
        </draw:frame>
        <draw:frame draw:style-name="gr27" draw:text-style-name="P14" draw:layer="layout" svg:width="0.257cm" svg:height="0.298cm" svg:x="26.311cm" svg:y="19.926cm">
          <draw:text-box>
            <text:p text:style-name="P13"><text:span text:style-name="T8">23</text:span></text:p>
          </draw:text-box>
        </draw:frame>
        <draw:frame draw:style-name="gr27" draw:text-style-name="P14" draw:layer="layout" svg:width="0.257cm" svg:height="0.298cm" svg:x="26.819cm" svg:y="19.926cm">
          <draw:text-box>
            <text:p text:style-name="P13"><text:span text:style-name="T8">24</text:span></text:p>
          </draw:text-box>
        </draw:frame>
        <draw:frame draw:style-name="gr28" draw:text-style-name="P2" draw:layer="layout" svg:width="2.415cm" svg:height="0.398cm" svg:x="14.284cm" svg:y="20.771cm">
          <draw:text-box>
            <text:p text:style-name="P16"><text:span text:style-name="T1"><text:s text:c="30"/></text:span></text:p>
          </draw:text-box>
        </draw:frame>
        <draw:frame draw:style-name="gr28" draw:text-style-name="P2" draw:layer="layout" svg:width="2.415cm" svg:height="0.398cm" svg:x="14.285cm" svg:y="20.772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15.964cm" svg:y1="17.259cm" svg:x2="23.46cm" svg:y2="17.259cm">
          <text:p/>
        </draw:line>
        <draw:line draw:style-name="gr6" draw:text-style-name="P7" draw:layer="layout" svg:x1="14cm" svg:y1="17.659cm" svg:x2="23.46cm" svg:y2="17.659cm">
          <text:p/>
        </draw:line>
        <draw:line draw:style-name="gr6" draw:text-style-name="P7" draw:layer="layout" svg:x1="14cm" svg:y1="18.057cm" svg:x2="23.46cm" svg:y2="18.057cm">
          <text:p/>
        </draw:line>
        <draw:line draw:style-name="gr6" draw:text-style-name="P7" draw:layer="layout" svg:x1="14cm" svg:y1="18.457cm" svg:x2="23.46cm" svg:y2="18.457cm">
          <text:p/>
        </draw:line>
        <draw:line draw:style-name="gr6" draw:text-style-name="P7" draw:layer="layout" svg:x1="14cm" svg:y1="18.857cm" svg:x2="23.46cm" svg:y2="18.857cm">
          <text:p/>
        </draw:line>
        <draw:line draw:style-name="gr6" draw:text-style-name="P7" draw:layer="layout" svg:x1="14cm" svg:y1="19.256cm" svg:x2="23.46cm" svg:y2="19.256cm">
          <text:p/>
        </draw:line>
        <draw:line draw:style-name="gr6" draw:text-style-name="P7" draw:layer="layout" svg:x1="14cm" svg:y1="19.655cm" svg:x2="23.46cm" svg:y2="19.655cm">
          <text:p/>
        </draw:line>
        <draw:line draw:style-name="gr6" draw:text-style-name="P7" draw:layer="layout" svg:x1="14cm" svg:y1="20.054cm" svg:x2="23.46cm" svg:y2="20.054cm">
          <text:p/>
        </draw:line>
        <draw:line draw:style-name="gr6" draw:text-style-name="P7" draw:layer="layout" svg:x1="14cm" svg:y1="20.453cm" svg:x2="23.46cm" svg:y2="20.453cm">
          <text:p/>
        </draw:line>
        <draw:frame draw:style-name="gr29" draw:text-style-name="P2" draw:layer="layout" svg:width="2.782cm" svg:height="0.398cm" svg:x="15.046cm" svg:y="1.371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1.961cm" svg:x2="27.256cm" svg:y2="1.961cm">
          <text:p/>
        </draw:line>
        <draw:frame draw:style-name="gr29" draw:text-style-name="P2" draw:layer="layout" svg:width="2.782cm" svg:height="0.398cm" svg:x="15.047cm" svg:y="1.372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1.407cm">
          <draw:text-box>
            <text:p text:style-name="P15"><text:span text:style-name="T2">Jueves</text:span></text:p>
          </draw:text-box>
        </draw:frame>
        <draw:frame draw:style-name="gr31" draw:text-style-name="P5" draw:layer="layout" svg:width="0.557cm" svg:height="0.687cm" svg:x="14.615cm" svg:y="1.41cm">
          <draw:text-box>
            <text:p text:style-name="P17"><text:span text:style-name="T3">14</text:span></text:p>
          </draw:text-box>
        </draw:frame>
        <draw:frame draw:style-name="gr32" draw:text-style-name="P19" draw:layer="layout" svg:width="1.543cm" svg:height="1.729cm" svg:x="25.56cm" svg:y="0.697cm">
          <draw:text-box>
            <text:p text:style-name="P18"><text:span text:style-name="T4">2021</text:span></text:p>
          </draw:text-box>
        </draw:frame>
        <draw:frame draw:style-name="gr29" draw:text-style-name="P2" draw:layer="layout" svg:width="2.782cm" svg:height="0.398cm" svg:x="15.046cm" svg:y="6.372cm">
          <draw:text-box>
            <text:p text:style-name="P16"><text:span text:style-name="T1"><text:s text:c="30"/></text:span></text:p>
          </draw:text-box>
        </draw:frame>
        <draw:frame draw:style-name="gr29" draw:text-style-name="P2" draw:layer="layout" svg:width="2.782cm" svg:height="0.398cm" svg:x="15.047cm" svg:y="6.373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21.06cm" svg:y1="2.36cm" svg:x2="27.24cm" svg:y2="2.36cm">
          <text:p/>
        </draw:line>
        <draw:line draw:style-name="gr6" draw:text-style-name="P7" draw:layer="layout" svg:x1="21.06cm" svg:y1="2.759cm" svg:x2="27.241cm" svg:y2="2.759cm">
          <text:p/>
        </draw:line>
        <draw:line draw:style-name="gr6" draw:text-style-name="P7" draw:layer="layout" svg:x1="21.06cm" svg:y1="3.159cm" svg:x2="27.241cm" svg:y2="3.159cm">
          <text:p/>
        </draw:line>
        <draw:line draw:style-name="gr6" draw:text-style-name="P7" draw:layer="layout" svg:x1="21.06cm" svg:y1="3.557cm" svg:x2="27.241cm" svg:y2="3.557cm">
          <text:p/>
        </draw:line>
        <draw:line draw:style-name="gr6" draw:text-style-name="P7" draw:layer="layout" svg:x1="21.06cm" svg:y1="3.957cm" svg:x2="27.241cm" svg:y2="3.957cm">
          <text:p/>
        </draw:line>
        <draw:line draw:style-name="gr6" draw:text-style-name="P7" draw:layer="layout" svg:x1="21.06cm" svg:y1="4.357cm" svg:x2="27.241cm" svg:y2="4.357cm">
          <text:p/>
        </draw:line>
        <draw:line draw:style-name="gr6" draw:text-style-name="P7" draw:layer="layout" svg:x1="21.06cm" svg:y1="4.756cm" svg:x2="27.241cm" svg:y2="4.756cm">
          <text:p/>
        </draw:line>
        <draw:line draw:style-name="gr6" draw:text-style-name="P7" draw:layer="layout" svg:x1="21.06cm" svg:y1="5.155cm" svg:x2="27.241cm" svg:y2="5.155cm">
          <text:p/>
        </draw:line>
        <draw:line draw:style-name="gr6" draw:text-style-name="P7" draw:layer="layout" svg:x1="21.06cm" svg:y1="5.554cm" svg:x2="27.241cm" svg:y2="5.554cm">
          <text:p/>
        </draw:line>
        <draw:line draw:style-name="gr6" draw:text-style-name="P7" draw:layer="layout" svg:x1="21.06cm" svg:y1="5.953cm" svg:x2="27.241cm" svg:y2="5.953cm">
          <text:p/>
        </draw:line>
        <draw:line draw:style-name="gr6" draw:text-style-name="P7" draw:layer="layout" svg:x1="21.06cm" svg:y1="6.353cm" svg:x2="27.241cm" svg:y2="6.353cm">
          <text:p/>
        </draw:line>
        <draw:line draw:style-name="gr6" draw:text-style-name="P7" draw:layer="layout" svg:x1="14.66cm" svg:y1="2.361cm" svg:x2="20.84cm" svg:y2="2.361cm">
          <text:p/>
        </draw:line>
        <draw:line draw:style-name="gr6" draw:text-style-name="P7" draw:layer="layout" svg:x1="14.66cm" svg:y1="2.76cm" svg:x2="20.841cm" svg:y2="2.76cm">
          <text:p/>
        </draw:line>
        <draw:line draw:style-name="gr6" draw:text-style-name="P7" draw:layer="layout" svg:x1="14.66cm" svg:y1="3.16cm" svg:x2="20.841cm" svg:y2="3.16cm">
          <text:p/>
        </draw:line>
        <draw:line draw:style-name="gr6" draw:text-style-name="P7" draw:layer="layout" svg:x1="14.66cm" svg:y1="3.558cm" svg:x2="20.841cm" svg:y2="3.558cm">
          <text:p/>
        </draw:line>
        <draw:line draw:style-name="gr6" draw:text-style-name="P7" draw:layer="layout" svg:x1="14.66cm" svg:y1="3.958cm" svg:x2="20.841cm" svg:y2="3.958cm">
          <text:p/>
        </draw:line>
        <draw:line draw:style-name="gr6" draw:text-style-name="P7" draw:layer="layout" svg:x1="14.66cm" svg:y1="4.358cm" svg:x2="20.841cm" svg:y2="4.358cm">
          <text:p/>
        </draw:line>
        <draw:line draw:style-name="gr6" draw:text-style-name="P7" draw:layer="layout" svg:x1="14.66cm" svg:y1="4.757cm" svg:x2="20.841cm" svg:y2="4.757cm">
          <text:p/>
        </draw:line>
        <draw:line draw:style-name="gr6" draw:text-style-name="P7" draw:layer="layout" svg:x1="14.66cm" svg:y1="5.156cm" svg:x2="20.841cm" svg:y2="5.156cm">
          <text:p/>
        </draw:line>
        <draw:line draw:style-name="gr6" draw:text-style-name="P7" draw:layer="layout" svg:x1="14.66cm" svg:y1="5.555cm" svg:x2="20.841cm" svg:y2="5.555cm">
          <text:p/>
        </draw:line>
        <draw:line draw:style-name="gr6" draw:text-style-name="P7" draw:layer="layout" svg:x1="14.66cm" svg:y1="5.954cm" svg:x2="20.841cm" svg:y2="5.954cm">
          <text:p/>
        </draw:line>
        <draw:line draw:style-name="gr6" draw:text-style-name="P7" draw:layer="layout" svg:x1="14.66cm" svg:y1="6.354cm" svg:x2="20.841cm" svg:y2="6.354cm">
          <text:p/>
        </draw:line>
        <draw:frame draw:style-name="gr29" draw:text-style-name="P2" draw:layer="layout" svg:width="2.782cm" svg:height="0.398cm" svg:x="15.046cm" svg:y="6.471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7.061cm" svg:x2="27.256cm" svg:y2="7.061cm">
          <text:p/>
        </draw:line>
        <draw:frame draw:style-name="gr29" draw:text-style-name="P2" draw:layer="layout" svg:width="2.782cm" svg:height="0.398cm" svg:x="15.047cm" svg:y="6.472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6.507cm">
          <draw:text-box>
            <text:p text:style-name="P15"><text:span text:style-name="T2">Viernes</text:span></text:p>
          </draw:text-box>
        </draw:frame>
        <draw:frame draw:style-name="gr31" draw:text-style-name="P5" draw:layer="layout" svg:width="0.557cm" svg:height="0.687cm" svg:x="14.615cm" svg:y="6.51cm">
          <draw:text-box>
            <text:p text:style-name="P17"><text:span text:style-name="T3">15</text:span></text:p>
          </draw:text-box>
        </draw:frame>
        <draw:frame draw:style-name="gr29" draw:text-style-name="P2" draw:layer="layout" svg:width="2.782cm" svg:height="0.398cm" svg:x="15.046cm" svg:y="11.572cm">
          <draw:text-box>
            <text:p text:style-name="P16"><text:span text:style-name="T1"><text:s text:c="30"/></text:span></text:p>
          </draw:text-box>
        </draw:frame>
        <draw:frame draw:style-name="gr29" draw:text-style-name="P2" draw:layer="layout" svg:width="2.782cm" svg:height="0.398cm" svg:x="15.047cm" svg:y="11.573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21.06cm" svg:y1="7.46cm" svg:x2="27.24cm" svg:y2="7.46cm">
          <text:p/>
        </draw:line>
        <draw:line draw:style-name="gr6" draw:text-style-name="P7" draw:layer="layout" svg:x1="21.06cm" svg:y1="7.859cm" svg:x2="27.241cm" svg:y2="7.859cm">
          <text:p/>
        </draw:line>
        <draw:line draw:style-name="gr6" draw:text-style-name="P7" draw:layer="layout" svg:x1="21.06cm" svg:y1="8.259cm" svg:x2="27.241cm" svg:y2="8.259cm">
          <text:p/>
        </draw:line>
        <draw:line draw:style-name="gr6" draw:text-style-name="P7" draw:layer="layout" svg:x1="21.06cm" svg:y1="8.657cm" svg:x2="27.241cm" svg:y2="8.657cm">
          <text:p/>
        </draw:line>
        <draw:line draw:style-name="gr6" draw:text-style-name="P7" draw:layer="layout" svg:x1="21.06cm" svg:y1="9.057cm" svg:x2="27.241cm" svg:y2="9.057cm">
          <text:p/>
        </draw:line>
        <draw:line draw:style-name="gr6" draw:text-style-name="P7" draw:layer="layout" svg:x1="21.06cm" svg:y1="9.457cm" svg:x2="27.241cm" svg:y2="9.457cm">
          <text:p/>
        </draw:line>
        <draw:line draw:style-name="gr6" draw:text-style-name="P7" draw:layer="layout" svg:x1="21.06cm" svg:y1="9.856cm" svg:x2="27.241cm" svg:y2="9.856cm">
          <text:p/>
        </draw:line>
        <draw:line draw:style-name="gr6" draw:text-style-name="P7" draw:layer="layout" svg:x1="21.06cm" svg:y1="10.255cm" svg:x2="27.241cm" svg:y2="10.255cm">
          <text:p/>
        </draw:line>
        <draw:line draw:style-name="gr6" draw:text-style-name="P7" draw:layer="layout" svg:x1="21.06cm" svg:y1="10.654cm" svg:x2="27.241cm" svg:y2="10.654cm">
          <text:p/>
        </draw:line>
        <draw:line draw:style-name="gr6" draw:text-style-name="P7" draw:layer="layout" svg:x1="21.06cm" svg:y1="11.053cm" svg:x2="27.241cm" svg:y2="11.053cm">
          <text:p/>
        </draw:line>
        <draw:line draw:style-name="gr6" draw:text-style-name="P7" draw:layer="layout" svg:x1="21.06cm" svg:y1="11.453cm" svg:x2="27.241cm" svg:y2="11.453cm">
          <text:p/>
        </draw:line>
        <draw:line draw:style-name="gr33" draw:text-style-name="P20" draw:layer="layout" svg:x1="14.66cm" svg:y1="7.461cm" svg:x2="20.84cm" svg:y2="7.461cm">
          <text:p/>
        </draw:line>
        <draw:line draw:style-name="gr33" draw:text-style-name="P20" draw:layer="layout" svg:x1="14.66cm" svg:y1="7.86cm" svg:x2="20.841cm" svg:y2="7.86cm">
          <text:p/>
        </draw:line>
        <draw:line draw:style-name="gr33" draw:text-style-name="P20" draw:layer="layout" svg:x1="14.66cm" svg:y1="8.26cm" svg:x2="20.841cm" svg:y2="8.26cm">
          <text:p/>
        </draw:line>
        <draw:line draw:style-name="gr33" draw:text-style-name="P20" draw:layer="layout" svg:x1="14.66cm" svg:y1="8.658cm" svg:x2="20.841cm" svg:y2="8.658cm">
          <text:p/>
        </draw:line>
        <draw:line draw:style-name="gr33" draw:text-style-name="P20" draw:layer="layout" svg:x1="14.66cm" svg:y1="9.058cm" svg:x2="20.841cm" svg:y2="9.058cm">
          <text:p/>
        </draw:line>
        <draw:line draw:style-name="gr33" draw:text-style-name="P20" draw:layer="layout" svg:x1="14.66cm" svg:y1="9.458cm" svg:x2="20.841cm" svg:y2="9.458cm">
          <text:p/>
        </draw:line>
        <draw:line draw:style-name="gr33" draw:text-style-name="P20" draw:layer="layout" svg:x1="14.66cm" svg:y1="9.857cm" svg:x2="20.841cm" svg:y2="9.857cm">
          <text:p/>
        </draw:line>
        <draw:line draw:style-name="gr33" draw:text-style-name="P20" draw:layer="layout" svg:x1="14.66cm" svg:y1="10.256cm" svg:x2="20.841cm" svg:y2="10.256cm">
          <text:p/>
        </draw:line>
        <draw:line draw:style-name="gr33" draw:text-style-name="P20" draw:layer="layout" svg:x1="14.66cm" svg:y1="10.655cm" svg:x2="20.841cm" svg:y2="10.655cm">
          <text:p/>
        </draw:line>
        <draw:line draw:style-name="gr33" draw:text-style-name="P20" draw:layer="layout" svg:x1="14.66cm" svg:y1="11.054cm" svg:x2="20.841cm" svg:y2="11.054cm">
          <text:p/>
        </draw:line>
        <draw:line draw:style-name="gr33" draw:text-style-name="P20" draw:layer="layout" svg:x1="14.66cm" svg:y1="11.454cm" svg:x2="20.841cm" svg:y2="11.454cm">
          <text:p/>
        </draw:line>
        <draw:frame draw:style-name="gr29" draw:text-style-name="P2" draw:layer="layout" svg:width="2.782cm" svg:height="0.398cm" svg:x="15.046cm" svg:y="11.571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12.161cm" svg:x2="27.256cm" svg:y2="12.161cm">
          <text:p/>
        </draw:line>
        <draw:frame draw:style-name="gr29" draw:text-style-name="P2" draw:layer="layout" svg:width="2.782cm" svg:height="0.398cm" svg:x="15.047cm" svg:y="11.572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11.607cm">
          <draw:text-box>
            <text:p text:style-name="P15"><text:span text:style-name="T2">Sábado</text:span></text:p>
          </draw:text-box>
        </draw:frame>
        <draw:frame draw:style-name="gr34" draw:text-style-name="P5" draw:layer="layout" svg:width="0.518cm" svg:height="0.687cm" svg:x="14.615cm" svg:y="11.61cm">
          <draw:text-box>
            <text:p text:style-name="P17"><text:span text:style-name="T3">16</text:span></text:p>
          </draw:text-box>
        </draw:frame>
        <draw:line draw:style-name="gr6" draw:text-style-name="P7" draw:layer="layout" svg:x1="21.06cm" svg:y1="12.56cm" svg:x2="27.24cm" svg:y2="12.56cm">
          <text:p/>
        </draw:line>
        <draw:line draw:style-name="gr6" draw:text-style-name="P7" draw:layer="layout" svg:x1="21.06cm" svg:y1="12.959cm" svg:x2="27.241cm" svg:y2="12.959cm">
          <text:p/>
        </draw:line>
        <draw:line draw:style-name="gr6" draw:text-style-name="P7" draw:layer="layout" svg:x1="21.06cm" svg:y1="13.359cm" svg:x2="27.241cm" svg:y2="13.359cm">
          <text:p/>
        </draw:line>
        <draw:line draw:style-name="gr6" draw:text-style-name="P7" draw:layer="layout" svg:x1="21.06cm" svg:y1="13.757cm" svg:x2="27.241cm" svg:y2="13.757cm">
          <text:p/>
        </draw:line>
        <draw:line draw:style-name="gr6" draw:text-style-name="P7" draw:layer="layout" svg:x1="21.06cm" svg:y1="14.157cm" svg:x2="27.241cm" svg:y2="14.157cm">
          <text:p/>
        </draw:line>
        <draw:line draw:style-name="gr6" draw:text-style-name="P7" draw:layer="layout" svg:x1="21.06cm" svg:y1="14.557cm" svg:x2="27.241cm" svg:y2="14.557cm">
          <text:p/>
        </draw:line>
        <draw:line draw:style-name="gr6" draw:text-style-name="P7" draw:layer="layout" svg:x1="21.06cm" svg:y1="14.956cm" svg:x2="27.241cm" svg:y2="14.956cm">
          <text:p/>
        </draw:line>
        <draw:line draw:style-name="gr6" draw:text-style-name="P7" draw:layer="layout" svg:x1="21.06cm" svg:y1="15.355cm" svg:x2="27.241cm" svg:y2="15.355cm">
          <text:p/>
        </draw:line>
        <draw:line draw:style-name="gr6" draw:text-style-name="P7" draw:layer="layout" svg:x1="21.06cm" svg:y1="15.754cm" svg:x2="27.241cm" svg:y2="15.754cm">
          <text:p/>
        </draw:line>
        <draw:line draw:style-name="gr6" draw:text-style-name="P7" draw:layer="layout" svg:x1="21.06cm" svg:y1="16.153cm" svg:x2="27.241cm" svg:y2="16.153cm">
          <text:p/>
        </draw:line>
        <draw:line draw:style-name="gr33" draw:text-style-name="P21" draw:layer="layout" svg:x1="14.66cm" svg:y1="12.561cm" svg:x2="20.84cm" svg:y2="12.561cm">
          <text:p/>
        </draw:line>
        <draw:line draw:style-name="gr33" draw:text-style-name="P21" draw:layer="layout" svg:x1="14.66cm" svg:y1="12.96cm" svg:x2="20.841cm" svg:y2="12.96cm">
          <text:p/>
        </draw:line>
        <draw:line draw:style-name="gr33" draw:text-style-name="P21" draw:layer="layout" svg:x1="14.66cm" svg:y1="13.36cm" svg:x2="20.841cm" svg:y2="13.36cm">
          <text:p/>
        </draw:line>
        <draw:line draw:style-name="gr33" draw:text-style-name="P21" draw:layer="layout" svg:x1="14.66cm" svg:y1="13.758cm" svg:x2="20.841cm" svg:y2="13.758cm">
          <text:p/>
        </draw:line>
        <draw:line draw:style-name="gr33" draw:text-style-name="P21" draw:layer="layout" svg:x1="14.66cm" svg:y1="14.158cm" svg:x2="20.841cm" svg:y2="14.158cm">
          <text:p/>
        </draw:line>
        <draw:line draw:style-name="gr33" draw:text-style-name="P21" draw:layer="layout" svg:x1="14.66cm" svg:y1="14.558cm" svg:x2="20.841cm" svg:y2="14.558cm">
          <text:p/>
        </draw:line>
        <draw:line draw:style-name="gr33" draw:text-style-name="P21" draw:layer="layout" svg:x1="14.66cm" svg:y1="14.957cm" svg:x2="20.841cm" svg:y2="14.957cm">
          <text:p/>
        </draw:line>
        <draw:line draw:style-name="gr33" draw:text-style-name="P21" draw:layer="layout" svg:x1="14.66cm" svg:y1="15.356cm" svg:x2="20.841cm" svg:y2="15.356cm">
          <text:p/>
        </draw:line>
        <draw:line draw:style-name="gr33" draw:text-style-name="P21" draw:layer="layout" svg:x1="14.66cm" svg:y1="15.755cm" svg:x2="20.841cm" svg:y2="15.755cm">
          <text:p/>
        </draw:line>
        <draw:line draw:style-name="gr33" draw:text-style-name="P21" draw:layer="layout" svg:x1="14.66cm" svg:y1="16.154cm" svg:x2="20.841cm" svg:y2="16.154cm">
          <text:p/>
        </draw:line>
        <draw:frame draw:style-name="gr35" draw:text-style-name="P4" draw:layer="layout" svg:width="1.836cm" svg:height="0.533cm" svg:x="22.043cm" svg:y="11.608cm">
          <draw:text-box>
            <text:p text:style-name="P15"><text:span text:style-name="T2">Domingo</text:span></text:p>
          </draw:text-box>
        </draw:frame>
        <draw:frame draw:style-name="gr4" draw:text-style-name="P5" draw:layer="layout" svg:width="0.552cm" svg:height="0.687cm" svg:x="21.092cm" svg:y="11.611cm">
          <draw:text-box>
            <text:p text:style-name="P17"><text:span text:style-name="T3">17</text:span></text:p>
          </draw:text-box>
        </draw:frame>
        <draw:frame draw:style-name="gr27" draw:text-style-name="P14" draw:layer="layout" svg:width="0.257cm" svg:height="0.298cm" svg:x="23.738cm" svg:y="20.45cm">
          <draw:text-box>
            <text:p text:style-name="P13"><text:span text:style-name="T8">25</text:span></text:p>
          </draw:text-box>
        </draw:frame>
        <draw:frame draw:style-name="gr27" draw:text-style-name="P14" draw:layer="layout" svg:width="0.257cm" svg:height="0.298cm" svg:x="24.254cm" svg:y="20.45cm">
          <draw:text-box>
            <text:p text:style-name="P13"><text:span text:style-name="T8">26</text:span></text:p>
          </draw:text-box>
        </draw:frame>
        <draw:frame draw:style-name="gr27" draw:text-style-name="P14" draw:layer="layout" svg:width="0.257cm" svg:height="0.298cm" svg:x="24.768cm" svg:y="20.45cm">
          <draw:text-box>
            <text:p text:style-name="P13"><text:span text:style-name="T8">27</text:span></text:p>
          </draw:text-box>
        </draw:frame>
        <draw:frame draw:style-name="gr27" draw:text-style-name="P14" draw:layer="layout" svg:width="0.257cm" svg:height="0.298cm" svg:x="25.278cm" svg:y="20.45cm">
          <draw:text-box>
            <text:p text:style-name="P13"><text:span text:style-name="T8">28</text:span></text:p>
          </draw:text-box>
        </draw:frame>
        <draw:frame draw:style-name="gr27" draw:text-style-name="P14" draw:layer="layout" svg:width="0.257cm" svg:height="0.298cm" svg:x="25.791cm" svg:y="20.45cm">
          <draw:text-box>
            <text:p text:style-name="P13"><text:span text:style-name="T8">29</text:span></text:p>
          </draw:text-box>
        </draw:frame>
        <draw:frame draw:style-name="gr27" draw:text-style-name="P14" draw:layer="layout" svg:width="0.257cm" svg:height="0.298cm" svg:x="26.312cm" svg:y="20.45cm">
          <draw:text-box>
            <text:p text:style-name="P13"><text:span text:style-name="T8">30</text:span></text:p>
          </draw:text-box>
        </draw:frame>
        <draw:frame draw:style-name="gr27" draw:text-style-name="P14" draw:layer="layout" svg:width="0.257cm" svg:height="0.298cm" svg:x="26.82cm" svg:y="20.45cm">
          <draw:text-box>
            <text:p text:style-name="P13"><text:span text:style-name="T8">31</text:span></text:p>
          </draw:text-box>
        </draw:frame>
        <draw:frame draw:style-name="gr20" draw:text-style-name="P10" draw:layer="layout" svg:width="1.211cm" svg:height="0.517cm" svg:x="14.667cm" svg:y="17.004cm">
          <draw:text-box>
            <text:p text:style-name="P15"><text:span text:style-name="T6">Notas</text:span></text:p>
          </draw:text-box>
        </draw:frame>
        <draw:line draw:style-name="gr33" draw:text-style-name="P21" draw:layer="layout" svg:x1="14.661cm" svg:y1="16.55cm" svg:x2="20.842cm" svg:y2="16.55cm">
          <text:p/>
        </draw:line>
        <draw:line draw:style-name="gr6" draw:text-style-name="P7" draw:layer="layout" svg:x1="21.061cm" svg:y1="16.55cm" svg:x2="27.242cm" svg:y2="16.55cm">
          <text:p/>
        </draw:line>
        <draw:frame draw:style-name="gr7" draw:text-style-name="P8" draw:layer="layout" svg:width="0.855cm" svg:height="0.408cm" svg:x="14.71cm" svg:y="2.131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cm" svg:y="2.531cm">
          <draw:text-box>
            <text:p text:style-name="P22"><text:span text:style-name="T5">8:30 <text:s text:c="2"/></text:span></text:p>
          </draw:text-box>
        </draw:frame>
        <draw:frame draw:style-name="gr9" draw:text-style-name="P8" draw:layer="layout" svg:width="0.624cm" svg:height="0.408cm" svg:x="14.71cm" svg:y="2.93cm">
          <draw:text-box>
            <text:p text:style-name="P22"><text:span text:style-name="T5">9:00</text:span></text:p>
          </draw:text-box>
        </draw:frame>
        <draw:frame draw:style-name="gr10" draw:text-style-name="P8" draw:layer="layout" svg:width="0.733cm" svg:height="0.408cm" svg:x="14.71cm" svg:y="3.33cm">
          <draw:text-box>
            <text:p text:style-name="P22"><text:span text:style-name="T5">9:30</text:span></text:p>
          </draw:text-box>
        </draw:frame>
        <draw:frame draw:style-name="gr11" draw:text-style-name="P8" draw:layer="layout" svg:width="0.717cm" svg:height="0.408cm" svg:x="14.71cm" svg:y="3.728cm">
          <draw:text-box>
            <text:p text:style-name="P22"><text:span text:style-name="T5">10:00</text:span></text:p>
          </draw:text-box>
        </draw:frame>
        <draw:frame draw:style-name="gr12" draw:text-style-name="P8" draw:layer="layout" svg:width="0.648cm" svg:height="0.409cm" svg:x="14.71cm" svg:y="4.128cm">
          <draw:text-box>
            <text:p text:style-name="P22"><text:span text:style-name="T5">10:30</text:span></text:p>
          </draw:text-box>
        </draw:frame>
        <draw:frame draw:style-name="gr13" draw:text-style-name="P8" draw:layer="layout" svg:width="0.632cm" svg:height="0.408cm" svg:x="14.71cm" svg:y="4.527cm">
          <draw:text-box>
            <text:p text:style-name="P22"><text:span text:style-name="T5">11:00</text:span></text:p>
          </draw:text-box>
        </draw:frame>
        <draw:frame draw:style-name="gr14" draw:text-style-name="P8" draw:layer="layout" svg:width="0.726cm" svg:height="0.408cm" svg:x="14.71cm" svg:y="4.926cm">
          <draw:text-box>
            <text:p text:style-name="P22"><text:span text:style-name="T5">11:30</text:span></text:p>
          </draw:text-box>
        </draw:frame>
        <draw:frame draw:style-name="gr15" draw:text-style-name="P8" draw:layer="layout" svg:width="0.709cm" svg:height="0.409cm" svg:x="14.71cm" svg:y="5.325cm">
          <draw:text-box>
            <text:p text:style-name="P22"><text:span text:style-name="T5">12:00</text:span></text:p>
          </draw:text-box>
        </draw:frame>
        <draw:frame draw:style-name="gr11" draw:text-style-name="P8" draw:layer="layout" svg:width="0.717cm" svg:height="0.408cm" svg:x="14.71cm" svg:y="5.725cm">
          <draw:text-box>
            <text:p text:style-name="P22"><text:span text:style-name="T5">12:30</text:span></text:p>
          </draw:text-box>
        </draw:frame>
        <draw:frame draw:style-name="gr16" draw:text-style-name="P8" draw:layer="layout" svg:width="0.701cm" svg:height="0.408cm" svg:x="14.71cm" svg:y="6.124cm">
          <draw:text-box>
            <text:p text:style-name="P22"><text:span text:style-name="T5">13:00</text:span></text:p>
          </draw:text-box>
        </draw:frame>
        <draw:frame draw:style-name="gr7" draw:text-style-name="P8" draw:layer="layout" svg:width="0.855cm" svg:height="0.408cm" svg:x="14.711cm" svg:y="7.23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1cm" svg:y="7.63cm">
          <draw:text-box>
            <text:p text:style-name="P22"><text:span text:style-name="T5">8:30 <text:s text:c="2"/></text:span></text:p>
          </draw:text-box>
        </draw:frame>
        <draw:frame draw:style-name="gr9" draw:text-style-name="P8" draw:layer="layout" svg:width="0.624cm" svg:height="0.408cm" svg:x="14.711cm" svg:y="8.029cm">
          <draw:text-box>
            <text:p text:style-name="P22"><text:span text:style-name="T5">9:00</text:span></text:p>
          </draw:text-box>
        </draw:frame>
        <draw:frame draw:style-name="gr10" draw:text-style-name="P8" draw:layer="layout" svg:width="0.733cm" svg:height="0.408cm" svg:x="14.711cm" svg:y="8.429cm">
          <draw:text-box>
            <text:p text:style-name="P22"><text:span text:style-name="T5">9:30</text:span></text:p>
          </draw:text-box>
        </draw:frame>
        <draw:frame draw:style-name="gr11" draw:text-style-name="P8" draw:layer="layout" svg:width="0.717cm" svg:height="0.408cm" svg:x="14.711cm" svg:y="8.827cm">
          <draw:text-box>
            <text:p text:style-name="P22"><text:span text:style-name="T5">10:00</text:span></text:p>
          </draw:text-box>
        </draw:frame>
        <draw:frame draw:style-name="gr12" draw:text-style-name="P8" draw:layer="layout" svg:width="0.648cm" svg:height="0.409cm" svg:x="14.711cm" svg:y="9.227cm">
          <draw:text-box>
            <text:p text:style-name="P22"><text:span text:style-name="T5">10:30</text:span></text:p>
          </draw:text-box>
        </draw:frame>
        <draw:frame draw:style-name="gr13" draw:text-style-name="P8" draw:layer="layout" svg:width="0.632cm" svg:height="0.408cm" svg:x="14.711cm" svg:y="9.626cm">
          <draw:text-box>
            <text:p text:style-name="P22"><text:span text:style-name="T5">11:00</text:span></text:p>
          </draw:text-box>
        </draw:frame>
        <draw:frame draw:style-name="gr14" draw:text-style-name="P8" draw:layer="layout" svg:width="0.726cm" svg:height="0.408cm" svg:x="14.711cm" svg:y="10.025cm">
          <draw:text-box>
            <text:p text:style-name="P22"><text:span text:style-name="T5">11:30</text:span></text:p>
          </draw:text-box>
        </draw:frame>
        <draw:frame draw:style-name="gr15" draw:text-style-name="P8" draw:layer="layout" svg:width="0.709cm" svg:height="0.409cm" svg:x="14.711cm" svg:y="10.424cm">
          <draw:text-box>
            <text:p text:style-name="P22"><text:span text:style-name="T5">12:00</text:span></text:p>
          </draw:text-box>
        </draw:frame>
        <draw:frame draw:style-name="gr11" draw:text-style-name="P8" draw:layer="layout" svg:width="0.717cm" svg:height="0.408cm" svg:x="14.711cm" svg:y="10.824cm">
          <draw:text-box>
            <text:p text:style-name="P22"><text:span text:style-name="T5">12:30</text:span></text:p>
          </draw:text-box>
        </draw:frame>
        <draw:frame draw:style-name="gr16" draw:text-style-name="P8" draw:layer="layout" svg:width="0.701cm" svg:height="0.408cm" svg:x="14.711cm" svg:y="11.223cm">
          <draw:text-box>
            <text:p text:style-name="P22"><text:span text:style-name="T5">13:00</text:span></text:p>
          </draw:text-box>
        </draw:frame>
        <draw:frame draw:style-name="gr7" draw:text-style-name="P8" draw:layer="layout" svg:width="0.855cm" svg:height="0.408cm" svg:x="14.711cm" svg:y="12.34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1cm" svg:y="12.74cm">
          <draw:text-box>
            <text:p text:style-name="P22"><text:span text:style-name="T5">9:00 <text:s text:c="2"/></text:span></text:p>
          </draw:text-box>
        </draw:frame>
        <draw:frame draw:style-name="gr9" draw:text-style-name="P8" draw:layer="layout" svg:width="0.624cm" svg:height="0.408cm" svg:x="14.711cm" svg:y="13.139cm">
          <draw:text-box>
            <text:p text:style-name="P22"><text:span text:style-name="T5">10:00</text:span></text:p>
          </draw:text-box>
        </draw:frame>
        <draw:frame draw:style-name="gr10" draw:text-style-name="P8" draw:layer="layout" svg:width="0.733cm" svg:height="0.408cm" svg:x="14.711cm" svg:y="13.539cm">
          <draw:text-box>
            <text:p text:style-name="P22"><text:span text:style-name="T5">11:00</text:span></text:p>
          </draw:text-box>
        </draw:frame>
        <draw:frame draw:style-name="gr11" draw:text-style-name="P8" draw:layer="layout" svg:width="0.717cm" svg:height="0.408cm" svg:x="14.711cm" svg:y="13.937cm">
          <draw:text-box>
            <text:p text:style-name="P22"><text:span text:style-name="T5">12:00</text:span></text:p>
          </draw:text-box>
        </draw:frame>
        <draw:frame draw:style-name="gr12" draw:text-style-name="P8" draw:layer="layout" svg:width="0.648cm" svg:height="0.409cm" svg:x="14.711cm" svg:y="14.337cm">
          <draw:text-box>
            <text:p text:style-name="P22"><text:span text:style-name="T5">13:00</text:span></text:p>
          </draw:text-box>
        </draw:frame>
        <draw:frame draw:style-name="gr13" draw:text-style-name="P8" draw:layer="layout" svg:width="0.632cm" svg:height="0.408cm" svg:x="14.711cm" svg:y="14.736cm">
          <draw:text-box>
            <text:p text:style-name="P22"><text:span text:style-name="T5">14:00</text:span></text:p>
          </draw:text-box>
        </draw:frame>
        <draw:frame draw:style-name="gr14" draw:text-style-name="P8" draw:layer="layout" svg:width="0.726cm" svg:height="0.408cm" svg:x="14.711cm" svg:y="15.135cm">
          <draw:text-box>
            <text:p text:style-name="P22"><text:span text:style-name="T5">15:00</text:span></text:p>
          </draw:text-box>
        </draw:frame>
        <draw:frame draw:style-name="gr15" draw:text-style-name="P8" draw:layer="layout" svg:width="0.709cm" svg:height="0.409cm" svg:x="14.711cm" svg:y="15.534cm">
          <draw:text-box>
            <text:p text:style-name="P22"><text:span text:style-name="T5">16:00</text:span></text:p>
          </draw:text-box>
        </draw:frame>
        <draw:frame draw:style-name="gr11" draw:text-style-name="P8" draw:layer="layout" svg:width="0.717cm" svg:height="0.408cm" svg:x="14.711cm" svg:y="15.934cm">
          <draw:text-box>
            <text:p text:style-name="P22"><text:span text:style-name="T5">17:00</text:span></text:p>
          </draw:text-box>
        </draw:frame>
        <draw:frame draw:style-name="gr16" draw:text-style-name="P8" draw:layer="layout" svg:width="0.701cm" svg:height="0.408cm" svg:x="14.711cm" svg:y="16.333cm">
          <draw:text-box>
            <text:p text:style-name="P22"><text:span text:style-name="T5">18:00</text:span></text:p>
          </draw:text-box>
        </draw:frame>
        <draw:frame draw:style-name="gr7" draw:text-style-name="P8" draw:layer="layout" svg:width="0.855cm" svg:height="0.408cm" svg:x="21.11cm" svg:y="7.23cm">
          <draw:text-box>
            <text:p text:style-name="P22"><text:span text:style-name="T5">13:30 <text:s text:c="2"/></text:span></text:p>
          </draw:text-box>
        </draw:frame>
        <draw:frame draw:style-name="gr8" draw:text-style-name="P8" draw:layer="layout" svg:width="0.839cm" svg:height="0.408cm" svg:x="21.11cm" svg:y="7.63cm">
          <draw:text-box>
            <text:p text:style-name="P22"><text:span text:style-name="T5">14:00 <text:s text:c="2"/></text:span></text:p>
          </draw:text-box>
        </draw:frame>
        <draw:frame draw:style-name="gr9" draw:text-style-name="P8" draw:layer="layout" svg:width="0.624cm" svg:height="0.408cm" svg:x="21.11cm" svg:y="8.029cm">
          <draw:text-box>
            <text:p text:style-name="P22"><text:span text:style-name="T5">14:30</text:span></text:p>
          </draw:text-box>
        </draw:frame>
        <draw:frame draw:style-name="gr10" draw:text-style-name="P8" draw:layer="layout" svg:width="0.733cm" svg:height="0.408cm" svg:x="21.11cm" svg:y="8.429cm">
          <draw:text-box>
            <text:p text:style-name="P22"><text:span text:style-name="T5">15:00</text:span></text:p>
          </draw:text-box>
        </draw:frame>
        <draw:frame draw:style-name="gr11" draw:text-style-name="P8" draw:layer="layout" svg:width="0.717cm" svg:height="0.408cm" svg:x="21.11cm" svg:y="8.827cm">
          <draw:text-box>
            <text:p text:style-name="P22"><text:span text:style-name="T5">15:30</text:span></text:p>
          </draw:text-box>
        </draw:frame>
        <draw:frame draw:style-name="gr12" draw:text-style-name="P8" draw:layer="layout" svg:width="0.648cm" svg:height="0.409cm" svg:x="21.11cm" svg:y="9.227cm">
          <draw:text-box>
            <text:p text:style-name="P22"><text:span text:style-name="T5">16:00</text:span></text:p>
          </draw:text-box>
        </draw:frame>
        <draw:frame draw:style-name="gr13" draw:text-style-name="P8" draw:layer="layout" svg:width="0.632cm" svg:height="0.408cm" svg:x="21.11cm" svg:y="9.626cm">
          <draw:text-box>
            <text:p text:style-name="P22"><text:span text:style-name="T5">16:30</text:span></text:p>
          </draw:text-box>
        </draw:frame>
        <draw:frame draw:style-name="gr14" draw:text-style-name="P8" draw:layer="layout" svg:width="0.726cm" svg:height="0.408cm" svg:x="21.11cm" svg:y="10.025cm">
          <draw:text-box>
            <text:p text:style-name="P22"><text:span text:style-name="T5">17:00</text:span></text:p>
          </draw:text-box>
        </draw:frame>
        <draw:frame draw:style-name="gr15" draw:text-style-name="P8" draw:layer="layout" svg:width="0.709cm" svg:height="0.409cm" svg:x="21.11cm" svg:y="10.424cm">
          <draw:text-box>
            <text:p text:style-name="P22"><text:span text:style-name="T5">17:30</text:span></text:p>
          </draw:text-box>
        </draw:frame>
        <draw:frame draw:style-name="gr11" draw:text-style-name="P8" draw:layer="layout" svg:width="0.717cm" svg:height="0.408cm" svg:x="21.11cm" svg:y="10.824cm">
          <draw:text-box>
            <text:p text:style-name="P22"><text:span text:style-name="T5">18:00</text:span></text:p>
          </draw:text-box>
        </draw:frame>
        <draw:frame draw:style-name="gr16" draw:text-style-name="P8" draw:layer="layout" svg:width="0.701cm" svg:height="0.408cm" svg:x="21.11cm" svg:y="11.223cm">
          <draw:text-box>
            <text:p text:style-name="P22"><text:span text:style-name="T5">18:30</text:span></text:p>
          </draw:text-box>
        </draw:frame>
        <draw:frame draw:style-name="gr7" draw:text-style-name="P8" draw:layer="layout" svg:width="0.855cm" svg:height="0.408cm" svg:x="21.11cm" svg:y="2.13cm">
          <draw:text-box>
            <text:p text:style-name="P22"><text:span text:style-name="T5">13:30 <text:s text:c="2"/></text:span></text:p>
          </draw:text-box>
        </draw:frame>
        <draw:frame draw:style-name="gr8" draw:text-style-name="P8" draw:layer="layout" svg:width="0.839cm" svg:height="0.408cm" svg:x="21.11cm" svg:y="2.53cm">
          <draw:text-box>
            <text:p text:style-name="P22"><text:span text:style-name="T5">14:00 <text:s text:c="2"/></text:span></text:p>
          </draw:text-box>
        </draw:frame>
        <draw:frame draw:style-name="gr9" draw:text-style-name="P8" draw:layer="layout" svg:width="0.624cm" svg:height="0.408cm" svg:x="21.11cm" svg:y="2.929cm">
          <draw:text-box>
            <text:p text:style-name="P22"><text:span text:style-name="T5">14:30</text:span></text:p>
          </draw:text-box>
        </draw:frame>
        <draw:frame draw:style-name="gr10" draw:text-style-name="P8" draw:layer="layout" svg:width="0.733cm" svg:height="0.408cm" svg:x="21.11cm" svg:y="3.329cm">
          <draw:text-box>
            <text:p text:style-name="P22"><text:span text:style-name="T5">15:00</text:span></text:p>
          </draw:text-box>
        </draw:frame>
        <draw:frame draw:style-name="gr11" draw:text-style-name="P8" draw:layer="layout" svg:width="0.717cm" svg:height="0.408cm" svg:x="21.11cm" svg:y="3.727cm">
          <draw:text-box>
            <text:p text:style-name="P22"><text:span text:style-name="T5">15:30</text:span></text:p>
          </draw:text-box>
        </draw:frame>
        <draw:frame draw:style-name="gr12" draw:text-style-name="P8" draw:layer="layout" svg:width="0.648cm" svg:height="0.409cm" svg:x="21.11cm" svg:y="4.127cm">
          <draw:text-box>
            <text:p text:style-name="P22"><text:span text:style-name="T5">16:00</text:span></text:p>
          </draw:text-box>
        </draw:frame>
        <draw:frame draw:style-name="gr13" draw:text-style-name="P8" draw:layer="layout" svg:width="0.632cm" svg:height="0.408cm" svg:x="21.11cm" svg:y="4.526cm">
          <draw:text-box>
            <text:p text:style-name="P22"><text:span text:style-name="T5">16:30</text:span></text:p>
          </draw:text-box>
        </draw:frame>
        <draw:frame draw:style-name="gr14" draw:text-style-name="P8" draw:layer="layout" svg:width="0.726cm" svg:height="0.408cm" svg:x="21.11cm" svg:y="4.925cm">
          <draw:text-box>
            <text:p text:style-name="P22"><text:span text:style-name="T5">17:00</text:span></text:p>
          </draw:text-box>
        </draw:frame>
        <draw:frame draw:style-name="gr15" draw:text-style-name="P8" draw:layer="layout" svg:width="0.709cm" svg:height="0.409cm" svg:x="21.11cm" svg:y="5.324cm">
          <draw:text-box>
            <text:p text:style-name="P22"><text:span text:style-name="T5">17:30</text:span></text:p>
          </draw:text-box>
        </draw:frame>
        <draw:frame draw:style-name="gr11" draw:text-style-name="P8" draw:layer="layout" svg:width="0.717cm" svg:height="0.408cm" svg:x="21.11cm" svg:y="5.724cm">
          <draw:text-box>
            <text:p text:style-name="P22"><text:span text:style-name="T5">18:00</text:span></text:p>
          </draw:text-box>
        </draw:frame>
        <draw:frame draw:style-name="gr16" draw:text-style-name="P8" draw:layer="layout" svg:width="0.701cm" svg:height="0.408cm" svg:x="21.11cm" svg:y="6.123cm">
          <draw:text-box>
            <text:p text:style-name="P22"><text:span text:style-name="T5">18:30</text:span></text:p>
          </draw:text-box>
        </draw:frame>
        <draw:frame draw:style-name="gr7" draw:text-style-name="P8" draw:layer="layout" svg:width="0.855cm" svg:height="0.408cm" svg:x="21.11cm" svg:y="12.341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21.11cm" svg:y="12.741cm">
          <draw:text-box>
            <text:p text:style-name="P22"><text:span text:style-name="T5">9:00 <text:s text:c="2"/></text:span></text:p>
          </draw:text-box>
        </draw:frame>
        <draw:frame draw:style-name="gr9" draw:text-style-name="P8" draw:layer="layout" svg:width="0.624cm" svg:height="0.408cm" svg:x="21.11cm" svg:y="13.14cm">
          <draw:text-box>
            <text:p text:style-name="P22"><text:span text:style-name="T5">10:00</text:span></text:p>
          </draw:text-box>
        </draw:frame>
        <draw:frame draw:style-name="gr10" draw:text-style-name="P8" draw:layer="layout" svg:width="0.733cm" svg:height="0.408cm" svg:x="21.11cm" svg:y="13.54cm">
          <draw:text-box>
            <text:p text:style-name="P22"><text:span text:style-name="T5">11:00</text:span></text:p>
          </draw:text-box>
        </draw:frame>
        <draw:frame draw:style-name="gr11" draw:text-style-name="P8" draw:layer="layout" svg:width="0.717cm" svg:height="0.408cm" svg:x="21.11cm" svg:y="13.938cm">
          <draw:text-box>
            <text:p text:style-name="P22"><text:span text:style-name="T5">12:00</text:span></text:p>
          </draw:text-box>
        </draw:frame>
        <draw:frame draw:style-name="gr12" draw:text-style-name="P8" draw:layer="layout" svg:width="0.648cm" svg:height="0.409cm" svg:x="21.11cm" svg:y="14.338cm">
          <draw:text-box>
            <text:p text:style-name="P22"><text:span text:style-name="T5">13:00</text:span></text:p>
          </draw:text-box>
        </draw:frame>
        <draw:frame draw:style-name="gr13" draw:text-style-name="P8" draw:layer="layout" svg:width="0.632cm" svg:height="0.408cm" svg:x="21.11cm" svg:y="14.737cm">
          <draw:text-box>
            <text:p text:style-name="P22"><text:span text:style-name="T5">14:00</text:span></text:p>
          </draw:text-box>
        </draw:frame>
        <draw:frame draw:style-name="gr14" draw:text-style-name="P8" draw:layer="layout" svg:width="0.726cm" svg:height="0.408cm" svg:x="21.11cm" svg:y="15.136cm">
          <draw:text-box>
            <text:p text:style-name="P22"><text:span text:style-name="T5">15:00</text:span></text:p>
          </draw:text-box>
        </draw:frame>
        <draw:frame draw:style-name="gr15" draw:text-style-name="P8" draw:layer="layout" svg:width="0.709cm" svg:height="0.409cm" svg:x="21.11cm" svg:y="15.535cm">
          <draw:text-box>
            <text:p text:style-name="P22"><text:span text:style-name="T5">16:00</text:span></text:p>
          </draw:text-box>
        </draw:frame>
        <draw:frame draw:style-name="gr11" draw:text-style-name="P8" draw:layer="layout" svg:width="0.717cm" svg:height="0.408cm" svg:x="21.11cm" svg:y="15.935cm">
          <draw:text-box>
            <text:p text:style-name="P22"><text:span text:style-name="T5">17:00</text:span></text:p>
          </draw:text-box>
        </draw:frame>
        <draw:frame draw:style-name="gr16" draw:text-style-name="P8" draw:layer="layout" svg:width="0.701cm" svg:height="0.408cm" svg:x="21.11cm" svg:y="16.334cm">
          <draw:text-box>
            <text:p text:style-name="P22"><text:span text:style-name="T5">18:00</text:span></text:p>
          </draw:text-box>
        </draw:frame>
        <draw:custom-shape draw:style-name="gr22" draw:text-style-name="P12" draw:layer="layout" svg:width="3.461cm" svg:height="0.348cm" svg:x="23.667cm" svg:y="19.3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master-page79">
        <draw:frame draw:style-name="gr42" draw:text-style-name="P27" draw:layer="layout" svg:width="4.472cm" svg:height="0.533cm" svg:x="18.69cm" svg:y="4.562cm">
          <draw:text-box>
            <text:p text:style-name="P1"><text:span text:style-name="T10">DATOS PERSONALES</text:span></text:p>
          </draw:text-box>
        </draw:frame>
        <draw:path draw:style-name="gr43" draw:text-style-name="P28" draw:layer="layout" svg:width="6.817cm" svg:height="11.258cm" svg:x="17.423cm" svg:y="6.227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44" draw:text-style-name="P29" draw:layer="layout" svg:width="9.124cm" svg:height="5.76cm" svg:x="16.419cm" svg:y="12.052cm" svg:viewBox="0 0 9125 5761" draw:points="0,0 9125,0 9125,5761 0,5761">
          <text:p/>
        </draw:polygon>
        <draw:g>
          <draw:path draw:style-name="gr45" draw:text-style-name="P30" draw:layer="layout" svg:width="0.752cm" svg:height="1.704cm" svg:x="19.77cm" svg:y="16.905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45" draw:text-style-name="P30" draw:layer="layout" svg:width="0.573cm" svg:height="0.81cm" svg:x="20.329cm" svg:y="17.319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45" draw:text-style-name="P30" draw:layer="layout" svg:width="0.856cm" svg:height="0.525cm" svg:x="20.647cm" svg:y="17.59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45" draw:text-style-name="P30" draw:layer="layout" svg:width="0.115cm" svg:height="0.186cm" svg:x="20.716cm" svg:y="17.514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45" draw:text-style-name="P30" draw:layer="layout" svg:width="0.752cm" svg:height="1.705cm" svg:x="21.217cm" svg:y="16.905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44" draw:text-style-name="P31" draw:layer="layout" svg:width="1.506cm" svg:height="1.058cm" svg:x="17.374cm" svg:y="8.126cm" svg:viewBox="0 0 1507 1059" draw:points="0,0 1507,0 1507,1059 0,1059">
          <text:p/>
        </draw:polygon>
        <draw:polygon draw:style-name="gr44" draw:text-style-name="P31" draw:layer="layout" svg:width="2.367cm" svg:height="1.057cm" svg:x="17.315cm" svg:y="9.829cm" svg:viewBox="0 0 2368 1058" draw:points="0,0 2368,0 2368,1058 0,1058">
          <text:p/>
        </draw:polygon>
        <draw:frame draw:style-name="gr46" draw:text-style-name="P27" draw:layer="layout" svg:width="1.842cm" svg:height="0.533cm" svg:x="17.385cm" svg:y="8.386cm">
          <draw:text-box>
            <text:p text:style-name="P1"><text:span text:style-name="T11">Email: </text:span></text:p>
          </draw:text-box>
        </draw:frame>
        <draw:frame draw:style-name="gr47" draw:text-style-name="P27" draw:layer="layout" svg:width="2.796cm" svg:height="0.533cm" svg:x="17.389cm" svg:y="10.094cm">
          <draw:text-box>
            <text:p text:style-name="P1"><text:span text:style-name="T10">Telefono: </text:span></text:p>
          </draw:text-box>
        </draw:frame>
        <draw:frame draw:style-name="gr48" draw:text-style-name="P27" draw:layer="layout" svg:width="0.514cm" svg:height="0.533cm" svg:x="18.276cm" svg:y="10.111cm">
          <draw:text-box>
            <text:p text:style-name="P1"><text:span text:style-name="T10">´ </text:span></text:p>
          </draw:text-box>
        </draw:frame>
        <draw:polygon draw:style-name="gr44" draw:text-style-name="P31" draw:layer="layout" svg:width="1.716cm" svg:height="1.058cm" svg:x="17.425cm" svg:y="5.522cm" svg:viewBox="0 0 1717 1059" draw:points="0,0 1717,0 1717,1059 0,1059">
          <text:p/>
        </draw:polygon>
        <draw:frame draw:style-name="gr49" draw:text-style-name="P27" draw:layer="layout" svg:width="2.068cm" svg:height="0.533cm" svg:x="17.436cm" svg:y="5.782cm">
          <draw:text-box>
            <text:p text:style-name="P1"><text:span text:style-name="T11">Nombre: </text:span></text:p>
          </draw:text-box>
        </draw:frame>
        <draw:frame draw:style-name="gr1" draw:text-style-name="P2" draw:layer="layout" svg:width="2.869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un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1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ENER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arte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12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iércol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13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ot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emana 2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</draw:page>
      <draw:page draw:name="page6" draw:style-name="dp1" draw:master-page-name="master-page34">
        <draw:custom-shape draw:style-name="gr19" draw:text-style-name="P9" draw:layer="layout" svg:width="1.482cm" svg:height="0.604cm" svg:x="14.4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3.461cm" svg:height="0.348cm" svg:x="23.667cm" svg:y="18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4" draw:layer="layout" svg:width="0.198cm" svg:height="0.371cm" svg:x="23.787cm" svg:y="17.727cm">
          <draw:text-box>
            <text:p text:style-name="P13"><text:span text:style-name="T8">L</text:span></text:p>
          </draw:text-box>
        </draw:frame>
        <draw:frame draw:style-name="gr23" draw:text-style-name="P14" draw:layer="layout" svg:width="0.198cm" svg:height="0.371cm" svg:x="24.27cm" svg:y="17.727cm">
          <draw:text-box>
            <text:p text:style-name="P13"><text:span text:style-name="T8">M</text:span></text:p>
          </draw:text-box>
        </draw:frame>
        <draw:frame draw:style-name="gr23" draw:text-style-name="P14" draw:layer="layout" svg:width="0.198cm" svg:height="0.371cm" svg:x="24.782cm" svg:y="17.727cm">
          <draw:text-box>
            <text:p text:style-name="P13"><text:span text:style-name="T8">M</text:span></text:p>
          </draw:text-box>
        </draw:frame>
        <draw:frame draw:style-name="gr23" draw:text-style-name="P14" draw:layer="layout" svg:width="0.198cm" svg:height="0.371cm" svg:x="25.33cm" svg:y="17.727cm">
          <draw:text-box>
            <text:p text:style-name="P13"><text:span text:style-name="T8">J</text:span></text:p>
          </draw:text-box>
        </draw:frame>
        <draw:frame draw:style-name="gr23" draw:text-style-name="P14" draw:layer="layout" svg:width="0.198cm" svg:height="0.371cm" svg:x="25.825cm" svg:y="17.727cm">
          <draw:text-box>
            <text:p text:style-name="P13"><text:span text:style-name="T8">V</text:span></text:p>
          </draw:text-box>
        </draw:frame>
        <draw:frame draw:style-name="gr23" draw:text-style-name="P14" draw:layer="layout" svg:width="0.198cm" svg:height="0.371cm" svg:x="26.346cm" svg:y="17.727cm">
          <draw:text-box>
            <text:p text:style-name="P13"><text:span text:style-name="T8">S</text:span></text:p>
          </draw:text-box>
        </draw:frame>
        <draw:frame draw:style-name="gr23" draw:text-style-name="P14" draw:layer="layout" svg:width="0.198cm" svg:height="0.371cm" svg:x="26.847cm" svg:y="17.727cm">
          <draw:text-box>
            <text:p text:style-name="P13"><text:span text:style-name="T8">D</text:span></text:p>
          </draw:text-box>
        </draw:frame>
        <draw:custom-shape draw:style-name="gr24" draw:text-style-name="P9" draw:layer="layout" svg:width="3.293cm" svg:height="0.663cm" svg:x="23.747cm" svg:y="16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2cm" svg:y="17.003cm">
          <draw:text-box>
            <text:p text:style-name="P15"><text:span text:style-name="T6">Enero</text:span></text:p>
          </draw:text-box>
        </draw:frame>
        <draw:line draw:style-name="gr6" draw:text-style-name="P7" draw:layer="layout" svg:x1="23.747cm" svg:y1="18.078cm" svg:x2="27.029cm" svg:y2="18.078cm">
          <text:p/>
        </draw:line>
        <draw:frame draw:style-name="gr26" draw:text-style-name="P14" draw:layer="layout" svg:width="0.198cm" svg:height="0.298cm" svg:x="25.849cm" svg:y="18.374cm">
          <draw:text-box>
            <text:p text:style-name="P13"><text:span text:style-name="T8">1</text:span></text:p>
          </draw:text-box>
        </draw:frame>
        <draw:frame draw:style-name="gr26" draw:text-style-name="P14" draw:layer="layout" svg:width="0.198cm" svg:height="0.298cm" svg:x="26.362cm" svg:y="18.374cm">
          <draw:text-box>
            <text:p text:style-name="P13"><text:span text:style-name="T8">2</text:span></text:p>
          </draw:text-box>
        </draw:frame>
        <draw:frame draw:style-name="gr26" draw:text-style-name="P14" draw:layer="layout" svg:width="0.198cm" svg:height="0.298cm" svg:x="26.883cm" svg:y="18.374cm">
          <draw:text-box>
            <text:p text:style-name="P13"><text:span text:style-name="T8">3</text:span></text:p>
          </draw:text-box>
        </draw:frame>
        <draw:frame draw:style-name="gr26" draw:text-style-name="P14" draw:layer="layout" svg:width="0.198cm" svg:height="0.298cm" svg:x="23.796cm" svg:y="18.89cm">
          <draw:text-box>
            <text:p text:style-name="P13"><text:span text:style-name="T8">4</text:span></text:p>
          </draw:text-box>
        </draw:frame>
        <draw:frame draw:style-name="gr26" draw:text-style-name="P14" draw:layer="layout" svg:width="0.198cm" svg:height="0.298cm" svg:x="24.309cm" svg:y="18.89cm">
          <draw:text-box>
            <text:p text:style-name="P13"><text:span text:style-name="T8">5</text:span></text:p>
          </draw:text-box>
        </draw:frame>
        <draw:frame draw:style-name="gr27" draw:text-style-name="P14" draw:layer="layout" svg:width="0.257cm" svg:height="0.298cm" svg:x="24.786cm" svg:y="18.89cm">
          <draw:text-box>
            <text:p text:style-name="P13"><text:span text:style-name="T8">6</text:span></text:p>
          </draw:text-box>
        </draw:frame>
        <draw:frame draw:style-name="gr27" draw:text-style-name="P14" draw:layer="layout" svg:width="0.257cm" svg:height="0.298cm" svg:x="25.327cm" svg:y="18.89cm">
          <draw:text-box>
            <text:p text:style-name="P13"><text:span text:style-name="T8">7</text:span></text:p>
          </draw:text-box>
        </draw:frame>
        <draw:frame draw:style-name="gr27" draw:text-style-name="P14" draw:layer="layout" svg:width="0.257cm" svg:height="0.298cm" svg:x="25.816cm" svg:y="18.89cm">
          <draw:text-box>
            <text:p text:style-name="P13"><text:span text:style-name="T8">8</text:span></text:p>
          </draw:text-box>
        </draw:frame>
        <draw:frame draw:style-name="gr27" draw:text-style-name="P14" draw:layer="layout" svg:width="0.257cm" svg:height="0.298cm" svg:x="26.332cm" svg:y="18.89cm">
          <draw:text-box>
            <text:p text:style-name="P13"><text:span text:style-name="T8">9</text:span></text:p>
          </draw:text-box>
        </draw:frame>
        <draw:frame draw:style-name="gr27" draw:text-style-name="P14" draw:layer="layout" svg:width="0.257cm" svg:height="0.298cm" svg:x="26.845cm" svg:y="18.89cm">
          <draw:text-box>
            <text:p text:style-name="P13"><text:span text:style-name="T8">10</text:span></text:p>
          </draw:text-box>
        </draw:frame>
        <draw:frame draw:style-name="gr27" draw:text-style-name="P14" draw:layer="layout" svg:width="0.257cm" svg:height="0.298cm" svg:x="23.761cm" svg:y="19.407cm">
          <draw:text-box>
            <text:p text:style-name="P13"><text:span text:style-name="T8">11</text:span></text:p>
          </draw:text-box>
        </draw:frame>
        <draw:frame draw:style-name="gr27" draw:text-style-name="P14" draw:layer="layout" svg:width="0.257cm" svg:height="0.298cm" svg:x="24.275cm" svg:y="19.407cm">
          <draw:text-box>
            <text:p text:style-name="P13"><text:span text:style-name="T8">12</text:span></text:p>
          </draw:text-box>
        </draw:frame>
        <draw:frame draw:style-name="gr27" draw:text-style-name="P14" draw:layer="layout" svg:width="0.257cm" svg:height="0.298cm" svg:x="24.796cm" svg:y="19.407cm">
          <draw:text-box>
            <text:p text:style-name="P13"><text:span text:style-name="T8">13</text:span></text:p>
          </draw:text-box>
        </draw:frame>
        <draw:frame draw:style-name="gr27" draw:text-style-name="P14" draw:layer="layout" svg:width="0.257cm" svg:height="0.298cm" svg:x="25.302cm" svg:y="19.407cm">
          <draw:text-box>
            <text:p text:style-name="P13"><text:span text:style-name="T8">14</text:span></text:p>
          </draw:text-box>
        </draw:frame>
        <draw:frame draw:style-name="gr27" draw:text-style-name="P14" draw:layer="layout" svg:width="0.257cm" svg:height="0.298cm" svg:x="25.815cm" svg:y="19.407cm">
          <draw:text-box>
            <text:p text:style-name="P13"><text:span text:style-name="T8">15</text:span></text:p>
          </draw:text-box>
        </draw:frame>
        <draw:frame draw:style-name="gr27" draw:text-style-name="P14" draw:layer="layout" svg:width="0.257cm" svg:height="0.298cm" svg:x="26.302cm" svg:y="19.407cm">
          <draw:text-box>
            <text:p text:style-name="P13"><text:span text:style-name="T8">16</text:span></text:p>
          </draw:text-box>
        </draw:frame>
        <draw:frame draw:style-name="gr27" draw:text-style-name="P14" draw:layer="layout" svg:width="0.257cm" svg:height="0.298cm" svg:x="26.842cm" svg:y="19.407cm">
          <draw:text-box>
            <text:p text:style-name="P13"><text:span text:style-name="T8">17</text:span></text:p>
          </draw:text-box>
        </draw:frame>
        <draw:frame draw:style-name="gr27" draw:text-style-name="P14" draw:layer="layout" svg:width="0.257cm" svg:height="0.298cm" svg:x="23.737cm" svg:y="19.926cm">
          <draw:text-box>
            <text:p text:style-name="P13"><text:span text:style-name="T8">18</text:span></text:p>
          </draw:text-box>
        </draw:frame>
        <draw:frame draw:style-name="gr27" draw:text-style-name="P14" draw:layer="layout" svg:width="0.257cm" svg:height="0.298cm" svg:x="24.253cm" svg:y="19.926cm">
          <draw:text-box>
            <text:p text:style-name="P13"><text:span text:style-name="T8">19</text:span></text:p>
          </draw:text-box>
        </draw:frame>
        <draw:frame draw:style-name="gr27" draw:text-style-name="P14" draw:layer="layout" svg:width="0.257cm" svg:height="0.298cm" svg:x="24.767cm" svg:y="19.926cm">
          <draw:text-box>
            <text:p text:style-name="P13"><text:span text:style-name="T8">20</text:span></text:p>
          </draw:text-box>
        </draw:frame>
        <draw:frame draw:style-name="gr27" draw:text-style-name="P14" draw:layer="layout" svg:width="0.257cm" svg:height="0.298cm" svg:x="25.277cm" svg:y="19.926cm">
          <draw:text-box>
            <text:p text:style-name="P13"><text:span text:style-name="T8">21</text:span></text:p>
          </draw:text-box>
        </draw:frame>
        <draw:frame draw:style-name="gr27" draw:text-style-name="P14" draw:layer="layout" svg:width="0.257cm" svg:height="0.298cm" svg:x="25.79cm" svg:y="19.926cm">
          <draw:text-box>
            <text:p text:style-name="P13"><text:span text:style-name="T8">22</text:span></text:p>
          </draw:text-box>
        </draw:frame>
        <draw:frame draw:style-name="gr27" draw:text-style-name="P14" draw:layer="layout" svg:width="0.257cm" svg:height="0.298cm" svg:x="26.311cm" svg:y="19.926cm">
          <draw:text-box>
            <text:p text:style-name="P13"><text:span text:style-name="T8">23</text:span></text:p>
          </draw:text-box>
        </draw:frame>
        <draw:frame draw:style-name="gr27" draw:text-style-name="P14" draw:layer="layout" svg:width="0.257cm" svg:height="0.298cm" svg:x="26.819cm" svg:y="19.926cm">
          <draw:text-box>
            <text:p text:style-name="P13"><text:span text:style-name="T8">24</text:span></text:p>
          </draw:text-box>
        </draw:frame>
        <draw:frame draw:style-name="gr28" draw:text-style-name="P2" draw:layer="layout" svg:width="2.415cm" svg:height="0.398cm" svg:x="14.284cm" svg:y="20.771cm">
          <draw:text-box>
            <text:p text:style-name="P16"><text:span text:style-name="T1"><text:s text:c="30"/></text:span></text:p>
          </draw:text-box>
        </draw:frame>
        <draw:frame draw:style-name="gr28" draw:text-style-name="P2" draw:layer="layout" svg:width="2.415cm" svg:height="0.398cm" svg:x="14.285cm" svg:y="20.772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15.964cm" svg:y1="17.259cm" svg:x2="23.46cm" svg:y2="17.259cm">
          <text:p/>
        </draw:line>
        <draw:line draw:style-name="gr6" draw:text-style-name="P7" draw:layer="layout" svg:x1="14cm" svg:y1="17.659cm" svg:x2="23.46cm" svg:y2="17.659cm">
          <text:p/>
        </draw:line>
        <draw:line draw:style-name="gr6" draw:text-style-name="P7" draw:layer="layout" svg:x1="14cm" svg:y1="18.057cm" svg:x2="23.46cm" svg:y2="18.057cm">
          <text:p/>
        </draw:line>
        <draw:line draw:style-name="gr6" draw:text-style-name="P7" draw:layer="layout" svg:x1="14cm" svg:y1="18.457cm" svg:x2="23.46cm" svg:y2="18.457cm">
          <text:p/>
        </draw:line>
        <draw:line draw:style-name="gr6" draw:text-style-name="P7" draw:layer="layout" svg:x1="14cm" svg:y1="18.857cm" svg:x2="23.46cm" svg:y2="18.857cm">
          <text:p/>
        </draw:line>
        <draw:line draw:style-name="gr6" draw:text-style-name="P7" draw:layer="layout" svg:x1="14cm" svg:y1="19.256cm" svg:x2="23.46cm" svg:y2="19.256cm">
          <text:p/>
        </draw:line>
        <draw:line draw:style-name="gr6" draw:text-style-name="P7" draw:layer="layout" svg:x1="14cm" svg:y1="19.655cm" svg:x2="23.46cm" svg:y2="19.655cm">
          <text:p/>
        </draw:line>
        <draw:line draw:style-name="gr6" draw:text-style-name="P7" draw:layer="layout" svg:x1="14cm" svg:y1="20.054cm" svg:x2="23.46cm" svg:y2="20.054cm">
          <text:p/>
        </draw:line>
        <draw:line draw:style-name="gr6" draw:text-style-name="P7" draw:layer="layout" svg:x1="14cm" svg:y1="20.453cm" svg:x2="23.46cm" svg:y2="20.453cm">
          <text:p/>
        </draw:line>
        <draw:frame draw:style-name="gr29" draw:text-style-name="P2" draw:layer="layout" svg:width="2.782cm" svg:height="0.398cm" svg:x="15.046cm" svg:y="1.371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1.961cm" svg:x2="27.256cm" svg:y2="1.961cm">
          <text:p/>
        </draw:line>
        <draw:frame draw:style-name="gr29" draw:text-style-name="P2" draw:layer="layout" svg:width="2.782cm" svg:height="0.398cm" svg:x="15.047cm" svg:y="1.372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1.407cm">
          <draw:text-box>
            <text:p text:style-name="P15"><text:span text:style-name="T2">Jueves</text:span></text:p>
          </draw:text-box>
        </draw:frame>
        <draw:frame draw:style-name="gr31" draw:text-style-name="P5" draw:layer="layout" svg:width="0.557cm" svg:height="0.687cm" svg:x="14.615cm" svg:y="1.41cm">
          <draw:text-box>
            <text:p text:style-name="P17"><text:span text:style-name="T3">7</text:span></text:p>
          </draw:text-box>
        </draw:frame>
        <draw:frame draw:style-name="gr32" draw:text-style-name="P19" draw:layer="layout" svg:width="1.543cm" svg:height="1.729cm" svg:x="25.56cm" svg:y="0.697cm">
          <draw:text-box>
            <text:p text:style-name="P18"><text:span text:style-name="T4">2021</text:span></text:p>
          </draw:text-box>
        </draw:frame>
        <draw:frame draw:style-name="gr29" draw:text-style-name="P2" draw:layer="layout" svg:width="2.782cm" svg:height="0.398cm" svg:x="15.046cm" svg:y="6.372cm">
          <draw:text-box>
            <text:p text:style-name="P16"><text:span text:style-name="T1"><text:s text:c="30"/></text:span></text:p>
          </draw:text-box>
        </draw:frame>
        <draw:frame draw:style-name="gr29" draw:text-style-name="P2" draw:layer="layout" svg:width="2.782cm" svg:height="0.398cm" svg:x="15.047cm" svg:y="6.373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21.06cm" svg:y1="2.36cm" svg:x2="27.24cm" svg:y2="2.36cm">
          <text:p/>
        </draw:line>
        <draw:line draw:style-name="gr6" draw:text-style-name="P7" draw:layer="layout" svg:x1="21.06cm" svg:y1="2.759cm" svg:x2="27.241cm" svg:y2="2.759cm">
          <text:p/>
        </draw:line>
        <draw:line draw:style-name="gr6" draw:text-style-name="P7" draw:layer="layout" svg:x1="21.06cm" svg:y1="3.159cm" svg:x2="27.241cm" svg:y2="3.159cm">
          <text:p/>
        </draw:line>
        <draw:line draw:style-name="gr6" draw:text-style-name="P7" draw:layer="layout" svg:x1="21.06cm" svg:y1="3.557cm" svg:x2="27.241cm" svg:y2="3.557cm">
          <text:p/>
        </draw:line>
        <draw:line draw:style-name="gr6" draw:text-style-name="P7" draw:layer="layout" svg:x1="21.06cm" svg:y1="3.957cm" svg:x2="27.241cm" svg:y2="3.957cm">
          <text:p/>
        </draw:line>
        <draw:line draw:style-name="gr6" draw:text-style-name="P7" draw:layer="layout" svg:x1="21.06cm" svg:y1="4.357cm" svg:x2="27.241cm" svg:y2="4.357cm">
          <text:p/>
        </draw:line>
        <draw:line draw:style-name="gr6" draw:text-style-name="P7" draw:layer="layout" svg:x1="21.06cm" svg:y1="4.756cm" svg:x2="27.241cm" svg:y2="4.756cm">
          <text:p/>
        </draw:line>
        <draw:line draw:style-name="gr6" draw:text-style-name="P7" draw:layer="layout" svg:x1="21.06cm" svg:y1="5.155cm" svg:x2="27.241cm" svg:y2="5.155cm">
          <text:p/>
        </draw:line>
        <draw:line draw:style-name="gr6" draw:text-style-name="P7" draw:layer="layout" svg:x1="21.06cm" svg:y1="5.554cm" svg:x2="27.241cm" svg:y2="5.554cm">
          <text:p/>
        </draw:line>
        <draw:line draw:style-name="gr6" draw:text-style-name="P7" draw:layer="layout" svg:x1="21.06cm" svg:y1="5.953cm" svg:x2="27.241cm" svg:y2="5.953cm">
          <text:p/>
        </draw:line>
        <draw:line draw:style-name="gr6" draw:text-style-name="P7" draw:layer="layout" svg:x1="21.06cm" svg:y1="6.353cm" svg:x2="27.241cm" svg:y2="6.353cm">
          <text:p/>
        </draw:line>
        <draw:line draw:style-name="gr6" draw:text-style-name="P7" draw:layer="layout" svg:x1="14.66cm" svg:y1="2.361cm" svg:x2="20.84cm" svg:y2="2.361cm">
          <text:p/>
        </draw:line>
        <draw:line draw:style-name="gr6" draw:text-style-name="P7" draw:layer="layout" svg:x1="14.66cm" svg:y1="2.76cm" svg:x2="20.841cm" svg:y2="2.76cm">
          <text:p/>
        </draw:line>
        <draw:line draw:style-name="gr6" draw:text-style-name="P7" draw:layer="layout" svg:x1="14.66cm" svg:y1="3.16cm" svg:x2="20.841cm" svg:y2="3.16cm">
          <text:p/>
        </draw:line>
        <draw:line draw:style-name="gr6" draw:text-style-name="P7" draw:layer="layout" svg:x1="14.66cm" svg:y1="3.558cm" svg:x2="20.841cm" svg:y2="3.558cm">
          <text:p/>
        </draw:line>
        <draw:line draw:style-name="gr6" draw:text-style-name="P7" draw:layer="layout" svg:x1="14.66cm" svg:y1="3.958cm" svg:x2="20.841cm" svg:y2="3.958cm">
          <text:p/>
        </draw:line>
        <draw:line draw:style-name="gr6" draw:text-style-name="P7" draw:layer="layout" svg:x1="14.66cm" svg:y1="4.358cm" svg:x2="20.841cm" svg:y2="4.358cm">
          <text:p/>
        </draw:line>
        <draw:line draw:style-name="gr6" draw:text-style-name="P7" draw:layer="layout" svg:x1="14.66cm" svg:y1="4.757cm" svg:x2="20.841cm" svg:y2="4.757cm">
          <text:p/>
        </draw:line>
        <draw:line draw:style-name="gr6" draw:text-style-name="P7" draw:layer="layout" svg:x1="14.66cm" svg:y1="5.156cm" svg:x2="20.841cm" svg:y2="5.156cm">
          <text:p/>
        </draw:line>
        <draw:line draw:style-name="gr6" draw:text-style-name="P7" draw:layer="layout" svg:x1="14.66cm" svg:y1="5.555cm" svg:x2="20.841cm" svg:y2="5.555cm">
          <text:p/>
        </draw:line>
        <draw:line draw:style-name="gr6" draw:text-style-name="P7" draw:layer="layout" svg:x1="14.66cm" svg:y1="5.954cm" svg:x2="20.841cm" svg:y2="5.954cm">
          <text:p/>
        </draw:line>
        <draw:line draw:style-name="gr6" draw:text-style-name="P7" draw:layer="layout" svg:x1="14.66cm" svg:y1="6.354cm" svg:x2="20.841cm" svg:y2="6.354cm">
          <text:p/>
        </draw:line>
        <draw:frame draw:style-name="gr29" draw:text-style-name="P2" draw:layer="layout" svg:width="2.782cm" svg:height="0.398cm" svg:x="15.046cm" svg:y="6.471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7.061cm" svg:x2="27.256cm" svg:y2="7.061cm">
          <text:p/>
        </draw:line>
        <draw:frame draw:style-name="gr29" draw:text-style-name="P2" draw:layer="layout" svg:width="2.782cm" svg:height="0.398cm" svg:x="15.047cm" svg:y="6.472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6.507cm">
          <draw:text-box>
            <text:p text:style-name="P15"><text:span text:style-name="T2">Viernes</text:span></text:p>
          </draw:text-box>
        </draw:frame>
        <draw:frame draw:style-name="gr31" draw:text-style-name="P5" draw:layer="layout" svg:width="0.557cm" svg:height="0.687cm" svg:x="14.615cm" svg:y="6.51cm">
          <draw:text-box>
            <text:p text:style-name="P17"><text:span text:style-name="T3">8</text:span></text:p>
          </draw:text-box>
        </draw:frame>
        <draw:frame draw:style-name="gr29" draw:text-style-name="P2" draw:layer="layout" svg:width="2.782cm" svg:height="0.398cm" svg:x="15.046cm" svg:y="11.572cm">
          <draw:text-box>
            <text:p text:style-name="P16"><text:span text:style-name="T1"><text:s text:c="30"/></text:span></text:p>
          </draw:text-box>
        </draw:frame>
        <draw:frame draw:style-name="gr29" draw:text-style-name="P2" draw:layer="layout" svg:width="2.782cm" svg:height="0.398cm" svg:x="15.047cm" svg:y="11.573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21.06cm" svg:y1="7.46cm" svg:x2="27.24cm" svg:y2="7.46cm">
          <text:p/>
        </draw:line>
        <draw:line draw:style-name="gr6" draw:text-style-name="P7" draw:layer="layout" svg:x1="21.06cm" svg:y1="7.859cm" svg:x2="27.241cm" svg:y2="7.859cm">
          <text:p/>
        </draw:line>
        <draw:line draw:style-name="gr6" draw:text-style-name="P7" draw:layer="layout" svg:x1="21.06cm" svg:y1="8.259cm" svg:x2="27.241cm" svg:y2="8.259cm">
          <text:p/>
        </draw:line>
        <draw:line draw:style-name="gr6" draw:text-style-name="P7" draw:layer="layout" svg:x1="21.06cm" svg:y1="8.657cm" svg:x2="27.241cm" svg:y2="8.657cm">
          <text:p/>
        </draw:line>
        <draw:line draw:style-name="gr6" draw:text-style-name="P7" draw:layer="layout" svg:x1="21.06cm" svg:y1="9.057cm" svg:x2="27.241cm" svg:y2="9.057cm">
          <text:p/>
        </draw:line>
        <draw:line draw:style-name="gr6" draw:text-style-name="P7" draw:layer="layout" svg:x1="21.06cm" svg:y1="9.457cm" svg:x2="27.241cm" svg:y2="9.457cm">
          <text:p/>
        </draw:line>
        <draw:line draw:style-name="gr6" draw:text-style-name="P7" draw:layer="layout" svg:x1="21.06cm" svg:y1="9.856cm" svg:x2="27.241cm" svg:y2="9.856cm">
          <text:p/>
        </draw:line>
        <draw:line draw:style-name="gr6" draw:text-style-name="P7" draw:layer="layout" svg:x1="21.06cm" svg:y1="10.255cm" svg:x2="27.241cm" svg:y2="10.255cm">
          <text:p/>
        </draw:line>
        <draw:line draw:style-name="gr6" draw:text-style-name="P7" draw:layer="layout" svg:x1="21.06cm" svg:y1="10.654cm" svg:x2="27.241cm" svg:y2="10.654cm">
          <text:p/>
        </draw:line>
        <draw:line draw:style-name="gr6" draw:text-style-name="P7" draw:layer="layout" svg:x1="21.06cm" svg:y1="11.053cm" svg:x2="27.241cm" svg:y2="11.053cm">
          <text:p/>
        </draw:line>
        <draw:line draw:style-name="gr6" draw:text-style-name="P7" draw:layer="layout" svg:x1="21.06cm" svg:y1="11.453cm" svg:x2="27.241cm" svg:y2="11.453cm">
          <text:p/>
        </draw:line>
        <draw:line draw:style-name="gr33" draw:text-style-name="P20" draw:layer="layout" svg:x1="14.66cm" svg:y1="7.461cm" svg:x2="20.84cm" svg:y2="7.461cm">
          <text:p/>
        </draw:line>
        <draw:line draw:style-name="gr33" draw:text-style-name="P20" draw:layer="layout" svg:x1="14.66cm" svg:y1="7.86cm" svg:x2="20.841cm" svg:y2="7.86cm">
          <text:p/>
        </draw:line>
        <draw:line draw:style-name="gr33" draw:text-style-name="P20" draw:layer="layout" svg:x1="14.66cm" svg:y1="8.26cm" svg:x2="20.841cm" svg:y2="8.26cm">
          <text:p/>
        </draw:line>
        <draw:line draw:style-name="gr33" draw:text-style-name="P20" draw:layer="layout" svg:x1="14.66cm" svg:y1="8.658cm" svg:x2="20.841cm" svg:y2="8.658cm">
          <text:p/>
        </draw:line>
        <draw:line draw:style-name="gr33" draw:text-style-name="P20" draw:layer="layout" svg:x1="14.66cm" svg:y1="9.058cm" svg:x2="20.841cm" svg:y2="9.058cm">
          <text:p/>
        </draw:line>
        <draw:line draw:style-name="gr33" draw:text-style-name="P20" draw:layer="layout" svg:x1="14.66cm" svg:y1="9.458cm" svg:x2="20.841cm" svg:y2="9.458cm">
          <text:p/>
        </draw:line>
        <draw:line draw:style-name="gr33" draw:text-style-name="P20" draw:layer="layout" svg:x1="14.66cm" svg:y1="9.857cm" svg:x2="20.841cm" svg:y2="9.857cm">
          <text:p/>
        </draw:line>
        <draw:line draw:style-name="gr33" draw:text-style-name="P20" draw:layer="layout" svg:x1="14.66cm" svg:y1="10.256cm" svg:x2="20.841cm" svg:y2="10.256cm">
          <text:p/>
        </draw:line>
        <draw:line draw:style-name="gr33" draw:text-style-name="P20" draw:layer="layout" svg:x1="14.66cm" svg:y1="10.655cm" svg:x2="20.841cm" svg:y2="10.655cm">
          <text:p/>
        </draw:line>
        <draw:line draw:style-name="gr33" draw:text-style-name="P20" draw:layer="layout" svg:x1="14.66cm" svg:y1="11.054cm" svg:x2="20.841cm" svg:y2="11.054cm">
          <text:p/>
        </draw:line>
        <draw:line draw:style-name="gr33" draw:text-style-name="P20" draw:layer="layout" svg:x1="14.66cm" svg:y1="11.454cm" svg:x2="20.841cm" svg:y2="11.454cm">
          <text:p/>
        </draw:line>
        <draw:frame draw:style-name="gr29" draw:text-style-name="P2" draw:layer="layout" svg:width="2.782cm" svg:height="0.398cm" svg:x="15.046cm" svg:y="11.571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12.161cm" svg:x2="27.256cm" svg:y2="12.161cm">
          <text:p/>
        </draw:line>
        <draw:frame draw:style-name="gr29" draw:text-style-name="P2" draw:layer="layout" svg:width="2.782cm" svg:height="0.398cm" svg:x="15.047cm" svg:y="11.572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11.607cm">
          <draw:text-box>
            <text:p text:style-name="P15"><text:span text:style-name="T2">Sábado</text:span></text:p>
          </draw:text-box>
        </draw:frame>
        <draw:frame draw:style-name="gr34" draw:text-style-name="P5" draw:layer="layout" svg:width="0.518cm" svg:height="0.687cm" svg:x="14.615cm" svg:y="11.61cm">
          <draw:text-box>
            <text:p text:style-name="P17"><text:span text:style-name="T3">9</text:span></text:p>
          </draw:text-box>
        </draw:frame>
        <draw:line draw:style-name="gr6" draw:text-style-name="P7" draw:layer="layout" svg:x1="21.06cm" svg:y1="12.56cm" svg:x2="27.24cm" svg:y2="12.56cm">
          <text:p/>
        </draw:line>
        <draw:line draw:style-name="gr6" draw:text-style-name="P7" draw:layer="layout" svg:x1="21.06cm" svg:y1="12.959cm" svg:x2="27.241cm" svg:y2="12.959cm">
          <text:p/>
        </draw:line>
        <draw:line draw:style-name="gr6" draw:text-style-name="P7" draw:layer="layout" svg:x1="21.06cm" svg:y1="13.359cm" svg:x2="27.241cm" svg:y2="13.359cm">
          <text:p/>
        </draw:line>
        <draw:line draw:style-name="gr6" draw:text-style-name="P7" draw:layer="layout" svg:x1="21.06cm" svg:y1="13.757cm" svg:x2="27.241cm" svg:y2="13.757cm">
          <text:p/>
        </draw:line>
        <draw:line draw:style-name="gr6" draw:text-style-name="P7" draw:layer="layout" svg:x1="21.06cm" svg:y1="14.157cm" svg:x2="27.241cm" svg:y2="14.157cm">
          <text:p/>
        </draw:line>
        <draw:line draw:style-name="gr6" draw:text-style-name="P7" draw:layer="layout" svg:x1="21.06cm" svg:y1="14.557cm" svg:x2="27.241cm" svg:y2="14.557cm">
          <text:p/>
        </draw:line>
        <draw:line draw:style-name="gr6" draw:text-style-name="P7" draw:layer="layout" svg:x1="21.06cm" svg:y1="14.956cm" svg:x2="27.241cm" svg:y2="14.956cm">
          <text:p/>
        </draw:line>
        <draw:line draw:style-name="gr6" draw:text-style-name="P7" draw:layer="layout" svg:x1="21.06cm" svg:y1="15.355cm" svg:x2="27.241cm" svg:y2="15.355cm">
          <text:p/>
        </draw:line>
        <draw:line draw:style-name="gr6" draw:text-style-name="P7" draw:layer="layout" svg:x1="21.06cm" svg:y1="15.754cm" svg:x2="27.241cm" svg:y2="15.754cm">
          <text:p/>
        </draw:line>
        <draw:line draw:style-name="gr6" draw:text-style-name="P7" draw:layer="layout" svg:x1="21.06cm" svg:y1="16.153cm" svg:x2="27.241cm" svg:y2="16.153cm">
          <text:p/>
        </draw:line>
        <draw:line draw:style-name="gr33" draw:text-style-name="P21" draw:layer="layout" svg:x1="14.66cm" svg:y1="12.561cm" svg:x2="20.84cm" svg:y2="12.561cm">
          <text:p/>
        </draw:line>
        <draw:line draw:style-name="gr33" draw:text-style-name="P21" draw:layer="layout" svg:x1="14.66cm" svg:y1="12.96cm" svg:x2="20.841cm" svg:y2="12.96cm">
          <text:p/>
        </draw:line>
        <draw:line draw:style-name="gr33" draw:text-style-name="P21" draw:layer="layout" svg:x1="14.66cm" svg:y1="13.36cm" svg:x2="20.841cm" svg:y2="13.36cm">
          <text:p/>
        </draw:line>
        <draw:line draw:style-name="gr33" draw:text-style-name="P21" draw:layer="layout" svg:x1="14.66cm" svg:y1="13.758cm" svg:x2="20.841cm" svg:y2="13.758cm">
          <text:p/>
        </draw:line>
        <draw:line draw:style-name="gr33" draw:text-style-name="P21" draw:layer="layout" svg:x1="14.66cm" svg:y1="14.158cm" svg:x2="20.841cm" svg:y2="14.158cm">
          <text:p/>
        </draw:line>
        <draw:line draw:style-name="gr33" draw:text-style-name="P21" draw:layer="layout" svg:x1="14.66cm" svg:y1="14.558cm" svg:x2="20.841cm" svg:y2="14.558cm">
          <text:p/>
        </draw:line>
        <draw:line draw:style-name="gr33" draw:text-style-name="P21" draw:layer="layout" svg:x1="14.66cm" svg:y1="14.957cm" svg:x2="20.841cm" svg:y2="14.957cm">
          <text:p/>
        </draw:line>
        <draw:line draw:style-name="gr33" draw:text-style-name="P21" draw:layer="layout" svg:x1="14.66cm" svg:y1="15.356cm" svg:x2="20.841cm" svg:y2="15.356cm">
          <text:p/>
        </draw:line>
        <draw:line draw:style-name="gr33" draw:text-style-name="P21" draw:layer="layout" svg:x1="14.66cm" svg:y1="15.755cm" svg:x2="20.841cm" svg:y2="15.755cm">
          <text:p/>
        </draw:line>
        <draw:line draw:style-name="gr33" draw:text-style-name="P21" draw:layer="layout" svg:x1="14.66cm" svg:y1="16.154cm" svg:x2="20.841cm" svg:y2="16.154cm">
          <text:p/>
        </draw:line>
        <draw:frame draw:style-name="gr35" draw:text-style-name="P4" draw:layer="layout" svg:width="1.836cm" svg:height="0.533cm" svg:x="22.043cm" svg:y="11.608cm">
          <draw:text-box>
            <text:p text:style-name="P15"><text:span text:style-name="T2">Domingo</text:span></text:p>
          </draw:text-box>
        </draw:frame>
        <draw:frame draw:style-name="gr4" draw:text-style-name="P5" draw:layer="layout" svg:width="0.552cm" svg:height="0.687cm" svg:x="21.092cm" svg:y="11.611cm">
          <draw:text-box>
            <text:p text:style-name="P17"><text:span text:style-name="T3">10</text:span></text:p>
          </draw:text-box>
        </draw:frame>
        <draw:frame draw:style-name="gr27" draw:text-style-name="P14" draw:layer="layout" svg:width="0.257cm" svg:height="0.298cm" svg:x="23.738cm" svg:y="20.45cm">
          <draw:text-box>
            <text:p text:style-name="P13"><text:span text:style-name="T8">25</text:span></text:p>
          </draw:text-box>
        </draw:frame>
        <draw:frame draw:style-name="gr27" draw:text-style-name="P14" draw:layer="layout" svg:width="0.257cm" svg:height="0.298cm" svg:x="24.254cm" svg:y="20.45cm">
          <draw:text-box>
            <text:p text:style-name="P13"><text:span text:style-name="T8">26</text:span></text:p>
          </draw:text-box>
        </draw:frame>
        <draw:frame draw:style-name="gr27" draw:text-style-name="P14" draw:layer="layout" svg:width="0.257cm" svg:height="0.298cm" svg:x="24.768cm" svg:y="20.45cm">
          <draw:text-box>
            <text:p text:style-name="P13"><text:span text:style-name="T8">27</text:span></text:p>
          </draw:text-box>
        </draw:frame>
        <draw:frame draw:style-name="gr27" draw:text-style-name="P14" draw:layer="layout" svg:width="0.257cm" svg:height="0.298cm" svg:x="25.278cm" svg:y="20.45cm">
          <draw:text-box>
            <text:p text:style-name="P13"><text:span text:style-name="T8">28</text:span></text:p>
          </draw:text-box>
        </draw:frame>
        <draw:frame draw:style-name="gr27" draw:text-style-name="P14" draw:layer="layout" svg:width="0.257cm" svg:height="0.298cm" svg:x="25.791cm" svg:y="20.45cm">
          <draw:text-box>
            <text:p text:style-name="P13"><text:span text:style-name="T8">29</text:span></text:p>
          </draw:text-box>
        </draw:frame>
        <draw:frame draw:style-name="gr27" draw:text-style-name="P14" draw:layer="layout" svg:width="0.257cm" svg:height="0.298cm" svg:x="26.312cm" svg:y="20.45cm">
          <draw:text-box>
            <text:p text:style-name="P13"><text:span text:style-name="T8">30</text:span></text:p>
          </draw:text-box>
        </draw:frame>
        <draw:frame draw:style-name="gr27" draw:text-style-name="P14" draw:layer="layout" svg:width="0.257cm" svg:height="0.298cm" svg:x="26.82cm" svg:y="20.45cm">
          <draw:text-box>
            <text:p text:style-name="P13"><text:span text:style-name="T8">31</text:span></text:p>
          </draw:text-box>
        </draw:frame>
        <draw:frame draw:style-name="gr20" draw:text-style-name="P10" draw:layer="layout" svg:width="1.211cm" svg:height="0.517cm" svg:x="14.667cm" svg:y="17.004cm">
          <draw:text-box>
            <text:p text:style-name="P15"><text:span text:style-name="T6">Notas</text:span></text:p>
          </draw:text-box>
        </draw:frame>
        <draw:line draw:style-name="gr33" draw:text-style-name="P21" draw:layer="layout" svg:x1="14.661cm" svg:y1="16.55cm" svg:x2="20.842cm" svg:y2="16.55cm">
          <text:p/>
        </draw:line>
        <draw:line draw:style-name="gr6" draw:text-style-name="P7" draw:layer="layout" svg:x1="21.061cm" svg:y1="16.55cm" svg:x2="27.242cm" svg:y2="16.55cm">
          <text:p/>
        </draw:line>
        <draw:frame draw:style-name="gr7" draw:text-style-name="P8" draw:layer="layout" svg:width="0.855cm" svg:height="0.408cm" svg:x="14.71cm" svg:y="2.131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cm" svg:y="2.531cm">
          <draw:text-box>
            <text:p text:style-name="P22"><text:span text:style-name="T5">8:30 <text:s text:c="2"/></text:span></text:p>
          </draw:text-box>
        </draw:frame>
        <draw:frame draw:style-name="gr9" draw:text-style-name="P8" draw:layer="layout" svg:width="0.624cm" svg:height="0.408cm" svg:x="14.71cm" svg:y="2.93cm">
          <draw:text-box>
            <text:p text:style-name="P22"><text:span text:style-name="T5">9:00</text:span></text:p>
          </draw:text-box>
        </draw:frame>
        <draw:frame draw:style-name="gr10" draw:text-style-name="P8" draw:layer="layout" svg:width="0.733cm" svg:height="0.408cm" svg:x="14.71cm" svg:y="3.33cm">
          <draw:text-box>
            <text:p text:style-name="P22"><text:span text:style-name="T5">9:30</text:span></text:p>
          </draw:text-box>
        </draw:frame>
        <draw:frame draw:style-name="gr11" draw:text-style-name="P8" draw:layer="layout" svg:width="0.717cm" svg:height="0.408cm" svg:x="14.71cm" svg:y="3.728cm">
          <draw:text-box>
            <text:p text:style-name="P22"><text:span text:style-name="T5">10:00</text:span></text:p>
          </draw:text-box>
        </draw:frame>
        <draw:frame draw:style-name="gr12" draw:text-style-name="P8" draw:layer="layout" svg:width="0.648cm" svg:height="0.409cm" svg:x="14.71cm" svg:y="4.128cm">
          <draw:text-box>
            <text:p text:style-name="P22"><text:span text:style-name="T5">10:30</text:span></text:p>
          </draw:text-box>
        </draw:frame>
        <draw:frame draw:style-name="gr13" draw:text-style-name="P8" draw:layer="layout" svg:width="0.632cm" svg:height="0.408cm" svg:x="14.71cm" svg:y="4.527cm">
          <draw:text-box>
            <text:p text:style-name="P22"><text:span text:style-name="T5">11:00</text:span></text:p>
          </draw:text-box>
        </draw:frame>
        <draw:frame draw:style-name="gr14" draw:text-style-name="P8" draw:layer="layout" svg:width="0.726cm" svg:height="0.408cm" svg:x="14.71cm" svg:y="4.926cm">
          <draw:text-box>
            <text:p text:style-name="P22"><text:span text:style-name="T5">11:30</text:span></text:p>
          </draw:text-box>
        </draw:frame>
        <draw:frame draw:style-name="gr15" draw:text-style-name="P8" draw:layer="layout" svg:width="0.709cm" svg:height="0.409cm" svg:x="14.71cm" svg:y="5.325cm">
          <draw:text-box>
            <text:p text:style-name="P22"><text:span text:style-name="T5">12:00</text:span></text:p>
          </draw:text-box>
        </draw:frame>
        <draw:frame draw:style-name="gr11" draw:text-style-name="P8" draw:layer="layout" svg:width="0.717cm" svg:height="0.408cm" svg:x="14.71cm" svg:y="5.725cm">
          <draw:text-box>
            <text:p text:style-name="P22"><text:span text:style-name="T5">12:30</text:span></text:p>
          </draw:text-box>
        </draw:frame>
        <draw:frame draw:style-name="gr16" draw:text-style-name="P8" draw:layer="layout" svg:width="0.701cm" svg:height="0.408cm" svg:x="14.71cm" svg:y="6.124cm">
          <draw:text-box>
            <text:p text:style-name="P22"><text:span text:style-name="T5">13:00</text:span></text:p>
          </draw:text-box>
        </draw:frame>
        <draw:frame draw:style-name="gr7" draw:text-style-name="P8" draw:layer="layout" svg:width="0.855cm" svg:height="0.408cm" svg:x="14.711cm" svg:y="7.23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1cm" svg:y="7.63cm">
          <draw:text-box>
            <text:p text:style-name="P22"><text:span text:style-name="T5">8:30 <text:s text:c="2"/></text:span></text:p>
          </draw:text-box>
        </draw:frame>
        <draw:frame draw:style-name="gr9" draw:text-style-name="P8" draw:layer="layout" svg:width="0.624cm" svg:height="0.408cm" svg:x="14.711cm" svg:y="8.029cm">
          <draw:text-box>
            <text:p text:style-name="P22"><text:span text:style-name="T5">9:00</text:span></text:p>
          </draw:text-box>
        </draw:frame>
        <draw:frame draw:style-name="gr10" draw:text-style-name="P8" draw:layer="layout" svg:width="0.733cm" svg:height="0.408cm" svg:x="14.711cm" svg:y="8.429cm">
          <draw:text-box>
            <text:p text:style-name="P22"><text:span text:style-name="T5">9:30</text:span></text:p>
          </draw:text-box>
        </draw:frame>
        <draw:frame draw:style-name="gr11" draw:text-style-name="P8" draw:layer="layout" svg:width="0.717cm" svg:height="0.408cm" svg:x="14.711cm" svg:y="8.827cm">
          <draw:text-box>
            <text:p text:style-name="P22"><text:span text:style-name="T5">10:00</text:span></text:p>
          </draw:text-box>
        </draw:frame>
        <draw:frame draw:style-name="gr12" draw:text-style-name="P8" draw:layer="layout" svg:width="0.648cm" svg:height="0.409cm" svg:x="14.711cm" svg:y="9.227cm">
          <draw:text-box>
            <text:p text:style-name="P22"><text:span text:style-name="T5">10:30</text:span></text:p>
          </draw:text-box>
        </draw:frame>
        <draw:frame draw:style-name="gr13" draw:text-style-name="P8" draw:layer="layout" svg:width="0.632cm" svg:height="0.408cm" svg:x="14.711cm" svg:y="9.626cm">
          <draw:text-box>
            <text:p text:style-name="P22"><text:span text:style-name="T5">11:00</text:span></text:p>
          </draw:text-box>
        </draw:frame>
        <draw:frame draw:style-name="gr14" draw:text-style-name="P8" draw:layer="layout" svg:width="0.726cm" svg:height="0.408cm" svg:x="14.711cm" svg:y="10.025cm">
          <draw:text-box>
            <text:p text:style-name="P22"><text:span text:style-name="T5">11:30</text:span></text:p>
          </draw:text-box>
        </draw:frame>
        <draw:frame draw:style-name="gr15" draw:text-style-name="P8" draw:layer="layout" svg:width="0.709cm" svg:height="0.409cm" svg:x="14.711cm" svg:y="10.424cm">
          <draw:text-box>
            <text:p text:style-name="P22"><text:span text:style-name="T5">12:00</text:span></text:p>
          </draw:text-box>
        </draw:frame>
        <draw:frame draw:style-name="gr11" draw:text-style-name="P8" draw:layer="layout" svg:width="0.717cm" svg:height="0.408cm" svg:x="14.711cm" svg:y="10.824cm">
          <draw:text-box>
            <text:p text:style-name="P22"><text:span text:style-name="T5">12:30</text:span></text:p>
          </draw:text-box>
        </draw:frame>
        <draw:frame draw:style-name="gr16" draw:text-style-name="P8" draw:layer="layout" svg:width="0.701cm" svg:height="0.408cm" svg:x="14.711cm" svg:y="11.223cm">
          <draw:text-box>
            <text:p text:style-name="P22"><text:span text:style-name="T5">13:00</text:span></text:p>
          </draw:text-box>
        </draw:frame>
        <draw:frame draw:style-name="gr7" draw:text-style-name="P8" draw:layer="layout" svg:width="0.855cm" svg:height="0.408cm" svg:x="14.711cm" svg:y="12.34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1cm" svg:y="12.74cm">
          <draw:text-box>
            <text:p text:style-name="P22"><text:span text:style-name="T5">9:00 <text:s text:c="2"/></text:span></text:p>
          </draw:text-box>
        </draw:frame>
        <draw:frame draw:style-name="gr9" draw:text-style-name="P8" draw:layer="layout" svg:width="0.624cm" svg:height="0.408cm" svg:x="14.711cm" svg:y="13.139cm">
          <draw:text-box>
            <text:p text:style-name="P22"><text:span text:style-name="T5">10:00</text:span></text:p>
          </draw:text-box>
        </draw:frame>
        <draw:frame draw:style-name="gr10" draw:text-style-name="P8" draw:layer="layout" svg:width="0.733cm" svg:height="0.408cm" svg:x="14.711cm" svg:y="13.539cm">
          <draw:text-box>
            <text:p text:style-name="P22"><text:span text:style-name="T5">11:00</text:span></text:p>
          </draw:text-box>
        </draw:frame>
        <draw:frame draw:style-name="gr11" draw:text-style-name="P8" draw:layer="layout" svg:width="0.717cm" svg:height="0.408cm" svg:x="14.711cm" svg:y="13.937cm">
          <draw:text-box>
            <text:p text:style-name="P22"><text:span text:style-name="T5">12:00</text:span></text:p>
          </draw:text-box>
        </draw:frame>
        <draw:frame draw:style-name="gr12" draw:text-style-name="P8" draw:layer="layout" svg:width="0.648cm" svg:height="0.409cm" svg:x="14.711cm" svg:y="14.337cm">
          <draw:text-box>
            <text:p text:style-name="P22"><text:span text:style-name="T5">13:00</text:span></text:p>
          </draw:text-box>
        </draw:frame>
        <draw:frame draw:style-name="gr13" draw:text-style-name="P8" draw:layer="layout" svg:width="0.632cm" svg:height="0.408cm" svg:x="14.711cm" svg:y="14.736cm">
          <draw:text-box>
            <text:p text:style-name="P22"><text:span text:style-name="T5">14:00</text:span></text:p>
          </draw:text-box>
        </draw:frame>
        <draw:frame draw:style-name="gr14" draw:text-style-name="P8" draw:layer="layout" svg:width="0.726cm" svg:height="0.408cm" svg:x="14.711cm" svg:y="15.135cm">
          <draw:text-box>
            <text:p text:style-name="P22"><text:span text:style-name="T5">15:00</text:span></text:p>
          </draw:text-box>
        </draw:frame>
        <draw:frame draw:style-name="gr15" draw:text-style-name="P8" draw:layer="layout" svg:width="0.709cm" svg:height="0.409cm" svg:x="14.711cm" svg:y="15.534cm">
          <draw:text-box>
            <text:p text:style-name="P22"><text:span text:style-name="T5">16:00</text:span></text:p>
          </draw:text-box>
        </draw:frame>
        <draw:frame draw:style-name="gr11" draw:text-style-name="P8" draw:layer="layout" svg:width="0.717cm" svg:height="0.408cm" svg:x="14.711cm" svg:y="15.934cm">
          <draw:text-box>
            <text:p text:style-name="P22"><text:span text:style-name="T5">17:00</text:span></text:p>
          </draw:text-box>
        </draw:frame>
        <draw:frame draw:style-name="gr16" draw:text-style-name="P8" draw:layer="layout" svg:width="0.701cm" svg:height="0.408cm" svg:x="14.711cm" svg:y="16.333cm">
          <draw:text-box>
            <text:p text:style-name="P22"><text:span text:style-name="T5">18:00</text:span></text:p>
          </draw:text-box>
        </draw:frame>
        <draw:frame draw:style-name="gr7" draw:text-style-name="P8" draw:layer="layout" svg:width="0.855cm" svg:height="0.408cm" svg:x="21.11cm" svg:y="7.23cm">
          <draw:text-box>
            <text:p text:style-name="P22"><text:span text:style-name="T5">13:30 <text:s text:c="2"/></text:span></text:p>
          </draw:text-box>
        </draw:frame>
        <draw:frame draw:style-name="gr8" draw:text-style-name="P8" draw:layer="layout" svg:width="0.839cm" svg:height="0.408cm" svg:x="21.11cm" svg:y="7.63cm">
          <draw:text-box>
            <text:p text:style-name="P22"><text:span text:style-name="T5">14:00 <text:s text:c="2"/></text:span></text:p>
          </draw:text-box>
        </draw:frame>
        <draw:frame draw:style-name="gr9" draw:text-style-name="P8" draw:layer="layout" svg:width="0.624cm" svg:height="0.408cm" svg:x="21.11cm" svg:y="8.029cm">
          <draw:text-box>
            <text:p text:style-name="P22"><text:span text:style-name="T5">14:30</text:span></text:p>
          </draw:text-box>
        </draw:frame>
        <draw:frame draw:style-name="gr10" draw:text-style-name="P8" draw:layer="layout" svg:width="0.733cm" svg:height="0.408cm" svg:x="21.11cm" svg:y="8.429cm">
          <draw:text-box>
            <text:p text:style-name="P22"><text:span text:style-name="T5">15:00</text:span></text:p>
          </draw:text-box>
        </draw:frame>
        <draw:frame draw:style-name="gr11" draw:text-style-name="P8" draw:layer="layout" svg:width="0.717cm" svg:height="0.408cm" svg:x="21.11cm" svg:y="8.827cm">
          <draw:text-box>
            <text:p text:style-name="P22"><text:span text:style-name="T5">15:30</text:span></text:p>
          </draw:text-box>
        </draw:frame>
        <draw:frame draw:style-name="gr12" draw:text-style-name="P8" draw:layer="layout" svg:width="0.648cm" svg:height="0.409cm" svg:x="21.11cm" svg:y="9.227cm">
          <draw:text-box>
            <text:p text:style-name="P22"><text:span text:style-name="T5">16:00</text:span></text:p>
          </draw:text-box>
        </draw:frame>
        <draw:frame draw:style-name="gr13" draw:text-style-name="P8" draw:layer="layout" svg:width="0.632cm" svg:height="0.408cm" svg:x="21.11cm" svg:y="9.626cm">
          <draw:text-box>
            <text:p text:style-name="P22"><text:span text:style-name="T5">16:30</text:span></text:p>
          </draw:text-box>
        </draw:frame>
        <draw:frame draw:style-name="gr14" draw:text-style-name="P8" draw:layer="layout" svg:width="0.726cm" svg:height="0.408cm" svg:x="21.11cm" svg:y="10.025cm">
          <draw:text-box>
            <text:p text:style-name="P22"><text:span text:style-name="T5">17:00</text:span></text:p>
          </draw:text-box>
        </draw:frame>
        <draw:frame draw:style-name="gr15" draw:text-style-name="P8" draw:layer="layout" svg:width="0.709cm" svg:height="0.409cm" svg:x="21.11cm" svg:y="10.424cm">
          <draw:text-box>
            <text:p text:style-name="P22"><text:span text:style-name="T5">17:30</text:span></text:p>
          </draw:text-box>
        </draw:frame>
        <draw:frame draw:style-name="gr11" draw:text-style-name="P8" draw:layer="layout" svg:width="0.717cm" svg:height="0.408cm" svg:x="21.11cm" svg:y="10.824cm">
          <draw:text-box>
            <text:p text:style-name="P22"><text:span text:style-name="T5">18:00</text:span></text:p>
          </draw:text-box>
        </draw:frame>
        <draw:frame draw:style-name="gr16" draw:text-style-name="P8" draw:layer="layout" svg:width="0.701cm" svg:height="0.408cm" svg:x="21.11cm" svg:y="11.223cm">
          <draw:text-box>
            <text:p text:style-name="P22"><text:span text:style-name="T5">18:30</text:span></text:p>
          </draw:text-box>
        </draw:frame>
        <draw:frame draw:style-name="gr7" draw:text-style-name="P8" draw:layer="layout" svg:width="0.855cm" svg:height="0.408cm" svg:x="21.11cm" svg:y="2.13cm">
          <draw:text-box>
            <text:p text:style-name="P22"><text:span text:style-name="T5">13:30 <text:s text:c="2"/></text:span></text:p>
          </draw:text-box>
        </draw:frame>
        <draw:frame draw:style-name="gr8" draw:text-style-name="P8" draw:layer="layout" svg:width="0.839cm" svg:height="0.408cm" svg:x="21.11cm" svg:y="2.53cm">
          <draw:text-box>
            <text:p text:style-name="P22"><text:span text:style-name="T5">14:00 <text:s text:c="2"/></text:span></text:p>
          </draw:text-box>
        </draw:frame>
        <draw:frame draw:style-name="gr9" draw:text-style-name="P8" draw:layer="layout" svg:width="0.624cm" svg:height="0.408cm" svg:x="21.11cm" svg:y="2.929cm">
          <draw:text-box>
            <text:p text:style-name="P22"><text:span text:style-name="T5">14:30</text:span></text:p>
          </draw:text-box>
        </draw:frame>
        <draw:frame draw:style-name="gr10" draw:text-style-name="P8" draw:layer="layout" svg:width="0.733cm" svg:height="0.408cm" svg:x="21.11cm" svg:y="3.329cm">
          <draw:text-box>
            <text:p text:style-name="P22"><text:span text:style-name="T5">15:00</text:span></text:p>
          </draw:text-box>
        </draw:frame>
        <draw:frame draw:style-name="gr11" draw:text-style-name="P8" draw:layer="layout" svg:width="0.717cm" svg:height="0.408cm" svg:x="21.11cm" svg:y="3.727cm">
          <draw:text-box>
            <text:p text:style-name="P22"><text:span text:style-name="T5">15:30</text:span></text:p>
          </draw:text-box>
        </draw:frame>
        <draw:frame draw:style-name="gr12" draw:text-style-name="P8" draw:layer="layout" svg:width="0.648cm" svg:height="0.409cm" svg:x="21.11cm" svg:y="4.127cm">
          <draw:text-box>
            <text:p text:style-name="P22"><text:span text:style-name="T5">16:00</text:span></text:p>
          </draw:text-box>
        </draw:frame>
        <draw:frame draw:style-name="gr13" draw:text-style-name="P8" draw:layer="layout" svg:width="0.632cm" svg:height="0.408cm" svg:x="21.11cm" svg:y="4.526cm">
          <draw:text-box>
            <text:p text:style-name="P22"><text:span text:style-name="T5">16:30</text:span></text:p>
          </draw:text-box>
        </draw:frame>
        <draw:frame draw:style-name="gr14" draw:text-style-name="P8" draw:layer="layout" svg:width="0.726cm" svg:height="0.408cm" svg:x="21.11cm" svg:y="4.925cm">
          <draw:text-box>
            <text:p text:style-name="P22"><text:span text:style-name="T5">17:00</text:span></text:p>
          </draw:text-box>
        </draw:frame>
        <draw:frame draw:style-name="gr15" draw:text-style-name="P8" draw:layer="layout" svg:width="0.709cm" svg:height="0.409cm" svg:x="21.11cm" svg:y="5.324cm">
          <draw:text-box>
            <text:p text:style-name="P22"><text:span text:style-name="T5">17:30</text:span></text:p>
          </draw:text-box>
        </draw:frame>
        <draw:frame draw:style-name="gr11" draw:text-style-name="P8" draw:layer="layout" svg:width="0.717cm" svg:height="0.408cm" svg:x="21.11cm" svg:y="5.724cm">
          <draw:text-box>
            <text:p text:style-name="P22"><text:span text:style-name="T5">18:00</text:span></text:p>
          </draw:text-box>
        </draw:frame>
        <draw:frame draw:style-name="gr16" draw:text-style-name="P8" draw:layer="layout" svg:width="0.701cm" svg:height="0.408cm" svg:x="21.11cm" svg:y="6.123cm">
          <draw:text-box>
            <text:p text:style-name="P22"><text:span text:style-name="T5">18:30</text:span></text:p>
          </draw:text-box>
        </draw:frame>
        <draw:frame draw:style-name="gr7" draw:text-style-name="P8" draw:layer="layout" svg:width="0.855cm" svg:height="0.408cm" svg:x="21.11cm" svg:y="12.341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21.11cm" svg:y="12.741cm">
          <draw:text-box>
            <text:p text:style-name="P22"><text:span text:style-name="T5">9:00 <text:s text:c="2"/></text:span></text:p>
          </draw:text-box>
        </draw:frame>
        <draw:frame draw:style-name="gr9" draw:text-style-name="P8" draw:layer="layout" svg:width="0.624cm" svg:height="0.408cm" svg:x="21.11cm" svg:y="13.14cm">
          <draw:text-box>
            <text:p text:style-name="P22"><text:span text:style-name="T5">10:00</text:span></text:p>
          </draw:text-box>
        </draw:frame>
        <draw:frame draw:style-name="gr10" draw:text-style-name="P8" draw:layer="layout" svg:width="0.733cm" svg:height="0.408cm" svg:x="21.11cm" svg:y="13.54cm">
          <draw:text-box>
            <text:p text:style-name="P22"><text:span text:style-name="T5">11:00</text:span></text:p>
          </draw:text-box>
        </draw:frame>
        <draw:frame draw:style-name="gr11" draw:text-style-name="P8" draw:layer="layout" svg:width="0.717cm" svg:height="0.408cm" svg:x="21.11cm" svg:y="13.938cm">
          <draw:text-box>
            <text:p text:style-name="P22"><text:span text:style-name="T5">12:00</text:span></text:p>
          </draw:text-box>
        </draw:frame>
        <draw:frame draw:style-name="gr12" draw:text-style-name="P8" draw:layer="layout" svg:width="0.648cm" svg:height="0.409cm" svg:x="21.11cm" svg:y="14.338cm">
          <draw:text-box>
            <text:p text:style-name="P22"><text:span text:style-name="T5">13:00</text:span></text:p>
          </draw:text-box>
        </draw:frame>
        <draw:frame draw:style-name="gr13" draw:text-style-name="P8" draw:layer="layout" svg:width="0.632cm" svg:height="0.408cm" svg:x="21.11cm" svg:y="14.737cm">
          <draw:text-box>
            <text:p text:style-name="P22"><text:span text:style-name="T5">14:00</text:span></text:p>
          </draw:text-box>
        </draw:frame>
        <draw:frame draw:style-name="gr14" draw:text-style-name="P8" draw:layer="layout" svg:width="0.726cm" svg:height="0.408cm" svg:x="21.11cm" svg:y="15.136cm">
          <draw:text-box>
            <text:p text:style-name="P22"><text:span text:style-name="T5">15:00</text:span></text:p>
          </draw:text-box>
        </draw:frame>
        <draw:frame draw:style-name="gr15" draw:text-style-name="P8" draw:layer="layout" svg:width="0.709cm" svg:height="0.409cm" svg:x="21.11cm" svg:y="15.535cm">
          <draw:text-box>
            <text:p text:style-name="P22"><text:span text:style-name="T5">16:00</text:span></text:p>
          </draw:text-box>
        </draw:frame>
        <draw:frame draw:style-name="gr11" draw:text-style-name="P8" draw:layer="layout" svg:width="0.717cm" svg:height="0.408cm" svg:x="21.11cm" svg:y="15.935cm">
          <draw:text-box>
            <text:p text:style-name="P22"><text:span text:style-name="T5">17:00</text:span></text:p>
          </draw:text-box>
        </draw:frame>
        <draw:frame draw:style-name="gr16" draw:text-style-name="P8" draw:layer="layout" svg:width="0.701cm" svg:height="0.408cm" svg:x="21.11cm" svg:y="16.334cm">
          <draw:text-box>
            <text:p text:style-name="P22"><text:span text:style-name="T5">18:00</text:span></text:p>
          </draw:text-box>
        </draw:frame>
      </draw:page>
      <draw:page draw:name="page7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un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4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ENER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arte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5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iércol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6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30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ot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emana 1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 text:c="2"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 text:c="2"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</draw:page>
      <draw:page draw:name="page8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22"/></text:span><text:span text:style-name="T1"><text:s text:c="8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un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2</text:span><text:span text:style-name="T3">8</text:span></text:p>
          </draw:text-box>
        </draw:frame>
        <draw:frame draw:style-name="gr5" draw:text-style-name="P6" draw:layer="layout" svg:width="4.561cm" svg:height="0.776cm" svg:x="0.92cm" svg:y="0.85cm">
          <draw:text-box>
            <text:p text:style-name="P1"><text:span text:style-name="T12">D</text:span><text:span text:style-name="T12">I</text:span><text:span text:style-name="T12">C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text:span text:style-name="T12"> </text:span><text:span text:style-name="T12">/ </text:span><text:span text:style-name="T12">E</text:span><text:span text:style-name="T12">N</text:span><text:span text:style-name="T12">E</text:span><text:span text:style-name="T12">R</text:span><text:span text:style-name="T12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</text:span><text:span text:style-name="T5">00 </text:span><text:span text:style-name="T5"><text:s text:c="2"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</text:span><text:span text:style-name="T5">30 </text:span><text:span text:style-name="T5"><text:s text:c="2"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</text:span><text:span text:style-name="T5">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</text:span><text:span text:style-name="T5">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</text:span><text:span text:style-name="T5">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</text:span><text:span text:style-name="T5">:3</text:span><text:span text:style-name="T5">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</text:span><text:span text:style-name="T5">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</text:span><text:span text:style-name="T5">3</text:span><text:span text:style-name="T5">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</text:span><text:span text:style-name="T5">:0</text:span><text:span text:style-name="T5">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</text:span><text:span text:style-name="T5">2</text:span><text:span text:style-name="T5">:</text:span><text:span text:style-name="T5">3</text:span><text:span text:style-name="T5">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</text:span><text:span text:style-name="T5">:0</text:span><text:span text:style-name="T5">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</text:span><text:span text:style-name="T2">r</text:span><text:span text:style-name="T2">t</text:span><text:span text:style-name="T2">e</text:span><text:span text:style-name="T2">s</text:span></text:p>
          </draw:text-box>
        </draw:frame>
        <draw:frame draw:style-name="gr17" draw:text-style-name="P5" draw:layer="layout" svg:width="0.548cm" svg:height="0.687cm" svg:x="0.92cm" svg:y="6.51cm">
          <draw:text-box>
            <text:p text:style-name="P1"><text:span text:style-name="T3">2</text:span><text:span text:style-name="T3">9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</text:span><text:span text:style-name="T2">é</text:span><text:span text:style-name="T2">r</text:span><text:span text:style-name="T2">c</text:span><text:span text:style-name="T2">o</text:span><text:span text:style-name="T2">l</text:span><text:span text:style-name="T2">e</text:span><text:span text:style-name="T2">s</text:span></text:p>
          </draw:text-box>
        </draw:frame>
        <draw:frame draw:style-name="gr18" draw:text-style-name="P5" draw:layer="layout" svg:width="0.548cm" svg:height="0.687cm" svg:x="0.92cm" svg:y="11.61cm">
          <draw:text-box>
            <text:p text:style-name="P1"><text:span text:style-name="T3">3</text:span><text:span text:style-name="T3">0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2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2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</text:span><text:span text:style-name="T5">:3</text:span><text:span text:style-name="T5">0 <text:s/></text:span><text:span text:style-name="T5"><text:s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</text:span><text:span text:style-name="T5">:0</text:span><text:span text:style-name="T5">0 <text:s/></text:span><text:span text:style-name="T5"><text:s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</text:span><text:span text:style-name="T5">:3</text:span><text:span text:style-name="T5">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</text:span><text:span text:style-name="T5">5</text:span><text:span text:style-name="T5">:</text:span><text:span text:style-name="T5">0</text:span><text:span text:style-name="T5">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</text:span><text:span text:style-name="T5">:3</text:span><text:span text:style-name="T5">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</text:span><text:span text:style-name="T5">:0</text:span><text:span text:style-name="T5">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</text:span><text:span text:style-name="T5">:3</text:span><text:span text:style-name="T5">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</text:span><text:span text:style-name="T5">7</text:span><text:span text:style-name="T5">:</text:span><text:span text:style-name="T5">0</text:span><text:span text:style-name="T5">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</text:span><text:span text:style-name="T5">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</text:span><text:span text:style-name="T5">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</text:span><text:span text:style-name="T5">8</text:span><text:span text:style-name="T5">:</text:span><text:span text:style-name="T5">3</text:span><text:span text:style-name="T5">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</text:span><text:span text:style-name="T6">t</text:span><text:span text:style-name="T6">a</text:span><text:span text:style-name="T6">s</text:span></text:p>
          </draw:text-box>
        </draw:frame>
        <draw:frame draw:style-name="gr21" draw:text-style-name="P11" draw:layer="layout" svg:width="2.275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</text:span><text:span text:style-name="T7"> </text:span><text:span text:style-name="T7">5</text:span><text:span text:style-name="T7">3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</text:span><text:span text:style-name="T5">:3</text:span><text:span text:style-name="T5">0 <text:s/></text:span><text:span text:style-name="T5"><text:s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</text:span><text:span text:style-name="T5">00 <text:s/></text:span><text:span text:style-name="T5"><text:s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</text:span><text:span text:style-name="T5">:3</text:span><text:span text:style-name="T5">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</text:span><text:span text:style-name="T5">:0</text:span><text:span text:style-name="T5">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</text:span><text:span text:style-name="T5">:3</text:span><text:span text:style-name="T5">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</text:span><text:span text:style-name="T5">:0</text:span><text:span text:style-name="T5">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</text:span><text:span text:style-name="T5">:3</text:span><text:span text:style-name="T5">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</text:span><text:span text:style-name="T5">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</text:span><text:span text:style-name="T5">:3</text:span><text:span text:style-name="T5">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</text:span><text:span text:style-name="T5">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</text:span><text:span text:style-name="T5">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</text:span><text:span text:style-name="T5">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</text:span><text:span text:style-name="T5">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</text:span><text:span text:style-name="T5">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</text:span><text:span text:style-name="T5">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</text:span><text:span text:style-name="T5">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</text:span><text:span text:style-name="T5">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</text:span><text:span text:style-name="T5">:3</text:span><text:span text:style-name="T5">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</text:span><text:span text:style-name="T5">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</text:span><text:span text:style-name="T5">:3</text:span><text:span text:style-name="T5">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</text:span><text:span text:style-name="T5">:0</text:span><text:span text:style-name="T5">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</text:span><text:span text:style-name="T5">8</text:span><text:span text:style-name="T5">:</text:span><text:span text:style-name="T5">3</text:span><text:span text:style-name="T5">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</text:span><text:span text:style-name="T5">0</text:span><text:span text:style-name="T5">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</text:span><text:span text:style-name="T5">3</text:span><text:span text:style-name="T5">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</text:span><text:span text:style-name="T5">0</text:span><text:span text:style-name="T5">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</text:span><text:span text:style-name="T5">3</text:span><text:span text:style-name="T5">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</text:span><text:span text:style-name="T5">:0</text:span><text:span text:style-name="T5">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</text:span><text:span text:style-name="T5">0</text:span><text:span text:style-name="T5">:</text:span><text:span text:style-name="T5">3</text:span><text:span text:style-name="T5">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</text:span><text:span text:style-name="T5">0</text:span><text:span text:style-name="T5">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</text:span><text:span text:style-name="T5">3</text:span><text:span text:style-name="T5">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</text:span><text:span text:style-name="T5">:0</text:span><text:span text:style-name="T5">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</text:span><text:span text:style-name="T5">2</text:span><text:span text:style-name="T5">:</text:span><text:span text:style-name="T5">3</text:span><text:span text:style-name="T5">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</text:span><text:span text:style-name="T5">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</text:span><text:span text:style-name="T5">00 </text:span><text:span text:style-name="T5"><text:s text:c="2"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</text:span><text:span text:style-name="T5">:</text:span><text:span text:style-name="T5">3</text:span><text:span text:style-name="T5">0 </text:span><text:span text:style-name="T5"><text:s text:c="2"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</text:span><text:span text:style-name="T5">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</text:span><text:span text:style-name="T5">:3</text:span><text:span text:style-name="T5">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</text:span><text:span text:style-name="T5">0</text:span><text:span text:style-name="T5">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</text:span><text:span text:style-name="T5">3</text:span><text:span text:style-name="T5">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</text:span><text:span text:style-name="T5">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</text:span><text:span text:style-name="T5">:3</text:span><text:span text:style-name="T5">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</text:span><text:span text:style-name="T5">:0</text:span><text:span text:style-name="T5">0</text:span></text:p>
          </draw:text-box>
        </draw:frame>
        <draw:custom-shape draw:style-name="gr19" draw:text-style-name="P9" draw:layer="layout" svg:width="1.482cm" svg:height="0.604cm" svg:x="14.489cm" svg:y="16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3.461cm" svg:height="0.348cm" svg:x="23.667cm" svg:y="1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4" draw:layer="layout" svg:width="0.198cm" svg:height="0.371cm" svg:x="23.787cm" svg:y="17.728cm">
          <draw:text-box>
            <text:p text:style-name="P13"><text:span text:style-name="T8">L</text:span></text:p>
          </draw:text-box>
        </draw:frame>
        <draw:frame draw:style-name="gr23" draw:text-style-name="P14" draw:layer="layout" svg:width="0.198cm" svg:height="0.371cm" svg:x="24.27cm" svg:y="17.728cm">
          <draw:text-box>
            <text:p text:style-name="P13"><text:span text:style-name="T8">M</text:span></text:p>
          </draw:text-box>
        </draw:frame>
        <draw:frame draw:style-name="gr23" draw:text-style-name="P14" draw:layer="layout" svg:width="0.198cm" svg:height="0.371cm" svg:x="24.782cm" svg:y="17.728cm">
          <draw:text-box>
            <text:p text:style-name="P13"><text:span text:style-name="T8">M</text:span></text:p>
          </draw:text-box>
        </draw:frame>
        <draw:frame draw:style-name="gr23" draw:text-style-name="P14" draw:layer="layout" svg:width="0.198cm" svg:height="0.371cm" svg:x="25.33cm" svg:y="17.728cm">
          <draw:text-box>
            <text:p text:style-name="P13"><text:span text:style-name="T8">J</text:span></text:p>
          </draw:text-box>
        </draw:frame>
        <draw:frame draw:style-name="gr23" draw:text-style-name="P14" draw:layer="layout" svg:width="0.198cm" svg:height="0.371cm" svg:x="25.825cm" svg:y="17.728cm">
          <draw:text-box>
            <text:p text:style-name="P13"><text:span text:style-name="T8">V</text:span></text:p>
          </draw:text-box>
        </draw:frame>
        <draw:frame draw:style-name="gr23" draw:text-style-name="P14" draw:layer="layout" svg:width="0.198cm" svg:height="0.371cm" svg:x="26.346cm" svg:y="17.728cm">
          <draw:text-box>
            <text:p text:style-name="P13"><text:span text:style-name="T8">S</text:span></text:p>
          </draw:text-box>
        </draw:frame>
        <draw:frame draw:style-name="gr23" draw:text-style-name="P14" draw:layer="layout" svg:width="0.198cm" svg:height="0.371cm" svg:x="26.847cm" svg:y="17.728cm">
          <draw:text-box>
            <text:p text:style-name="P13"><text:span text:style-name="T8">D</text:span></text:p>
          </draw:text-box>
        </draw:frame>
        <draw:custom-shape draw:style-name="gr24" draw:text-style-name="P9" draw:layer="layout" svg:width="3.293cm" svg:height="0.663cm" svg:x="23.747cm" svg:y="16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2cm" svg:y="17.004cm">
          <draw:text-box>
            <text:p text:style-name="P15"><text:span text:style-name="T6">E</text:span><text:span text:style-name="T6">n</text:span><text:span text:style-name="T6">e</text:span><text:span text:style-name="T6">r</text:span><text:span text:style-name="T6">o</text:span></text:p>
          </draw:text-box>
        </draw:frame>
        <draw:line draw:style-name="gr6" draw:text-style-name="P7" draw:layer="layout" svg:x1="23.747cm" svg:y1="18.079cm" svg:x2="27.029cm" svg:y2="18.079cm">
          <text:p/>
        </draw:line>
        <draw:frame draw:style-name="gr26" draw:text-style-name="P14" draw:layer="layout" svg:width="0.198cm" svg:height="0.298cm" svg:x="25.849cm" svg:y="18.375cm">
          <draw:text-box>
            <text:p text:style-name="P13"><text:span text:style-name="T8">1</text:span></text:p>
          </draw:text-box>
        </draw:frame>
        <draw:frame draw:style-name="gr26" draw:text-style-name="P14" draw:layer="layout" svg:width="0.198cm" svg:height="0.298cm" svg:x="26.362cm" svg:y="18.375cm">
          <draw:text-box>
            <text:p text:style-name="P13"><text:span text:style-name="T8">2</text:span></text:p>
          </draw:text-box>
        </draw:frame>
        <draw:frame draw:style-name="gr26" draw:text-style-name="P14" draw:layer="layout" svg:width="0.198cm" svg:height="0.298cm" svg:x="26.883cm" svg:y="18.375cm">
          <draw:text-box>
            <text:p text:style-name="P13"><text:span text:style-name="T8">3</text:span></text:p>
          </draw:text-box>
        </draw:frame>
        <draw:frame draw:style-name="gr26" draw:text-style-name="P14" draw:layer="layout" svg:width="0.198cm" svg:height="0.298cm" svg:x="23.796cm" svg:y="18.891cm">
          <draw:text-box>
            <text:p text:style-name="P13"><text:span text:style-name="T8">4</text:span></text:p>
          </draw:text-box>
        </draw:frame>
        <draw:frame draw:style-name="gr26" draw:text-style-name="P14" draw:layer="layout" svg:width="0.198cm" svg:height="0.298cm" svg:x="24.309cm" svg:y="18.891cm">
          <draw:text-box>
            <text:p text:style-name="P13"><text:span text:style-name="T8">5</text:span></text:p>
          </draw:text-box>
        </draw:frame>
        <draw:frame draw:style-name="gr27" draw:text-style-name="P14" draw:layer="layout" svg:width="0.257cm" svg:height="0.298cm" svg:x="24.786cm" svg:y="18.891cm">
          <draw:text-box>
            <text:p text:style-name="P13"><text:span text:style-name="T8">6</text:span></text:p>
          </draw:text-box>
        </draw:frame>
        <draw:frame draw:style-name="gr27" draw:text-style-name="P14" draw:layer="layout" svg:width="0.257cm" svg:height="0.298cm" svg:x="25.327cm" svg:y="18.891cm">
          <draw:text-box>
            <text:p text:style-name="P13"><text:span text:style-name="T8">7</text:span></text:p>
          </draw:text-box>
        </draw:frame>
        <draw:frame draw:style-name="gr27" draw:text-style-name="P14" draw:layer="layout" svg:width="0.257cm" svg:height="0.298cm" svg:x="25.816cm" svg:y="18.891cm">
          <draw:text-box>
            <text:p text:style-name="P13"><text:span text:style-name="T8">8</text:span></text:p>
          </draw:text-box>
        </draw:frame>
        <draw:frame draw:style-name="gr27" draw:text-style-name="P14" draw:layer="layout" svg:width="0.257cm" svg:height="0.298cm" svg:x="26.332cm" svg:y="18.891cm">
          <draw:text-box>
            <text:p text:style-name="P13"><text:span text:style-name="T8">9</text:span></text:p>
          </draw:text-box>
        </draw:frame>
        <draw:frame draw:style-name="gr27" draw:text-style-name="P14" draw:layer="layout" svg:width="0.257cm" svg:height="0.298cm" svg:x="26.845cm" svg:y="18.891cm">
          <draw:text-box>
            <text:p text:style-name="P13"><text:span text:style-name="T8">1</text:span><text:span text:style-name="T8">0</text:span></text:p>
          </draw:text-box>
        </draw:frame>
        <draw:frame draw:style-name="gr27" draw:text-style-name="P14" draw:layer="layout" svg:width="0.257cm" svg:height="0.298cm" svg:x="23.761cm" svg:y="19.408cm">
          <draw:text-box>
            <text:p text:style-name="P13"><text:span text:style-name="T8">11</text:span></text:p>
          </draw:text-box>
        </draw:frame>
        <draw:frame draw:style-name="gr27" draw:text-style-name="P14" draw:layer="layout" svg:width="0.257cm" svg:height="0.298cm" svg:x="24.275cm" svg:y="19.408cm">
          <draw:text-box>
            <text:p text:style-name="P13"><text:span text:style-name="T8">1</text:span><text:span text:style-name="T8">2</text:span></text:p>
          </draw:text-box>
        </draw:frame>
        <draw:frame draw:style-name="gr27" draw:text-style-name="P14" draw:layer="layout" svg:width="0.257cm" svg:height="0.298cm" svg:x="24.796cm" svg:y="19.408cm">
          <draw:text-box>
            <text:p text:style-name="P13"><text:span text:style-name="T8">13</text:span></text:p>
          </draw:text-box>
        </draw:frame>
        <draw:frame draw:style-name="gr27" draw:text-style-name="P14" draw:layer="layout" svg:width="0.257cm" svg:height="0.298cm" svg:x="25.302cm" svg:y="19.408cm">
          <draw:text-box>
            <text:p text:style-name="P13"><text:span text:style-name="T8">1</text:span><text:span text:style-name="T8">4</text:span></text:p>
          </draw:text-box>
        </draw:frame>
        <draw:frame draw:style-name="gr27" draw:text-style-name="P14" draw:layer="layout" svg:width="0.257cm" svg:height="0.298cm" svg:x="25.815cm" svg:y="19.408cm">
          <draw:text-box>
            <text:p text:style-name="P13"><text:span text:style-name="T8">1</text:span><text:span text:style-name="T8">5</text:span></text:p>
          </draw:text-box>
        </draw:frame>
        <draw:frame draw:style-name="gr27" draw:text-style-name="P14" draw:layer="layout" svg:width="0.257cm" svg:height="0.298cm" svg:x="26.302cm" svg:y="19.408cm">
          <draw:text-box>
            <text:p text:style-name="P13"><text:span text:style-name="T8">1</text:span><text:span text:style-name="T8">6</text:span></text:p>
          </draw:text-box>
        </draw:frame>
        <draw:frame draw:style-name="gr27" draw:text-style-name="P14" draw:layer="layout" svg:width="0.257cm" svg:height="0.298cm" svg:x="26.842cm" svg:y="19.408cm">
          <draw:text-box>
            <text:p text:style-name="P13"><text:span text:style-name="T8">17</text:span></text:p>
          </draw:text-box>
        </draw:frame>
        <draw:frame draw:style-name="gr27" draw:text-style-name="P14" draw:layer="layout" svg:width="0.257cm" svg:height="0.298cm" svg:x="23.737cm" svg:y="19.927cm">
          <draw:text-box>
            <text:p text:style-name="P13"><text:span text:style-name="T8">18</text:span></text:p>
          </draw:text-box>
        </draw:frame>
        <draw:frame draw:style-name="gr27" draw:text-style-name="P14" draw:layer="layout" svg:width="0.257cm" svg:height="0.298cm" svg:x="24.253cm" svg:y="19.927cm">
          <draw:text-box>
            <text:p text:style-name="P13"><text:span text:style-name="T8">1</text:span><text:span text:style-name="T8">9</text:span></text:p>
          </draw:text-box>
        </draw:frame>
        <draw:frame draw:style-name="gr27" draw:text-style-name="P14" draw:layer="layout" svg:width="0.257cm" svg:height="0.298cm" svg:x="24.767cm" svg:y="19.927cm">
          <draw:text-box>
            <text:p text:style-name="P13"><text:span text:style-name="T8">2</text:span><text:span text:style-name="T8">0</text:span></text:p>
          </draw:text-box>
        </draw:frame>
        <draw:frame draw:style-name="gr27" draw:text-style-name="P14" draw:layer="layout" svg:width="0.257cm" svg:height="0.298cm" svg:x="25.277cm" svg:y="19.927cm">
          <draw:text-box>
            <text:p text:style-name="P13"><text:span text:style-name="T8">21</text:span></text:p>
          </draw:text-box>
        </draw:frame>
        <draw:frame draw:style-name="gr27" draw:text-style-name="P14" draw:layer="layout" svg:width="0.257cm" svg:height="0.298cm" svg:x="25.79cm" svg:y="19.927cm">
          <draw:text-box>
            <text:p text:style-name="P13"><text:span text:style-name="T8">2</text:span><text:span text:style-name="T8">2</text:span></text:p>
          </draw:text-box>
        </draw:frame>
        <draw:frame draw:style-name="gr27" draw:text-style-name="P14" draw:layer="layout" svg:width="0.257cm" svg:height="0.298cm" svg:x="26.311cm" svg:y="19.927cm">
          <draw:text-box>
            <text:p text:style-name="P13"><text:span text:style-name="T8">2</text:span><text:span text:style-name="T8">3</text:span></text:p>
          </draw:text-box>
        </draw:frame>
        <draw:frame draw:style-name="gr27" draw:text-style-name="P14" draw:layer="layout" svg:width="0.257cm" svg:height="0.298cm" svg:x="26.819cm" svg:y="19.927cm">
          <draw:text-box>
            <text:p text:style-name="P13"><text:span text:style-name="T8">2</text:span><text:span text:style-name="T8">4</text:span></text:p>
          </draw:text-box>
        </draw:frame>
        <draw:frame draw:style-name="gr28" draw:text-style-name="P2" draw:layer="layout" svg:width="2.415cm" svg:height="0.398cm" svg:x="14.284cm" svg:y="20.772cm">
          <draw:text-box>
            <text:p text:style-name="P16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frame draw:style-name="gr28" draw:text-style-name="P2" draw:layer="layout" svg:width="2.415cm" svg:height="0.398cm" svg:x="14.285cm" svg:y="20.773cm">
          <draw:text-box>
            <text:p text:style-name="P16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line draw:style-name="gr6" draw:text-style-name="P7" draw:layer="layout" svg:x1="15.964cm" svg:y1="17.26cm" svg:x2="23.46cm" svg:y2="17.26cm">
          <text:p/>
        </draw:line>
        <draw:line draw:style-name="gr6" draw:text-style-name="P7" draw:layer="layout" svg:x1="14cm" svg:y1="17.66cm" svg:x2="23.46cm" svg:y2="17.66cm">
          <text:p/>
        </draw:line>
        <draw:line draw:style-name="gr6" draw:text-style-name="P7" draw:layer="layout" svg:x1="14cm" svg:y1="18.058cm" svg:x2="23.46cm" svg:y2="18.058cm">
          <text:p/>
        </draw:line>
        <draw:line draw:style-name="gr6" draw:text-style-name="P7" draw:layer="layout" svg:x1="14cm" svg:y1="18.458cm" svg:x2="23.46cm" svg:y2="18.458cm">
          <text:p/>
        </draw:line>
        <draw:line draw:style-name="gr6" draw:text-style-name="P7" draw:layer="layout" svg:x1="14cm" svg:y1="18.858cm" svg:x2="23.46cm" svg:y2="18.858cm">
          <text:p/>
        </draw:line>
        <draw:line draw:style-name="gr6" draw:text-style-name="P7" draw:layer="layout" svg:x1="14cm" svg:y1="19.257cm" svg:x2="23.46cm" svg:y2="19.257cm">
          <text:p/>
        </draw:line>
        <draw:line draw:style-name="gr6" draw:text-style-name="P7" draw:layer="layout" svg:x1="14cm" svg:y1="19.656cm" svg:x2="23.46cm" svg:y2="19.656cm">
          <text:p/>
        </draw:line>
        <draw:line draw:style-name="gr6" draw:text-style-name="P7" draw:layer="layout" svg:x1="14cm" svg:y1="20.055cm" svg:x2="23.46cm" svg:y2="20.055cm">
          <text:p/>
        </draw:line>
        <draw:line draw:style-name="gr6" draw:text-style-name="P7" draw:layer="layout" svg:x1="14cm" svg:y1="20.454cm" svg:x2="23.46cm" svg:y2="20.454cm">
          <text:p/>
        </draw:line>
        <draw:frame draw:style-name="gr29" draw:text-style-name="P2" draw:layer="layout" svg:width="2.782cm" svg:height="0.398cm" svg:x="15.046cm" svg:y="1.372cm">
          <draw:text-box>
            <text:p text:style-name="P16"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2"/></text:span></text:p>
          </draw:text-box>
        </draw:frame>
        <draw:line draw:style-name="gr2" draw:text-style-name="P3" draw:layer="layout" svg:x1="14.407cm" svg:y1="1.962cm" svg:x2="27.256cm" svg:y2="1.962cm">
          <text:p/>
        </draw:line>
        <draw:frame draw:style-name="gr29" draw:text-style-name="P2" draw:layer="layout" svg:width="2.782cm" svg:height="0.398cm" svg:x="15.047cm" svg:y="1.373cm">
          <draw:text-box>
            <text:p text:style-name="P16"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2"/></text:span></text:p>
          </draw:text-box>
        </draw:frame>
        <draw:frame draw:style-name="gr30" draw:text-style-name="P4" draw:layer="layout" svg:width="1.837cm" svg:height="0.533cm" svg:x="15.565cm" svg:y="1.408cm">
          <draw:text-box>
            <text:p text:style-name="P15"><text:span text:style-name="T2">J</text:span><text:span text:style-name="T2">u</text:span><text:span text:style-name="T2">e</text:span><text:span text:style-name="T2">v</text:span><text:span text:style-name="T2">e</text:span><text:span text:style-name="T2">s</text:span></text:p>
          </draw:text-box>
        </draw:frame>
        <draw:frame draw:style-name="gr31" draw:text-style-name="P5" draw:layer="layout" svg:width="0.557cm" svg:height="0.687cm" svg:x="14.615cm" svg:y="1.411cm">
          <draw:text-box>
            <text:p text:style-name="P17"><text:span text:style-name="T3">3</text:span><text:span text:style-name="T3">1</text:span></text:p>
          </draw:text-box>
        </draw:frame>
        <draw:frame draw:style-name="gr32" draw:text-style-name="P19" draw:layer="layout" svg:width="1.543cm" svg:height="1.729cm" svg:x="25.56cm" svg:y="0.698cm">
          <draw:text-box>
            <text:p text:style-name="P18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3cm">
          <draw:text-box>
            <text:p text:style-name="P16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frame draw:style-name="gr29" draw:text-style-name="P2" draw:layer="layout" svg:width="2.782cm" svg:height="0.398cm" svg:x="15.047cm" svg:y="6.374cm">
          <draw:text-box>
            <text:p text:style-name="P16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line draw:style-name="gr6" draw:text-style-name="P7" draw:layer="layout" svg:x1="21.06cm" svg:y1="2.361cm" svg:x2="27.24cm" svg:y2="2.361cm">
          <text:p/>
        </draw:line>
        <draw:line draw:style-name="gr6" draw:text-style-name="P7" draw:layer="layout" svg:x1="21.06cm" svg:y1="2.76cm" svg:x2="27.241cm" svg:y2="2.76cm">
          <text:p/>
        </draw:line>
        <draw:line draw:style-name="gr6" draw:text-style-name="P7" draw:layer="layout" svg:x1="21.06cm" svg:y1="3.16cm" svg:x2="27.241cm" svg:y2="3.16cm">
          <text:p/>
        </draw:line>
        <draw:line draw:style-name="gr6" draw:text-style-name="P7" draw:layer="layout" svg:x1="21.06cm" svg:y1="3.558cm" svg:x2="27.241cm" svg:y2="3.558cm">
          <text:p/>
        </draw:line>
        <draw:line draw:style-name="gr6" draw:text-style-name="P7" draw:layer="layout" svg:x1="21.06cm" svg:y1="3.958cm" svg:x2="27.241cm" svg:y2="3.958cm">
          <text:p/>
        </draw:line>
        <draw:line draw:style-name="gr6" draw:text-style-name="P7" draw:layer="layout" svg:x1="21.06cm" svg:y1="4.358cm" svg:x2="27.241cm" svg:y2="4.358cm">
          <text:p/>
        </draw:line>
        <draw:line draw:style-name="gr6" draw:text-style-name="P7" draw:layer="layout" svg:x1="21.06cm" svg:y1="4.757cm" svg:x2="27.241cm" svg:y2="4.757cm">
          <text:p/>
        </draw:line>
        <draw:line draw:style-name="gr6" draw:text-style-name="P7" draw:layer="layout" svg:x1="21.06cm" svg:y1="5.156cm" svg:x2="27.241cm" svg:y2="5.156cm">
          <text:p/>
        </draw:line>
        <draw:line draw:style-name="gr6" draw:text-style-name="P7" draw:layer="layout" svg:x1="21.06cm" svg:y1="5.555cm" svg:x2="27.241cm" svg:y2="5.555cm">
          <text:p/>
        </draw:line>
        <draw:line draw:style-name="gr6" draw:text-style-name="P7" draw:layer="layout" svg:x1="21.06cm" svg:y1="5.954cm" svg:x2="27.241cm" svg:y2="5.954cm">
          <text:p/>
        </draw:line>
        <draw:line draw:style-name="gr6" draw:text-style-name="P7" draw:layer="layout" svg:x1="21.06cm" svg:y1="6.354cm" svg:x2="27.241cm" svg:y2="6.354cm">
          <text:p/>
        </draw:line>
        <draw:line draw:style-name="gr6" draw:text-style-name="P7" draw:layer="layout" svg:x1="14.66cm" svg:y1="2.362cm" svg:x2="20.84cm" svg:y2="2.362cm">
          <text:p/>
        </draw:line>
        <draw:line draw:style-name="gr6" draw:text-style-name="P7" draw:layer="layout" svg:x1="14.66cm" svg:y1="2.761cm" svg:x2="20.841cm" svg:y2="2.761cm">
          <text:p/>
        </draw:line>
        <draw:line draw:style-name="gr6" draw:text-style-name="P7" draw:layer="layout" svg:x1="14.66cm" svg:y1="3.161cm" svg:x2="20.841cm" svg:y2="3.161cm">
          <text:p/>
        </draw:line>
        <draw:line draw:style-name="gr6" draw:text-style-name="P7" draw:layer="layout" svg:x1="14.66cm" svg:y1="3.559cm" svg:x2="20.841cm" svg:y2="3.559cm">
          <text:p/>
        </draw:line>
        <draw:line draw:style-name="gr6" draw:text-style-name="P7" draw:layer="layout" svg:x1="14.66cm" svg:y1="3.959cm" svg:x2="20.841cm" svg:y2="3.959cm">
          <text:p/>
        </draw:line>
        <draw:line draw:style-name="gr6" draw:text-style-name="P7" draw:layer="layout" svg:x1="14.66cm" svg:y1="4.359cm" svg:x2="20.841cm" svg:y2="4.359cm">
          <text:p/>
        </draw:line>
        <draw:line draw:style-name="gr6" draw:text-style-name="P7" draw:layer="layout" svg:x1="14.66cm" svg:y1="4.758cm" svg:x2="20.841cm" svg:y2="4.758cm">
          <text:p/>
        </draw:line>
        <draw:line draw:style-name="gr6" draw:text-style-name="P7" draw:layer="layout" svg:x1="14.66cm" svg:y1="5.157cm" svg:x2="20.841cm" svg:y2="5.157cm">
          <text:p/>
        </draw:line>
        <draw:line draw:style-name="gr6" draw:text-style-name="P7" draw:layer="layout" svg:x1="14.66cm" svg:y1="5.556cm" svg:x2="20.841cm" svg:y2="5.556cm">
          <text:p/>
        </draw:line>
        <draw:line draw:style-name="gr6" draw:text-style-name="P7" draw:layer="layout" svg:x1="14.66cm" svg:y1="5.955cm" svg:x2="20.841cm" svg:y2="5.955cm">
          <text:p/>
        </draw:line>
        <draw:line draw:style-name="gr6" draw:text-style-name="P7" draw:layer="layout" svg:x1="14.66cm" svg:y1="6.355cm" svg:x2="20.841cm" svg:y2="6.355cm">
          <text:p/>
        </draw:line>
        <draw:frame draw:style-name="gr29" draw:text-style-name="P2" draw:layer="layout" svg:width="2.782cm" svg:height="0.398cm" svg:x="15.046cm" svg:y="6.472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7.062cm" svg:x2="27.256cm" svg:y2="7.062cm">
          <text:p/>
        </draw:line>
        <draw:frame draw:style-name="gr29" draw:text-style-name="P2" draw:layer="layout" svg:width="2.782cm" svg:height="0.398cm" svg:x="15.047cm" svg:y="6.473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6.508cm">
          <draw:text-box>
            <text:p text:style-name="P15"><text:span text:style-name="T2">Viernes</text:span></text:p>
          </draw:text-box>
        </draw:frame>
        <draw:frame draw:style-name="gr31" draw:text-style-name="P32" draw:layer="layout" svg:width="0.557cm" svg:height="0.687cm" svg:x="14.615cm" svg:y="6.511cm">
          <draw:text-box>
            <text:p text:style-name="P17"><text:span text:style-name="T3">1</text:span></text:p>
          </draw:text-box>
        </draw:frame>
        <draw:frame draw:style-name="gr29" draw:text-style-name="P2" draw:layer="layout" svg:width="2.782cm" svg:height="0.398cm" svg:x="15.046cm" svg:y="11.573cm">
          <draw:text-box>
            <text:p text:style-name="P16"><text:span text:style-name="T1"><text:s text:c="30"/></text:span></text:p>
          </draw:text-box>
        </draw:frame>
        <draw:frame draw:style-name="gr29" draw:text-style-name="P2" draw:layer="layout" svg:width="2.782cm" svg:height="0.398cm" svg:x="15.047cm" svg:y="11.574cm">
          <draw:text-box>
            <text:p text:style-name="P16"><text:span text:style-name="T1"><text:s text:c="30"/></text:span></text:p>
          </draw:text-box>
        </draw:frame>
        <draw:line draw:style-name="gr6" draw:text-style-name="P7" draw:layer="layout" svg:x1="21.06cm" svg:y1="7.461cm" svg:x2="27.24cm" svg:y2="7.461cm">
          <text:p/>
        </draw:line>
        <draw:line draw:style-name="gr6" draw:text-style-name="P7" draw:layer="layout" svg:x1="21.06cm" svg:y1="7.86cm" svg:x2="27.241cm" svg:y2="7.86cm">
          <text:p/>
        </draw:line>
        <draw:line draw:style-name="gr6" draw:text-style-name="P7" draw:layer="layout" svg:x1="21.06cm" svg:y1="8.26cm" svg:x2="27.241cm" svg:y2="8.26cm">
          <text:p/>
        </draw:line>
        <draw:line draw:style-name="gr6" draw:text-style-name="P7" draw:layer="layout" svg:x1="21.06cm" svg:y1="8.658cm" svg:x2="27.241cm" svg:y2="8.658cm">
          <text:p/>
        </draw:line>
        <draw:line draw:style-name="gr6" draw:text-style-name="P7" draw:layer="layout" svg:x1="21.06cm" svg:y1="9.058cm" svg:x2="27.241cm" svg:y2="9.058cm">
          <text:p/>
        </draw:line>
        <draw:line draw:style-name="gr6" draw:text-style-name="P7" draw:layer="layout" svg:x1="21.06cm" svg:y1="9.458cm" svg:x2="27.241cm" svg:y2="9.458cm">
          <text:p/>
        </draw:line>
        <draw:line draw:style-name="gr6" draw:text-style-name="P7" draw:layer="layout" svg:x1="21.06cm" svg:y1="9.857cm" svg:x2="27.241cm" svg:y2="9.857cm">
          <text:p/>
        </draw:line>
        <draw:line draw:style-name="gr6" draw:text-style-name="P7" draw:layer="layout" svg:x1="21.06cm" svg:y1="10.256cm" svg:x2="27.241cm" svg:y2="10.256cm">
          <text:p/>
        </draw:line>
        <draw:line draw:style-name="gr6" draw:text-style-name="P7" draw:layer="layout" svg:x1="21.06cm" svg:y1="10.655cm" svg:x2="27.241cm" svg:y2="10.655cm">
          <text:p/>
        </draw:line>
        <draw:line draw:style-name="gr6" draw:text-style-name="P7" draw:layer="layout" svg:x1="21.06cm" svg:y1="11.054cm" svg:x2="27.241cm" svg:y2="11.054cm">
          <text:p/>
        </draw:line>
        <draw:line draw:style-name="gr6" draw:text-style-name="P7" draw:layer="layout" svg:x1="21.06cm" svg:y1="11.454cm" svg:x2="27.241cm" svg:y2="11.454cm">
          <text:p/>
        </draw:line>
        <draw:line draw:style-name="gr33" draw:text-style-name="P20" draw:layer="layout" svg:x1="14.66cm" svg:y1="7.462cm" svg:x2="20.84cm" svg:y2="7.462cm">
          <text:p/>
        </draw:line>
        <draw:line draw:style-name="gr33" draw:text-style-name="P20" draw:layer="layout" svg:x1="14.66cm" svg:y1="7.861cm" svg:x2="20.841cm" svg:y2="7.861cm">
          <text:p/>
        </draw:line>
        <draw:line draw:style-name="gr33" draw:text-style-name="P20" draw:layer="layout" svg:x1="14.66cm" svg:y1="8.261cm" svg:x2="20.841cm" svg:y2="8.261cm">
          <text:p/>
        </draw:line>
        <draw:line draw:style-name="gr33" draw:text-style-name="P20" draw:layer="layout" svg:x1="14.66cm" svg:y1="8.659cm" svg:x2="20.841cm" svg:y2="8.659cm">
          <text:p/>
        </draw:line>
        <draw:line draw:style-name="gr33" draw:text-style-name="P20" draw:layer="layout" svg:x1="14.66cm" svg:y1="9.059cm" svg:x2="20.841cm" svg:y2="9.059cm">
          <text:p/>
        </draw:line>
        <draw:line draw:style-name="gr33" draw:text-style-name="P20" draw:layer="layout" svg:x1="14.66cm" svg:y1="9.459cm" svg:x2="20.841cm" svg:y2="9.459cm">
          <text:p/>
        </draw:line>
        <draw:line draw:style-name="gr33" draw:text-style-name="P20" draw:layer="layout" svg:x1="14.66cm" svg:y1="9.858cm" svg:x2="20.841cm" svg:y2="9.858cm">
          <text:p/>
        </draw:line>
        <draw:line draw:style-name="gr33" draw:text-style-name="P20" draw:layer="layout" svg:x1="14.66cm" svg:y1="10.257cm" svg:x2="20.841cm" svg:y2="10.257cm">
          <text:p/>
        </draw:line>
        <draw:line draw:style-name="gr33" draw:text-style-name="P20" draw:layer="layout" svg:x1="14.66cm" svg:y1="10.656cm" svg:x2="20.841cm" svg:y2="10.656cm">
          <text:p/>
        </draw:line>
        <draw:line draw:style-name="gr33" draw:text-style-name="P20" draw:layer="layout" svg:x1="14.66cm" svg:y1="11.055cm" svg:x2="20.841cm" svg:y2="11.055cm">
          <text:p/>
        </draw:line>
        <draw:line draw:style-name="gr33" draw:text-style-name="P20" draw:layer="layout" svg:x1="14.66cm" svg:y1="11.455cm" svg:x2="20.841cm" svg:y2="11.455cm">
          <text:p/>
        </draw:line>
        <draw:frame draw:style-name="gr29" draw:text-style-name="P2" draw:layer="layout" svg:width="2.782cm" svg:height="0.398cm" svg:x="15.046cm" svg:y="11.572cm">
          <draw:text-box>
            <text:p text:style-name="P16"><text:span text:style-name="T1"><text:s text:c="30"/></text:span></text:p>
          </draw:text-box>
        </draw:frame>
        <draw:line draw:style-name="gr2" draw:text-style-name="P3" draw:layer="layout" svg:x1="14.407cm" svg:y1="12.162cm" svg:x2="27.256cm" svg:y2="12.162cm">
          <text:p/>
        </draw:line>
        <draw:frame draw:style-name="gr29" draw:text-style-name="P2" draw:layer="layout" svg:width="2.782cm" svg:height="0.398cm" svg:x="15.047cm" svg:y="11.573cm">
          <draw:text-box>
            <text:p text:style-name="P16"><text:span text:style-name="T1"><text:s text:c="30"/></text:span></text:p>
          </draw:text-box>
        </draw:frame>
        <draw:frame draw:style-name="gr30" draw:text-style-name="P4" draw:layer="layout" svg:width="1.837cm" svg:height="0.533cm" svg:x="15.565cm" svg:y="11.608cm">
          <draw:text-box>
            <text:p text:style-name="P15"><text:span text:style-name="T2">Sábado</text:span></text:p>
          </draw:text-box>
        </draw:frame>
        <draw:frame draw:style-name="gr34" draw:text-style-name="P5" draw:layer="layout" svg:width="0.518cm" svg:height="0.687cm" svg:x="14.615cm" svg:y="11.611cm">
          <draw:text-box>
            <text:p text:style-name="P17"><text:span text:style-name="T3">2</text:span></text:p>
          </draw:text-box>
        </draw:frame>
        <draw:line draw:style-name="gr6" draw:text-style-name="P7" draw:layer="layout" svg:x1="21.06cm" svg:y1="12.561cm" svg:x2="27.24cm" svg:y2="12.561cm">
          <text:p/>
        </draw:line>
        <draw:line draw:style-name="gr6" draw:text-style-name="P7" draw:layer="layout" svg:x1="21.06cm" svg:y1="12.96cm" svg:x2="27.241cm" svg:y2="12.96cm">
          <text:p/>
        </draw:line>
        <draw:line draw:style-name="gr6" draw:text-style-name="P7" draw:layer="layout" svg:x1="21.06cm" svg:y1="13.36cm" svg:x2="27.241cm" svg:y2="13.36cm">
          <text:p/>
        </draw:line>
        <draw:line draw:style-name="gr6" draw:text-style-name="P7" draw:layer="layout" svg:x1="21.06cm" svg:y1="13.758cm" svg:x2="27.241cm" svg:y2="13.758cm">
          <text:p/>
        </draw:line>
        <draw:line draw:style-name="gr6" draw:text-style-name="P7" draw:layer="layout" svg:x1="21.06cm" svg:y1="14.158cm" svg:x2="27.241cm" svg:y2="14.158cm">
          <text:p/>
        </draw:line>
        <draw:line draw:style-name="gr6" draw:text-style-name="P7" draw:layer="layout" svg:x1="21.06cm" svg:y1="14.558cm" svg:x2="27.241cm" svg:y2="14.558cm">
          <text:p/>
        </draw:line>
        <draw:line draw:style-name="gr6" draw:text-style-name="P7" draw:layer="layout" svg:x1="21.06cm" svg:y1="14.957cm" svg:x2="27.241cm" svg:y2="14.957cm">
          <text:p/>
        </draw:line>
        <draw:line draw:style-name="gr6" draw:text-style-name="P7" draw:layer="layout" svg:x1="21.06cm" svg:y1="15.356cm" svg:x2="27.241cm" svg:y2="15.356cm">
          <text:p/>
        </draw:line>
        <draw:line draw:style-name="gr6" draw:text-style-name="P7" draw:layer="layout" svg:x1="21.06cm" svg:y1="15.755cm" svg:x2="27.241cm" svg:y2="15.755cm">
          <text:p/>
        </draw:line>
        <draw:line draw:style-name="gr6" draw:text-style-name="P7" draw:layer="layout" svg:x1="21.06cm" svg:y1="16.154cm" svg:x2="27.241cm" svg:y2="16.154cm">
          <text:p/>
        </draw:line>
        <draw:line draw:style-name="gr33" draw:text-style-name="P21" draw:layer="layout" svg:x1="14.66cm" svg:y1="12.562cm" svg:x2="20.84cm" svg:y2="12.562cm">
          <text:p/>
        </draw:line>
        <draw:line draw:style-name="gr33" draw:text-style-name="P21" draw:layer="layout" svg:x1="14.66cm" svg:y1="12.961cm" svg:x2="20.841cm" svg:y2="12.961cm">
          <text:p/>
        </draw:line>
        <draw:line draw:style-name="gr33" draw:text-style-name="P21" draw:layer="layout" svg:x1="14.66cm" svg:y1="13.361cm" svg:x2="20.841cm" svg:y2="13.361cm">
          <text:p/>
        </draw:line>
        <draw:line draw:style-name="gr33" draw:text-style-name="P21" draw:layer="layout" svg:x1="14.66cm" svg:y1="13.759cm" svg:x2="20.841cm" svg:y2="13.759cm">
          <text:p/>
        </draw:line>
        <draw:line draw:style-name="gr33" draw:text-style-name="P21" draw:layer="layout" svg:x1="14.66cm" svg:y1="14.159cm" svg:x2="20.841cm" svg:y2="14.159cm">
          <text:p/>
        </draw:line>
        <draw:line draw:style-name="gr33" draw:text-style-name="P21" draw:layer="layout" svg:x1="14.66cm" svg:y1="14.559cm" svg:x2="20.841cm" svg:y2="14.559cm">
          <text:p/>
        </draw:line>
        <draw:line draw:style-name="gr33" draw:text-style-name="P21" draw:layer="layout" svg:x1="14.66cm" svg:y1="14.958cm" svg:x2="20.841cm" svg:y2="14.958cm">
          <text:p/>
        </draw:line>
        <draw:line draw:style-name="gr33" draw:text-style-name="P21" draw:layer="layout" svg:x1="14.66cm" svg:y1="15.357cm" svg:x2="20.841cm" svg:y2="15.357cm">
          <text:p/>
        </draw:line>
        <draw:line draw:style-name="gr33" draw:text-style-name="P21" draw:layer="layout" svg:x1="14.66cm" svg:y1="15.756cm" svg:x2="20.841cm" svg:y2="15.756cm">
          <text:p/>
        </draw:line>
        <draw:line draw:style-name="gr33" draw:text-style-name="P21" draw:layer="layout" svg:x1="14.66cm" svg:y1="16.155cm" svg:x2="20.841cm" svg:y2="16.155cm">
          <text:p/>
        </draw:line>
        <draw:frame draw:style-name="gr35" draw:text-style-name="P4" draw:layer="layout" svg:width="1.836cm" svg:height="0.533cm" svg:x="22.043cm" svg:y="11.609cm">
          <draw:text-box>
            <text:p text:style-name="P15"><text:span text:style-name="T2">Domingo</text:span></text:p>
          </draw:text-box>
        </draw:frame>
        <draw:frame draw:style-name="gr4" draw:text-style-name="P5" draw:layer="layout" svg:width="0.552cm" svg:height="0.687cm" svg:x="21.092cm" svg:y="11.612cm">
          <draw:text-box>
            <text:p text:style-name="P17"><text:span text:style-name="T3">3</text:span></text:p>
          </draw:text-box>
        </draw:frame>
        <draw:frame draw:style-name="gr27" draw:text-style-name="P14" draw:layer="layout" svg:width="0.257cm" svg:height="0.298cm" svg:x="23.738cm" svg:y="20.451cm">
          <draw:text-box>
            <text:p text:style-name="P13"><text:span text:style-name="T8">25</text:span></text:p>
          </draw:text-box>
        </draw:frame>
        <draw:frame draw:style-name="gr27" draw:text-style-name="P14" draw:layer="layout" svg:width="0.257cm" svg:height="0.298cm" svg:x="24.254cm" svg:y="20.451cm">
          <draw:text-box>
            <text:p text:style-name="P13"><text:span text:style-name="T8">26</text:span></text:p>
          </draw:text-box>
        </draw:frame>
        <draw:frame draw:style-name="gr27" draw:text-style-name="P14" draw:layer="layout" svg:width="0.257cm" svg:height="0.298cm" svg:x="24.768cm" svg:y="20.451cm">
          <draw:text-box>
            <text:p text:style-name="P13"><text:span text:style-name="T8">27</text:span></text:p>
          </draw:text-box>
        </draw:frame>
        <draw:frame draw:style-name="gr27" draw:text-style-name="P14" draw:layer="layout" svg:width="0.257cm" svg:height="0.298cm" svg:x="25.278cm" svg:y="20.451cm">
          <draw:text-box>
            <text:p text:style-name="P13"><text:span text:style-name="T8">28</text:span></text:p>
          </draw:text-box>
        </draw:frame>
        <draw:frame draw:style-name="gr27" draw:text-style-name="P14" draw:layer="layout" svg:width="0.257cm" svg:height="0.298cm" svg:x="25.791cm" svg:y="20.451cm">
          <draw:text-box>
            <text:p text:style-name="P13"><text:span text:style-name="T8">29</text:span></text:p>
          </draw:text-box>
        </draw:frame>
        <draw:frame draw:style-name="gr27" draw:text-style-name="P14" draw:layer="layout" svg:width="0.257cm" svg:height="0.298cm" svg:x="26.312cm" svg:y="20.451cm">
          <draw:text-box>
            <text:p text:style-name="P13"><text:span text:style-name="T8">30</text:span></text:p>
          </draw:text-box>
        </draw:frame>
        <draw:frame draw:style-name="gr27" draw:text-style-name="P14" draw:layer="layout" svg:width="0.257cm" svg:height="0.298cm" svg:x="26.82cm" svg:y="20.451cm">
          <draw:text-box>
            <text:p text:style-name="P13"><text:span text:style-name="T8">31</text:span></text:p>
          </draw:text-box>
        </draw:frame>
        <draw:frame draw:style-name="gr20" draw:text-style-name="P10" draw:layer="layout" svg:width="1.211cm" svg:height="0.517cm" svg:x="14.667cm" svg:y="17.005cm">
          <draw:text-box>
            <text:p text:style-name="P15"><text:span text:style-name="T6">Notas</text:span></text:p>
          </draw:text-box>
        </draw:frame>
        <draw:line draw:style-name="gr33" draw:text-style-name="P21" draw:layer="layout" svg:x1="14.661cm" svg:y1="16.551cm" svg:x2="20.842cm" svg:y2="16.551cm">
          <text:p/>
        </draw:line>
        <draw:line draw:style-name="gr6" draw:text-style-name="P7" draw:layer="layout" svg:x1="21.061cm" svg:y1="16.551cm" svg:x2="27.242cm" svg:y2="16.551cm">
          <text:p/>
        </draw:line>
        <draw:frame draw:style-name="gr7" draw:text-style-name="P8" draw:layer="layout" svg:width="0.855cm" svg:height="0.408cm" svg:x="14.71cm" svg:y="2.132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cm" svg:y="2.532cm">
          <draw:text-box>
            <text:p text:style-name="P22"><text:span text:style-name="T5">8:30 <text:s text:c="2"/></text:span></text:p>
          </draw:text-box>
        </draw:frame>
        <draw:frame draw:style-name="gr9" draw:text-style-name="P8" draw:layer="layout" svg:width="0.624cm" svg:height="0.408cm" svg:x="14.71cm" svg:y="2.931cm">
          <draw:text-box>
            <text:p text:style-name="P22"><text:span text:style-name="T5">9:00</text:span></text:p>
          </draw:text-box>
        </draw:frame>
        <draw:frame draw:style-name="gr10" draw:text-style-name="P8" draw:layer="layout" svg:width="0.733cm" svg:height="0.408cm" svg:x="14.71cm" svg:y="3.331cm">
          <draw:text-box>
            <text:p text:style-name="P22"><text:span text:style-name="T5">9:30</text:span></text:p>
          </draw:text-box>
        </draw:frame>
        <draw:frame draw:style-name="gr11" draw:text-style-name="P8" draw:layer="layout" svg:width="0.717cm" svg:height="0.408cm" svg:x="14.71cm" svg:y="3.729cm">
          <draw:text-box>
            <text:p text:style-name="P22"><text:span text:style-name="T5">10:00</text:span></text:p>
          </draw:text-box>
        </draw:frame>
        <draw:frame draw:style-name="gr12" draw:text-style-name="P8" draw:layer="layout" svg:width="0.648cm" svg:height="0.409cm" svg:x="14.71cm" svg:y="4.129cm">
          <draw:text-box>
            <text:p text:style-name="P22"><text:span text:style-name="T5">10:30</text:span></text:p>
          </draw:text-box>
        </draw:frame>
        <draw:frame draw:style-name="gr13" draw:text-style-name="P8" draw:layer="layout" svg:width="0.632cm" svg:height="0.408cm" svg:x="14.71cm" svg:y="4.528cm">
          <draw:text-box>
            <text:p text:style-name="P22"><text:span text:style-name="T5">11:00</text:span></text:p>
          </draw:text-box>
        </draw:frame>
        <draw:frame draw:style-name="gr14" draw:text-style-name="P8" draw:layer="layout" svg:width="0.726cm" svg:height="0.408cm" svg:x="14.71cm" svg:y="4.927cm">
          <draw:text-box>
            <text:p text:style-name="P22"><text:span text:style-name="T5">11:30</text:span></text:p>
          </draw:text-box>
        </draw:frame>
        <draw:frame draw:style-name="gr15" draw:text-style-name="P8" draw:layer="layout" svg:width="0.709cm" svg:height="0.409cm" svg:x="14.71cm" svg:y="5.326cm">
          <draw:text-box>
            <text:p text:style-name="P22"><text:span text:style-name="T5">12:00</text:span></text:p>
          </draw:text-box>
        </draw:frame>
        <draw:frame draw:style-name="gr11" draw:text-style-name="P8" draw:layer="layout" svg:width="0.717cm" svg:height="0.408cm" svg:x="14.71cm" svg:y="5.726cm">
          <draw:text-box>
            <text:p text:style-name="P22"><text:span text:style-name="T5">12:30</text:span></text:p>
          </draw:text-box>
        </draw:frame>
        <draw:frame draw:style-name="gr16" draw:text-style-name="P8" draw:layer="layout" svg:width="0.701cm" svg:height="0.408cm" svg:x="14.71cm" svg:y="6.125cm">
          <draw:text-box>
            <text:p text:style-name="P22"><text:span text:style-name="T5">13:00</text:span></text:p>
          </draw:text-box>
        </draw:frame>
        <draw:frame draw:style-name="gr7" draw:text-style-name="P8" draw:layer="layout" svg:width="0.855cm" svg:height="0.408cm" svg:x="14.711cm" svg:y="7.231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1cm" svg:y="7.631cm">
          <draw:text-box>
            <text:p text:style-name="P22"><text:span text:style-name="T5">8:30 <text:s text:c="2"/></text:span></text:p>
          </draw:text-box>
        </draw:frame>
        <draw:frame draw:style-name="gr9" draw:text-style-name="P8" draw:layer="layout" svg:width="0.624cm" svg:height="0.408cm" svg:x="14.711cm" svg:y="8.03cm">
          <draw:text-box>
            <text:p text:style-name="P22"><text:span text:style-name="T5">9:00</text:span></text:p>
          </draw:text-box>
        </draw:frame>
        <draw:frame draw:style-name="gr10" draw:text-style-name="P8" draw:layer="layout" svg:width="0.733cm" svg:height="0.408cm" svg:x="14.711cm" svg:y="8.43cm">
          <draw:text-box>
            <text:p text:style-name="P22"><text:span text:style-name="T5">9:30</text:span></text:p>
          </draw:text-box>
        </draw:frame>
        <draw:frame draw:style-name="gr11" draw:text-style-name="P8" draw:layer="layout" svg:width="0.717cm" svg:height="0.408cm" svg:x="14.711cm" svg:y="8.828cm">
          <draw:text-box>
            <text:p text:style-name="P22"><text:span text:style-name="T5">10:00</text:span></text:p>
          </draw:text-box>
        </draw:frame>
        <draw:frame draw:style-name="gr12" draw:text-style-name="P8" draw:layer="layout" svg:width="0.648cm" svg:height="0.409cm" svg:x="14.711cm" svg:y="9.228cm">
          <draw:text-box>
            <text:p text:style-name="P22"><text:span text:style-name="T5">10:30</text:span></text:p>
          </draw:text-box>
        </draw:frame>
        <draw:frame draw:style-name="gr13" draw:text-style-name="P8" draw:layer="layout" svg:width="0.632cm" svg:height="0.408cm" svg:x="14.711cm" svg:y="9.627cm">
          <draw:text-box>
            <text:p text:style-name="P22"><text:span text:style-name="T5">11:00</text:span></text:p>
          </draw:text-box>
        </draw:frame>
        <draw:frame draw:style-name="gr14" draw:text-style-name="P8" draw:layer="layout" svg:width="0.726cm" svg:height="0.408cm" svg:x="14.711cm" svg:y="10.026cm">
          <draw:text-box>
            <text:p text:style-name="P22"><text:span text:style-name="T5">11:30</text:span></text:p>
          </draw:text-box>
        </draw:frame>
        <draw:frame draw:style-name="gr15" draw:text-style-name="P8" draw:layer="layout" svg:width="0.709cm" svg:height="0.409cm" svg:x="14.711cm" svg:y="10.425cm">
          <draw:text-box>
            <text:p text:style-name="P22"><text:span text:style-name="T5">12:00</text:span></text:p>
          </draw:text-box>
        </draw:frame>
        <draw:frame draw:style-name="gr11" draw:text-style-name="P8" draw:layer="layout" svg:width="0.717cm" svg:height="0.408cm" svg:x="14.711cm" svg:y="10.825cm">
          <draw:text-box>
            <text:p text:style-name="P22"><text:span text:style-name="T5">12:30</text:span></text:p>
          </draw:text-box>
        </draw:frame>
        <draw:frame draw:style-name="gr16" draw:text-style-name="P8" draw:layer="layout" svg:width="0.701cm" svg:height="0.408cm" svg:x="14.711cm" svg:y="11.224cm">
          <draw:text-box>
            <text:p text:style-name="P22"><text:span text:style-name="T5">13:00</text:span></text:p>
          </draw:text-box>
        </draw:frame>
        <draw:frame draw:style-name="gr7" draw:text-style-name="P8" draw:layer="layout" svg:width="0.855cm" svg:height="0.408cm" svg:x="14.711cm" svg:y="12.341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14.711cm" svg:y="12.741cm">
          <draw:text-box>
            <text:p text:style-name="P22"><text:span text:style-name="T5">9:00 <text:s text:c="2"/></text:span></text:p>
          </draw:text-box>
        </draw:frame>
        <draw:frame draw:style-name="gr9" draw:text-style-name="P8" draw:layer="layout" svg:width="0.624cm" svg:height="0.408cm" svg:x="14.711cm" svg:y="13.14cm">
          <draw:text-box>
            <text:p text:style-name="P22"><text:span text:style-name="T5">10:00</text:span></text:p>
          </draw:text-box>
        </draw:frame>
        <draw:frame draw:style-name="gr10" draw:text-style-name="P8" draw:layer="layout" svg:width="0.733cm" svg:height="0.408cm" svg:x="14.711cm" svg:y="13.54cm">
          <draw:text-box>
            <text:p text:style-name="P22"><text:span text:style-name="T5">11:00</text:span></text:p>
          </draw:text-box>
        </draw:frame>
        <draw:frame draw:style-name="gr11" draw:text-style-name="P8" draw:layer="layout" svg:width="0.717cm" svg:height="0.408cm" svg:x="14.711cm" svg:y="13.938cm">
          <draw:text-box>
            <text:p text:style-name="P22"><text:span text:style-name="T5">12:00</text:span></text:p>
          </draw:text-box>
        </draw:frame>
        <draw:frame draw:style-name="gr12" draw:text-style-name="P8" draw:layer="layout" svg:width="0.648cm" svg:height="0.409cm" svg:x="14.711cm" svg:y="14.338cm">
          <draw:text-box>
            <text:p text:style-name="P22"><text:span text:style-name="T5">13:00</text:span></text:p>
          </draw:text-box>
        </draw:frame>
        <draw:frame draw:style-name="gr13" draw:text-style-name="P8" draw:layer="layout" svg:width="0.632cm" svg:height="0.408cm" svg:x="14.711cm" svg:y="14.737cm">
          <draw:text-box>
            <text:p text:style-name="P22"><text:span text:style-name="T5">14:00</text:span></text:p>
          </draw:text-box>
        </draw:frame>
        <draw:frame draw:style-name="gr14" draw:text-style-name="P8" draw:layer="layout" svg:width="0.726cm" svg:height="0.408cm" svg:x="14.711cm" svg:y="15.136cm">
          <draw:text-box>
            <text:p text:style-name="P22"><text:span text:style-name="T5">15:00</text:span></text:p>
          </draw:text-box>
        </draw:frame>
        <draw:frame draw:style-name="gr15" draw:text-style-name="P8" draw:layer="layout" svg:width="0.709cm" svg:height="0.409cm" svg:x="14.711cm" svg:y="15.535cm">
          <draw:text-box>
            <text:p text:style-name="P22"><text:span text:style-name="T5">16:00</text:span></text:p>
          </draw:text-box>
        </draw:frame>
        <draw:frame draw:style-name="gr11" draw:text-style-name="P8" draw:layer="layout" svg:width="0.717cm" svg:height="0.408cm" svg:x="14.711cm" svg:y="15.935cm">
          <draw:text-box>
            <text:p text:style-name="P22"><text:span text:style-name="T5">17:00</text:span></text:p>
          </draw:text-box>
        </draw:frame>
        <draw:frame draw:style-name="gr16" draw:text-style-name="P8" draw:layer="layout" svg:width="0.701cm" svg:height="0.408cm" svg:x="14.711cm" svg:y="16.334cm">
          <draw:text-box>
            <text:p text:style-name="P22"><text:span text:style-name="T5">18:00</text:span></text:p>
          </draw:text-box>
        </draw:frame>
        <draw:frame draw:style-name="gr7" draw:text-style-name="P8" draw:layer="layout" svg:width="0.855cm" svg:height="0.408cm" svg:x="21.11cm" svg:y="7.231cm">
          <draw:text-box>
            <text:p text:style-name="P22"><text:span text:style-name="T5">13:30 <text:s text:c="2"/></text:span></text:p>
          </draw:text-box>
        </draw:frame>
        <draw:frame draw:style-name="gr8" draw:text-style-name="P8" draw:layer="layout" svg:width="0.839cm" svg:height="0.408cm" svg:x="21.11cm" svg:y="7.631cm">
          <draw:text-box>
            <text:p text:style-name="P22"><text:span text:style-name="T5">14:00 <text:s text:c="2"/></text:span></text:p>
          </draw:text-box>
        </draw:frame>
        <draw:frame draw:style-name="gr9" draw:text-style-name="P8" draw:layer="layout" svg:width="0.624cm" svg:height="0.408cm" svg:x="21.11cm" svg:y="8.03cm">
          <draw:text-box>
            <text:p text:style-name="P22"><text:span text:style-name="T5">14:30</text:span></text:p>
          </draw:text-box>
        </draw:frame>
        <draw:frame draw:style-name="gr10" draw:text-style-name="P8" draw:layer="layout" svg:width="0.733cm" svg:height="0.408cm" svg:x="21.11cm" svg:y="8.43cm">
          <draw:text-box>
            <text:p text:style-name="P22"><text:span text:style-name="T5">15:00</text:span></text:p>
          </draw:text-box>
        </draw:frame>
        <draw:frame draw:style-name="gr11" draw:text-style-name="P8" draw:layer="layout" svg:width="0.717cm" svg:height="0.408cm" svg:x="21.11cm" svg:y="8.828cm">
          <draw:text-box>
            <text:p text:style-name="P22"><text:span text:style-name="T5">15:30</text:span></text:p>
          </draw:text-box>
        </draw:frame>
        <draw:frame draw:style-name="gr12" draw:text-style-name="P8" draw:layer="layout" svg:width="0.648cm" svg:height="0.409cm" svg:x="21.11cm" svg:y="9.228cm">
          <draw:text-box>
            <text:p text:style-name="P22"><text:span text:style-name="T5">16:00</text:span></text:p>
          </draw:text-box>
        </draw:frame>
        <draw:frame draw:style-name="gr13" draw:text-style-name="P8" draw:layer="layout" svg:width="0.632cm" svg:height="0.408cm" svg:x="21.11cm" svg:y="9.627cm">
          <draw:text-box>
            <text:p text:style-name="P22"><text:span text:style-name="T5">16:30</text:span></text:p>
          </draw:text-box>
        </draw:frame>
        <draw:frame draw:style-name="gr14" draw:text-style-name="P8" draw:layer="layout" svg:width="0.726cm" svg:height="0.408cm" svg:x="21.11cm" svg:y="10.026cm">
          <draw:text-box>
            <text:p text:style-name="P22"><text:span text:style-name="T5">17:00</text:span></text:p>
          </draw:text-box>
        </draw:frame>
        <draw:frame draw:style-name="gr15" draw:text-style-name="P8" draw:layer="layout" svg:width="0.709cm" svg:height="0.409cm" svg:x="21.11cm" svg:y="10.425cm">
          <draw:text-box>
            <text:p text:style-name="P22"><text:span text:style-name="T5">17:30</text:span></text:p>
          </draw:text-box>
        </draw:frame>
        <draw:frame draw:style-name="gr11" draw:text-style-name="P8" draw:layer="layout" svg:width="0.717cm" svg:height="0.408cm" svg:x="21.11cm" svg:y="10.825cm">
          <draw:text-box>
            <text:p text:style-name="P22"><text:span text:style-name="T5">18:00</text:span></text:p>
          </draw:text-box>
        </draw:frame>
        <draw:frame draw:style-name="gr16" draw:text-style-name="P8" draw:layer="layout" svg:width="0.701cm" svg:height="0.408cm" svg:x="21.11cm" svg:y="11.224cm">
          <draw:text-box>
            <text:p text:style-name="P22"><text:span text:style-name="T5">18:30</text:span></text:p>
          </draw:text-box>
        </draw:frame>
        <draw:frame draw:style-name="gr7" draw:text-style-name="P8" draw:layer="layout" svg:width="0.855cm" svg:height="0.408cm" svg:x="21.11cm" svg:y="2.131cm">
          <draw:text-box>
            <text:p text:style-name="P22"><text:span text:style-name="T5">13:30 <text:s text:c="2"/></text:span></text:p>
          </draw:text-box>
        </draw:frame>
        <draw:frame draw:style-name="gr8" draw:text-style-name="P8" draw:layer="layout" svg:width="0.839cm" svg:height="0.408cm" svg:x="21.11cm" svg:y="2.531cm">
          <draw:text-box>
            <text:p text:style-name="P22"><text:span text:style-name="T5">14:00 <text:s text:c="2"/></text:span></text:p>
          </draw:text-box>
        </draw:frame>
        <draw:frame draw:style-name="gr9" draw:text-style-name="P8" draw:layer="layout" svg:width="0.624cm" svg:height="0.408cm" svg:x="21.11cm" svg:y="2.93cm">
          <draw:text-box>
            <text:p text:style-name="P22"><text:span text:style-name="T5">14:30</text:span></text:p>
          </draw:text-box>
        </draw:frame>
        <draw:frame draw:style-name="gr10" draw:text-style-name="P8" draw:layer="layout" svg:width="0.733cm" svg:height="0.408cm" svg:x="21.11cm" svg:y="3.33cm">
          <draw:text-box>
            <text:p text:style-name="P22"><text:span text:style-name="T5">15:00</text:span></text:p>
          </draw:text-box>
        </draw:frame>
        <draw:frame draw:style-name="gr11" draw:text-style-name="P8" draw:layer="layout" svg:width="0.717cm" svg:height="0.408cm" svg:x="21.11cm" svg:y="3.728cm">
          <draw:text-box>
            <text:p text:style-name="P22"><text:span text:style-name="T5">15:30</text:span></text:p>
          </draw:text-box>
        </draw:frame>
        <draw:frame draw:style-name="gr12" draw:text-style-name="P8" draw:layer="layout" svg:width="0.648cm" svg:height="0.409cm" svg:x="21.11cm" svg:y="4.128cm">
          <draw:text-box>
            <text:p text:style-name="P22"><text:span text:style-name="T5">16:00</text:span></text:p>
          </draw:text-box>
        </draw:frame>
        <draw:frame draw:style-name="gr13" draw:text-style-name="P8" draw:layer="layout" svg:width="0.632cm" svg:height="0.408cm" svg:x="21.11cm" svg:y="4.527cm">
          <draw:text-box>
            <text:p text:style-name="P22"><text:span text:style-name="T5">16:30</text:span></text:p>
          </draw:text-box>
        </draw:frame>
        <draw:frame draw:style-name="gr14" draw:text-style-name="P8" draw:layer="layout" svg:width="0.726cm" svg:height="0.408cm" svg:x="21.11cm" svg:y="4.926cm">
          <draw:text-box>
            <text:p text:style-name="P22"><text:span text:style-name="T5">17:00</text:span></text:p>
          </draw:text-box>
        </draw:frame>
        <draw:frame draw:style-name="gr15" draw:text-style-name="P8" draw:layer="layout" svg:width="0.709cm" svg:height="0.409cm" svg:x="21.11cm" svg:y="5.325cm">
          <draw:text-box>
            <text:p text:style-name="P22"><text:span text:style-name="T5">17:30</text:span></text:p>
          </draw:text-box>
        </draw:frame>
        <draw:frame draw:style-name="gr11" draw:text-style-name="P8" draw:layer="layout" svg:width="0.717cm" svg:height="0.408cm" svg:x="21.11cm" svg:y="5.725cm">
          <draw:text-box>
            <text:p text:style-name="P22"><text:span text:style-name="T5">18:00</text:span></text:p>
          </draw:text-box>
        </draw:frame>
        <draw:frame draw:style-name="gr16" draw:text-style-name="P8" draw:layer="layout" svg:width="0.701cm" svg:height="0.408cm" svg:x="21.11cm" svg:y="6.124cm">
          <draw:text-box>
            <text:p text:style-name="P22"><text:span text:style-name="T5">18:30</text:span></text:p>
          </draw:text-box>
        </draw:frame>
        <draw:frame draw:style-name="gr7" draw:text-style-name="P8" draw:layer="layout" svg:width="0.855cm" svg:height="0.408cm" svg:x="21.11cm" svg:y="12.342cm">
          <draw:text-box>
            <text:p text:style-name="P22"><text:span text:style-name="T5">8:00 <text:s text:c="2"/></text:span></text:p>
          </draw:text-box>
        </draw:frame>
        <draw:frame draw:style-name="gr8" draw:text-style-name="P8" draw:layer="layout" svg:width="0.839cm" svg:height="0.408cm" svg:x="21.11cm" svg:y="12.742cm">
          <draw:text-box>
            <text:p text:style-name="P22"><text:span text:style-name="T5">9:00 <text:s text:c="2"/></text:span></text:p>
          </draw:text-box>
        </draw:frame>
        <draw:frame draw:style-name="gr9" draw:text-style-name="P8" draw:layer="layout" svg:width="0.624cm" svg:height="0.408cm" svg:x="21.11cm" svg:y="13.141cm">
          <draw:text-box>
            <text:p text:style-name="P22"><text:span text:style-name="T5">10:00</text:span></text:p>
          </draw:text-box>
        </draw:frame>
        <draw:frame draw:style-name="gr10" draw:text-style-name="P8" draw:layer="layout" svg:width="0.733cm" svg:height="0.408cm" svg:x="21.11cm" svg:y="13.541cm">
          <draw:text-box>
            <text:p text:style-name="P22"><text:span text:style-name="T5">11:00</text:span></text:p>
          </draw:text-box>
        </draw:frame>
        <draw:frame draw:style-name="gr11" draw:text-style-name="P8" draw:layer="layout" svg:width="0.717cm" svg:height="0.408cm" svg:x="21.11cm" svg:y="13.939cm">
          <draw:text-box>
            <text:p text:style-name="P22"><text:span text:style-name="T5">12:00</text:span></text:p>
          </draw:text-box>
        </draw:frame>
        <draw:frame draw:style-name="gr12" draw:text-style-name="P8" draw:layer="layout" svg:width="0.648cm" svg:height="0.409cm" svg:x="21.11cm" svg:y="14.339cm">
          <draw:text-box>
            <text:p text:style-name="P22"><text:span text:style-name="T5">13:00</text:span></text:p>
          </draw:text-box>
        </draw:frame>
        <draw:frame draw:style-name="gr13" draw:text-style-name="P8" draw:layer="layout" svg:width="0.632cm" svg:height="0.408cm" svg:x="21.11cm" svg:y="14.738cm">
          <draw:text-box>
            <text:p text:style-name="P22"><text:span text:style-name="T5">14:00</text:span></text:p>
          </draw:text-box>
        </draw:frame>
        <draw:frame draw:style-name="gr14" draw:text-style-name="P8" draw:layer="layout" svg:width="0.726cm" svg:height="0.408cm" svg:x="21.11cm" svg:y="15.137cm">
          <draw:text-box>
            <text:p text:style-name="P22"><text:span text:style-name="T5">15:00</text:span></text:p>
          </draw:text-box>
        </draw:frame>
        <draw:frame draw:style-name="gr15" draw:text-style-name="P8" draw:layer="layout" svg:width="0.709cm" svg:height="0.409cm" svg:x="21.11cm" svg:y="15.536cm">
          <draw:text-box>
            <text:p text:style-name="P22"><text:span text:style-name="T5">16:00</text:span></text:p>
          </draw:text-box>
        </draw:frame>
        <draw:frame draw:style-name="gr11" draw:text-style-name="P8" draw:layer="layout" svg:width="0.717cm" svg:height="0.408cm" svg:x="21.11cm" svg:y="15.936cm">
          <draw:text-box>
            <text:p text:style-name="P22"><text:span text:style-name="T5">17:00</text:span></text:p>
          </draw:text-box>
        </draw:frame>
        <draw:frame draw:style-name="gr16" draw:text-style-name="P8" draw:layer="layout" svg:width="0.701cm" svg:height="0.408cm" svg:x="21.11cm" svg:y="16.335cm">
          <draw:text-box>
            <text:p text:style-name="P22"><text:span text:style-name="T5">18:00</text:span></text:p>
          </draw:text-box>
        </draw:frame>
      </draw:page>
      <draw:page draw:name="page9" draw:style-name="dp1" draw:master-page-name="master-page79">
        <draw:frame draw:style-name="gr50" draw:text-style-name="P34" draw:layer="layout" svg:width="7.622cm" svg:height="2.439cm" svg:x="3.446cm" svg:y="16.156cm">
          <draw:text-box>
            <text:p text:style-name="P33"><text:span text:style-name="T13">Agenda hecha a mano.</text:span></text:p>
            <text:p text:style-name="P33"><text:span text:style-name="T13">Queretaro Mexico.</text:span></text:p>
            <text:p text:style-name="P33"><text:span text:style-name="T13">Email: </text:span><text:span text:style-name="T13"><text:a xlink:href="mailto:diariosdevico@gmail.com" xlink:type="simple">diariosdevico@gmail.com</text:a></text:span></text:p>
            <text:p text:style-name="P33"><text:span text:style-name="T13">Facebook: /diariosdevico</text:span></text:p>
            <text:p text:style-name="P33"><text:span text:style-name="T13">Instagram: /diariosdevico</text:span></text:p>
            <text:p text:style-name="P33"><text:span text:style-name="T13">https://diariosdevico.wordpress.com/</text:span></text:p>
          </draw:text-box>
        </draw:frame>
        <draw:frame draw:style-name="gr51" draw:text-style-name="P27" draw:layer="layout" svg:width="0.484cm" svg:height="0.533cm" svg:x="6.191cm" svg:y="16.566cm">
          <draw:text-box>
            <text:p text:style-name="P1"><text:span text:style-name="T10">´</text:span></text:p>
          </draw:text-box>
        </draw:frame>
        <draw:frame draw:style-name="gr51" draw:text-style-name="P27" draw:layer="layout" svg:width="0.484cm" svg:height="0.533cm" svg:x="7.563cm" svg:y="16.543cm">
          <draw:text-box>
            <text:p text:style-name="P1"><text:span text:style-name="T10">´</text:span></text:p>
          </draw:text-box>
        </draw:frame>
        <draw:path draw:style-name="gr52" draw:text-style-name="P35" draw:layer="layout" svg:width="12.75cm" svg:height="11.258cm" svg:x="14.49cm" svg:y="2.664cm" svg:viewBox="0 0 12751 11259" svg:d="M0 0h12751M0 865h12751M0 1732h12751M0 2598h12751M0 3464h12751M0 4331h12751M0 5197h12751M0 6062h12751M0 6929h12751M0 7794h12751M0 8661h12751M0 9527h12751M0 10392h12751M0 11259h12751">
          <text:p/>
        </draw:path>
        <draw:frame draw:style-name="gr53" draw:text-style-name="P2" draw:layer="layout" svg:width="3.037cm" svg:height="0.398cm" svg:x="14.579cm" svg:y="1.372cm">
          <draw:text-box>
            <text:p text:style-name="P1"><text:span text:style-name="T1"><text:s text:c="30"/></text:span></text:p>
          </draw:text-box>
        </draw:frame>
        <draw:path draw:style-name="gr54" draw:text-style-name="P35" draw:layer="layout" svg:width="13.285cm" svg:height="13.535cm" svg:x="13.955cm" svg:y="1.262cm" svg:viewBox="0 0 13286 13536" svg:d="M0 0h13282M5 699h13281M0 13536h13282">
          <text:p/>
        </draw:path>
        <draw:g>
          <draw:frame draw:style-name="gr55" draw:text-style-name="P2" draw:layer="layout" svg:width="0.508cm" svg:height="0.398cm" svg:x="14.621cm" svg:y="2.043cm">
            <draw:text-box>
              <text:p text:style-name="P1"><text:span text:style-name="T14">8 <text:s text:c="2"/></text:span></text:p>
            </draw:text-box>
          </draw:frame>
          <draw:frame draw:style-name="gr55" draw:text-style-name="P2" draw:layer="layout" svg:width="0.508cm" svg:height="0.398cm" svg:x="14.621cm" svg:y="2.917cm">
            <draw:text-box>
              <text:p text:style-name="P1"><text:span text:style-name="T14">9 <text:s text:c="2"/></text:span></text:p>
            </draw:text-box>
          </draw:frame>
          <draw:frame draw:style-name="gr56" draw:text-style-name="P2" draw:layer="layout" svg:width="0.406cm" svg:height="0.398cm" svg:x="14.621cm" svg:y="3.789cm">
            <draw:text-box>
              <text:p text:style-name="P1"><text:span text:style-name="T14">10</text:span></text:p>
            </draw:text-box>
          </draw:frame>
          <draw:frame draw:style-name="gr56" draw:text-style-name="P2" draw:layer="layout" svg:width="0.406cm" svg:height="0.398cm" svg:x="14.621cm" svg:y="4.662cm">
            <draw:text-box>
              <text:p text:style-name="P1"><text:span text:style-name="T14">11</text:span></text:p>
            </draw:text-box>
          </draw:frame>
          <draw:frame draw:style-name="gr56" draw:text-style-name="P2" draw:layer="layout" svg:width="0.406cm" svg:height="0.398cm" svg:x="14.621cm" svg:y="5.535cm">
            <draw:text-box>
              <text:p text:style-name="P1"><text:span text:style-name="T14">12</text:span></text:p>
            </draw:text-box>
          </draw:frame>
          <draw:frame draw:style-name="gr56" draw:text-style-name="P2" draw:layer="layout" svg:width="0.406cm" svg:height="0.398cm" svg:x="14.621cm" svg:y="6.408cm">
            <draw:text-box>
              <text:p text:style-name="P1"><text:span text:style-name="T14">13</text:span></text:p>
            </draw:text-box>
          </draw:frame>
          <draw:frame draw:style-name="gr56" draw:text-style-name="P2" draw:layer="layout" svg:width="0.406cm" svg:height="0.398cm" svg:x="14.621cm" svg:y="7.281cm">
            <draw:text-box>
              <text:p text:style-name="P1"><text:span text:style-name="T14">14</text:span></text:p>
            </draw:text-box>
          </draw:frame>
          <draw:frame draw:style-name="gr56" draw:text-style-name="P2" draw:layer="layout" svg:width="0.406cm" svg:height="0.398cm" svg:x="14.621cm" svg:y="8.153cm">
            <draw:text-box>
              <text:p text:style-name="P1"><text:span text:style-name="T14">15</text:span></text:p>
            </draw:text-box>
          </draw:frame>
          <draw:frame draw:style-name="gr56" draw:text-style-name="P2" draw:layer="layout" svg:width="0.406cm" svg:height="0.398cm" svg:x="14.621cm" svg:y="9.027cm">
            <draw:text-box>
              <text:p text:style-name="P1"><text:span text:style-name="T14">16</text:span></text:p>
            </draw:text-box>
          </draw:frame>
          <draw:frame draw:style-name="gr56" draw:text-style-name="P2" draw:layer="layout" svg:width="0.406cm" svg:height="0.398cm" svg:x="14.621cm" svg:y="9.899cm">
            <draw:text-box>
              <text:p text:style-name="P1"><text:span text:style-name="T14">17</text:span></text:p>
            </draw:text-box>
          </draw:frame>
          <draw:frame draw:style-name="gr56" draw:text-style-name="P2" draw:layer="layout" svg:width="0.406cm" svg:height="0.398cm" svg:x="14.621cm" svg:y="10.772cm">
            <draw:text-box>
              <text:p text:style-name="P1"><text:span text:style-name="T14">18</text:span></text:p>
            </draw:text-box>
          </draw:frame>
          <draw:frame draw:style-name="gr56" draw:text-style-name="P2" draw:layer="layout" svg:width="0.406cm" svg:height="0.398cm" svg:x="14.621cm" svg:y="11.645cm">
            <draw:text-box>
              <text:p text:style-name="P1"><text:span text:style-name="T14">19</text:span></text:p>
            </draw:text-box>
          </draw:frame>
          <draw:frame draw:style-name="gr56" draw:text-style-name="P2" draw:layer="layout" svg:width="0.406cm" svg:height="0.398cm" svg:x="14.621cm" svg:y="12.518cm">
            <draw:text-box>
              <text:p text:style-name="P1"><text:span text:style-name="T14">20</text:span></text:p>
            </draw:text-box>
          </draw:frame>
          <draw:frame draw:style-name="gr56" draw:text-style-name="P2" draw:layer="layout" svg:width="0.406cm" svg:height="0.398cm" svg:x="14.621cm" svg:y="13.39cm">
            <draw:text-box>
              <text:p text:style-name="P1"><text:span text:style-name="T14">21</text:span></text:p>
            </draw:text-box>
          </draw:frame>
        </draw:g>
        <draw:frame draw:style-name="gr57" draw:text-style-name="P4" draw:layer="layout" svg:width="1.38cm" svg:height="0.533cm" svg:x="15.482cm" svg:y="1.407cm">
          <draw:text-box>
            <text:p text:style-name="P1"><text:span text:style-name="T2">Jueves</text:span></text:p>
          </draw:text-box>
        </draw:frame>
        <draw:frame draw:style-name="gr58" draw:text-style-name="P4" draw:layer="layout" svg:width="0.497cm" svg:height="0.533cm" svg:x="25.007cm" svg:y="1.407cm">
          <draw:text-box>
            <text:p text:style-name="P1"><text:span text:style-name="T15">30</text:span></text:p>
          </draw:text-box>
        </draw:frame>
        <draw:frame draw:style-name="gr59" draw:text-style-name="P36" draw:layer="layout" svg:width="4.048cm" svg:height="0.538cm" svg:x="23.08cm" svg:y="0.65cm">
          <draw:text-box>
            <text:p text:style-name="P1"><text:span text:style-name="T16"><text:s text:c="22"/></text:span><text:span text:style-name="T17">2021</text:span></text:p>
          </draw:text-box>
        </draw:frame>
        <draw:path draw:style-name="gr60" draw:text-style-name="P37" draw:layer="layout" svg:width="0.033cm" svg:height="0.034cm" svg:x="14.465cm" svg:y="16.065cm" svg:viewBox="0 0 34 35" svg:d="M17 0c-22 0-23 35 0 35s23-35 0-35z">
          <text:p/>
        </draw:path>
        <draw:path draw:style-name="gr60" draw:text-style-name="P37" draw:layer="layout" svg:width="0.033cm" svg:height="0.034cm" svg:x="14.465cm" svg:y="16.567cm" svg:viewBox="0 0 34 35" svg:d="M17 0c-22 0-23 35 0 35s23-35 0-35z">
          <text:p/>
        </draw:path>
        <draw:path draw:style-name="gr60" draw:text-style-name="P37" draw:layer="layout" svg:width="0.033cm" svg:height="0.034cm" svg:x="14.465cm" svg:y="17.069cm" svg:viewBox="0 0 34 35" svg:d="M17 0c-22 0-23 35 0 35s23-35 0-35z">
          <text:p/>
        </draw:path>
        <draw:path draw:style-name="gr60" draw:text-style-name="P37" draw:layer="layout" svg:width="0.033cm" svg:height="0.034cm" svg:x="14.465cm" svg:y="17.571cm" svg:viewBox="0 0 34 35" svg:d="M17 0c-22 0-23 35 0 35s23-35 0-35z">
          <text:p/>
        </draw:path>
        <draw:path draw:style-name="gr60" draw:text-style-name="P37" draw:layer="layout" svg:width="0.033cm" svg:height="0.034cm" svg:x="14.465cm" svg:y="18.073cm" svg:viewBox="0 0 34 35" svg:d="M17 0c-22 0-23 35 0 35s23-35 0-35z">
          <text:p/>
        </draw:path>
        <draw:path draw:style-name="gr60" draw:text-style-name="P37" draw:layer="layout" svg:width="0.033cm" svg:height="0.035cm" svg:x="14.465cm" svg:y="18.575cm" svg:viewBox="0 0 34 36" svg:d="M17 0c-22 0-23 36 0 36s23-36 0-36z">
          <text:p/>
        </draw:path>
        <draw:path draw:style-name="gr60" draw:text-style-name="P37" draw:layer="layout" svg:width="0.033cm" svg:height="0.034cm" svg:x="14.465cm" svg:y="19.078cm" svg:viewBox="0 0 34 35" svg:d="M17 0c-22 0-23 35 0 35s23-35 0-35z">
          <text:p/>
        </draw:path>
        <draw:path draw:style-name="gr60" draw:text-style-name="P37" draw:layer="layout" svg:width="0.033cm" svg:height="0.034cm" svg:x="14.465cm" svg:y="19.58cm" svg:viewBox="0 0 34 35" svg:d="M17 0c-22 0-23 35 0 35s23-35 0-35z">
          <text:p/>
        </draw:path>
        <draw:path draw:style-name="gr60" draw:text-style-name="P37" draw:layer="layout" svg:width="0.033cm" svg:height="0.034cm" svg:x="14.465cm" svg:y="20.082cm" svg:viewBox="0 0 34 35" svg:d="M17 0c-22 0-23 35 0 35s23-35 0-35z">
          <text:p/>
        </draw:path>
        <draw:path draw:style-name="gr60" draw:text-style-name="P37" draw:layer="layout" svg:width="0.033cm" svg:height="0.034cm" svg:x="14.465cm" svg:y="20.584cm" svg:viewBox="0 0 34 35" svg:d="M17 0c-22 0-23 35 0 35s23-35 0-35z">
          <text:p/>
        </draw:path>
        <draw:path draw:style-name="gr60" draw:text-style-name="P37" draw:layer="layout" svg:width="0.034cm" svg:height="0.034cm" svg:x="14.963cm" svg:y="16.065cm" svg:viewBox="0 0 35 35" svg:d="M17 0c-23 0-23 35 0 35s23-35 0-35z">
          <text:p/>
        </draw:path>
        <draw:path draw:style-name="gr60" draw:text-style-name="P37" draw:layer="layout" svg:width="0.034cm" svg:height="0.034cm" svg:x="14.963cm" svg:y="16.567cm" svg:viewBox="0 0 35 35" svg:d="M17 0c-23 0-23 35 0 35s23-35 0-35z">
          <text:p/>
        </draw:path>
        <draw:path draw:style-name="gr60" draw:text-style-name="P37" draw:layer="layout" svg:width="0.034cm" svg:height="0.034cm" svg:x="14.963cm" svg:y="17.069cm" svg:viewBox="0 0 35 35" svg:d="M17 0c-23 0-23 35 0 35s23-35 0-35z">
          <text:p/>
        </draw:path>
        <draw:path draw:style-name="gr60" draw:text-style-name="P37" draw:layer="layout" svg:width="0.034cm" svg:height="0.034cm" svg:x="14.963cm" svg:y="17.571cm" svg:viewBox="0 0 35 35" svg:d="M17 0c-23 0-23 35 0 35s23-35 0-35z">
          <text:p/>
        </draw:path>
        <draw:path draw:style-name="gr60" draw:text-style-name="P37" draw:layer="layout" svg:width="0.034cm" svg:height="0.034cm" svg:x="14.963cm" svg:y="18.073cm" svg:viewBox="0 0 35 35" svg:d="M17 0c-23 0-23 35 0 35s23-35 0-35z">
          <text:p/>
        </draw:path>
        <draw:path draw:style-name="gr60" draw:text-style-name="P37" draw:layer="layout" svg:width="0.034cm" svg:height="0.035cm" svg:x="14.963cm" svg:y="18.575cm" svg:viewBox="0 0 35 36" svg:d="M17 0c-23 0-23 36 0 36s23-36 0-36z">
          <text:p/>
        </draw:path>
        <draw:path draw:style-name="gr60" draw:text-style-name="P37" draw:layer="layout" svg:width="0.034cm" svg:height="0.034cm" svg:x="14.963cm" svg:y="19.078cm" svg:viewBox="0 0 35 35" svg:d="M17 0c-23 0-23 35 0 35s23-35 0-35z">
          <text:p/>
        </draw:path>
        <draw:path draw:style-name="gr60" draw:text-style-name="P37" draw:layer="layout" svg:width="0.034cm" svg:height="0.034cm" svg:x="14.963cm" svg:y="19.58cm" svg:viewBox="0 0 35 35" svg:d="M17 0c-23 0-23 35 0 35s23-35 0-35z">
          <text:p/>
        </draw:path>
        <draw:path draw:style-name="gr60" draw:text-style-name="P37" draw:layer="layout" svg:width="0.034cm" svg:height="0.034cm" svg:x="14.963cm" svg:y="20.082cm" svg:viewBox="0 0 35 35" svg:d="M17 0c-23 0-23 35 0 35s23-35 0-35z">
          <text:p/>
        </draw:path>
        <draw:path draw:style-name="gr60" draw:text-style-name="P37" draw:layer="layout" svg:width="0.034cm" svg:height="0.034cm" svg:x="14.963cm" svg:y="20.584cm" svg:viewBox="0 0 35 35" svg:d="M17 0c-23 0-23 35 0 35s23-35 0-35z">
          <text:p/>
        </draw:path>
        <draw:path draw:style-name="gr60" draw:text-style-name="P37" draw:layer="layout" svg:width="0.033cm" svg:height="0.034cm" svg:x="15.464cm" svg:y="16.065cm" svg:viewBox="0 0 34 35" svg:d="M17 0c-22 0-23 35 0 35s23-35 0-35z">
          <text:p/>
        </draw:path>
        <draw:path draw:style-name="gr60" draw:text-style-name="P37" draw:layer="layout" svg:width="0.033cm" svg:height="0.034cm" svg:x="15.464cm" svg:y="16.567cm" svg:viewBox="0 0 34 35" svg:d="M17 0c-22 0-23 35 0 35s23-35 0-35z">
          <text:p/>
        </draw:path>
        <draw:path draw:style-name="gr60" draw:text-style-name="P37" draw:layer="layout" svg:width="0.033cm" svg:height="0.034cm" svg:x="15.464cm" svg:y="17.069cm" svg:viewBox="0 0 34 35" svg:d="M17 0c-22 0-23 35 0 35s23-35 0-35z">
          <text:p/>
        </draw:path>
        <draw:path draw:style-name="gr60" draw:text-style-name="P37" draw:layer="layout" svg:width="0.033cm" svg:height="0.034cm" svg:x="15.464cm" svg:y="17.571cm" svg:viewBox="0 0 34 35" svg:d="M17 0c-22 0-23 35 0 35s23-35 0-35z">
          <text:p/>
        </draw:path>
        <draw:path draw:style-name="gr60" draw:text-style-name="P37" draw:layer="layout" svg:width="0.033cm" svg:height="0.034cm" svg:x="15.464cm" svg:y="18.073cm" svg:viewBox="0 0 34 35" svg:d="M17 0c-22 0-23 35 0 35s23-35 0-35z">
          <text:p/>
        </draw:path>
        <draw:path draw:style-name="gr60" draw:text-style-name="P37" draw:layer="layout" svg:width="0.033cm" svg:height="0.035cm" svg:x="15.464cm" svg:y="18.575cm" svg:viewBox="0 0 34 36" svg:d="M17 0c-22 0-23 36 0 36s23-36 0-36z">
          <text:p/>
        </draw:path>
        <draw:path draw:style-name="gr60" draw:text-style-name="P37" draw:layer="layout" svg:width="0.033cm" svg:height="0.034cm" svg:x="15.464cm" svg:y="19.078cm" svg:viewBox="0 0 34 35" svg:d="M17 0c-22 0-23 35 0 35s23-35 0-35z">
          <text:p/>
        </draw:path>
        <draw:path draw:style-name="gr60" draw:text-style-name="P37" draw:layer="layout" svg:width="0.033cm" svg:height="0.034cm" svg:x="15.464cm" svg:y="19.58cm" svg:viewBox="0 0 34 35" svg:d="M17 0c-22 0-23 35 0 35s23-35 0-35z">
          <text:p/>
        </draw:path>
        <draw:path draw:style-name="gr60" draw:text-style-name="P37" draw:layer="layout" svg:width="0.033cm" svg:height="0.034cm" svg:x="15.464cm" svg:y="20.082cm" svg:viewBox="0 0 34 35" svg:d="M17 0c-22 0-23 35 0 35s23-35 0-35z">
          <text:p/>
        </draw:path>
        <draw:path draw:style-name="gr60" draw:text-style-name="P37" draw:layer="layout" svg:width="0.033cm" svg:height="0.034cm" svg:x="15.464cm" svg:y="20.584cm" svg:viewBox="0 0 34 35" svg:d="M17 0c-22 0-23 35 0 35s23-35 0-35z">
          <text:p/>
        </draw:path>
        <draw:path draw:style-name="gr60" draw:text-style-name="P37" draw:layer="layout" svg:width="0.034cm" svg:height="0.035cm" svg:x="15.962cm" svg:y="15.562cm" svg:viewBox="0 0 35 36" svg:d="M17 0c-23 0-23 36 0 36s23-36 0-36z">
          <text:p/>
        </draw:path>
        <draw:path draw:style-name="gr60" draw:text-style-name="P37" draw:layer="layout" svg:width="0.034cm" svg:height="0.034cm" svg:x="15.962cm" svg:y="16.065cm" svg:viewBox="0 0 35 35" svg:d="M17 0c-23 0-23 35 0 35s23-35 0-35z">
          <text:p/>
        </draw:path>
        <draw:path draw:style-name="gr60" draw:text-style-name="P37" draw:layer="layout" svg:width="0.034cm" svg:height="0.034cm" svg:x="15.962cm" svg:y="16.567cm" svg:viewBox="0 0 35 35" svg:d="M17 0c-23 0-23 35 0 35s23-35 0-35z">
          <text:p/>
        </draw:path>
        <draw:path draw:style-name="gr60" draw:text-style-name="P37" draw:layer="layout" svg:width="0.034cm" svg:height="0.034cm" svg:x="15.962cm" svg:y="17.069cm" svg:viewBox="0 0 35 35" svg:d="M17 0c-23 0-23 35 0 35s23-35 0-35z">
          <text:p/>
        </draw:path>
        <draw:path draw:style-name="gr60" draw:text-style-name="P37" draw:layer="layout" svg:width="0.034cm" svg:height="0.034cm" svg:x="15.962cm" svg:y="17.571cm" svg:viewBox="0 0 35 35" svg:d="M17 0c-23 0-23 35 0 35s23-35 0-35z">
          <text:p/>
        </draw:path>
        <draw:path draw:style-name="gr60" draw:text-style-name="P37" draw:layer="layout" svg:width="0.034cm" svg:height="0.034cm" svg:x="15.962cm" svg:y="18.073cm" svg:viewBox="0 0 35 35" svg:d="M17 0c-23 0-23 35 0 35s23-35 0-35z">
          <text:p/>
        </draw:path>
        <draw:path draw:style-name="gr60" draw:text-style-name="P37" draw:layer="layout" svg:width="0.034cm" svg:height="0.035cm" svg:x="15.962cm" svg:y="18.575cm" svg:viewBox="0 0 35 36" svg:d="M17 0c-23 0-23 36 0 36s23-36 0-36z">
          <text:p/>
        </draw:path>
        <draw:path draw:style-name="gr60" draw:text-style-name="P37" draw:layer="layout" svg:width="0.034cm" svg:height="0.034cm" svg:x="15.962cm" svg:y="19.078cm" svg:viewBox="0 0 35 35" svg:d="M17 0c-23 0-23 35 0 35s23-35 0-35z">
          <text:p/>
        </draw:path>
        <draw:path draw:style-name="gr60" draw:text-style-name="P37" draw:layer="layout" svg:width="0.034cm" svg:height="0.034cm" svg:x="15.962cm" svg:y="19.58cm" svg:viewBox="0 0 35 35" svg:d="M17 0c-23 0-23 35 0 35s23-35 0-35z">
          <text:p/>
        </draw:path>
        <draw:path draw:style-name="gr60" draw:text-style-name="P37" draw:layer="layout" svg:width="0.034cm" svg:height="0.034cm" svg:x="15.962cm" svg:y="20.082cm" svg:viewBox="0 0 35 35" svg:d="M17 0c-23 0-23 35 0 35s23-35 0-35z">
          <text:p/>
        </draw:path>
        <draw:path draw:style-name="gr60" draw:text-style-name="P37" draw:layer="layout" svg:width="0.034cm" svg:height="0.034cm" svg:x="15.962cm" svg:y="20.584cm" svg:viewBox="0 0 35 35" svg:d="M17 0c-23 0-23 35 0 35s23-35 0-35z">
          <text:p/>
        </draw:path>
        <draw:path draw:style-name="gr60" draw:text-style-name="P37" draw:layer="layout" svg:width="0.034cm" svg:height="0.035cm" svg:x="16.461cm" svg:y="15.562cm" svg:viewBox="0 0 35 36" svg:d="M17 0c-23 0-23 36 0 36s23-36 0-36z">
          <text:p/>
        </draw:path>
        <draw:path draw:style-name="gr60" draw:text-style-name="P37" draw:layer="layout" svg:width="0.034cm" svg:height="0.034cm" svg:x="16.461cm" svg:y="16.065cm" svg:viewBox="0 0 35 35" svg:d="M17 0c-23 0-23 35 0 35s23-35 0-35z">
          <text:p/>
        </draw:path>
        <draw:path draw:style-name="gr60" draw:text-style-name="P37" draw:layer="layout" svg:width="0.034cm" svg:height="0.034cm" svg:x="16.461cm" svg:y="16.567cm" svg:viewBox="0 0 35 35" svg:d="M17 0c-23 0-23 35 0 35s23-35 0-35z">
          <text:p/>
        </draw:path>
        <draw:path draw:style-name="gr60" draw:text-style-name="P37" draw:layer="layout" svg:width="0.034cm" svg:height="0.034cm" svg:x="16.461cm" svg:y="17.069cm" svg:viewBox="0 0 35 35" svg:d="M17 0c-23 0-23 35 0 35s23-35 0-35z">
          <text:p/>
        </draw:path>
        <draw:path draw:style-name="gr60" draw:text-style-name="P37" draw:layer="layout" svg:width="0.034cm" svg:height="0.034cm" svg:x="16.461cm" svg:y="17.571cm" svg:viewBox="0 0 35 35" svg:d="M17 0c-23 0-23 35 0 35s23-35 0-35z">
          <text:p/>
        </draw:path>
        <draw:path draw:style-name="gr60" draw:text-style-name="P37" draw:layer="layout" svg:width="0.034cm" svg:height="0.034cm" svg:x="16.461cm" svg:y="18.073cm" svg:viewBox="0 0 35 35" svg:d="M17 0c-23 0-23 35 0 35s23-35 0-35z">
          <text:p/>
        </draw:path>
        <draw:path draw:style-name="gr60" draw:text-style-name="P37" draw:layer="layout" svg:width="0.034cm" svg:height="0.035cm" svg:x="16.461cm" svg:y="18.575cm" svg:viewBox="0 0 35 36" svg:d="M17 0c-23 0-23 36 0 36s23-36 0-36z">
          <text:p/>
        </draw:path>
        <draw:path draw:style-name="gr60" draw:text-style-name="P37" draw:layer="layout" svg:width="0.034cm" svg:height="0.034cm" svg:x="16.461cm" svg:y="19.078cm" svg:viewBox="0 0 35 35" svg:d="M17 0c-23 0-23 35 0 35s23-35 0-35z">
          <text:p/>
        </draw:path>
        <draw:path draw:style-name="gr60" draw:text-style-name="P37" draw:layer="layout" svg:width="0.034cm" svg:height="0.034cm" svg:x="16.461cm" svg:y="19.58cm" svg:viewBox="0 0 35 35" svg:d="M17 0c-23 0-23 35 0 35s23-35 0-35z">
          <text:p/>
        </draw:path>
        <draw:path draw:style-name="gr60" draw:text-style-name="P37" draw:layer="layout" svg:width="0.034cm" svg:height="0.034cm" svg:x="16.461cm" svg:y="20.082cm" svg:viewBox="0 0 35 35" svg:d="M17 0c-23 0-23 35 0 35s23-35 0-35z">
          <text:p/>
        </draw:path>
        <draw:path draw:style-name="gr60" draw:text-style-name="P37" draw:layer="layout" svg:width="0.034cm" svg:height="0.034cm" svg:x="16.461cm" svg:y="20.584cm" svg:viewBox="0 0 35 35" svg:d="M17 0c-23 0-23 35 0 35s23-35 0-35z">
          <text:p/>
        </draw:path>
        <draw:path draw:style-name="gr60" draw:text-style-name="P37" draw:layer="layout" svg:width="0.034cm" svg:height="0.035cm" svg:x="16.96cm" svg:y="15.562cm" svg:viewBox="0 0 35 36" svg:d="M17 0c-23 0-23 36 0 36s23-36 0-36z">
          <text:p/>
        </draw:path>
        <draw:path draw:style-name="gr60" draw:text-style-name="P37" draw:layer="layout" svg:width="0.034cm" svg:height="0.034cm" svg:x="16.96cm" svg:y="16.065cm" svg:viewBox="0 0 35 35" svg:d="M17 0c-23 0-23 35 0 35s23-35 0-35z">
          <text:p/>
        </draw:path>
        <draw:path draw:style-name="gr60" draw:text-style-name="P37" draw:layer="layout" svg:width="0.034cm" svg:height="0.034cm" svg:x="16.96cm" svg:y="16.567cm" svg:viewBox="0 0 35 35" svg:d="M17 0c-23 0-23 35 0 35s23-35 0-35z">
          <text:p/>
        </draw:path>
        <draw:path draw:style-name="gr60" draw:text-style-name="P37" draw:layer="layout" svg:width="0.034cm" svg:height="0.034cm" svg:x="16.96cm" svg:y="17.069cm" svg:viewBox="0 0 35 35" svg:d="M17 0c-23 0-23 35 0 35s23-35 0-35z">
          <text:p/>
        </draw:path>
        <draw:path draw:style-name="gr60" draw:text-style-name="P37" draw:layer="layout" svg:width="0.034cm" svg:height="0.034cm" svg:x="16.96cm" svg:y="17.571cm" svg:viewBox="0 0 35 35" svg:d="M17 0c-23 0-23 35 0 35s23-35 0-35z">
          <text:p/>
        </draw:path>
        <draw:path draw:style-name="gr60" draw:text-style-name="P37" draw:layer="layout" svg:width="0.034cm" svg:height="0.034cm" svg:x="16.96cm" svg:y="18.073cm" svg:viewBox="0 0 35 35" svg:d="M17 0c-23 0-23 35 0 35s23-35 0-35z">
          <text:p/>
        </draw:path>
        <draw:path draw:style-name="gr60" draw:text-style-name="P37" draw:layer="layout" svg:width="0.034cm" svg:height="0.035cm" svg:x="16.96cm" svg:y="18.575cm" svg:viewBox="0 0 35 36" svg:d="M17 0c-23 0-23 36 0 36s23-36 0-36z">
          <text:p/>
        </draw:path>
        <draw:path draw:style-name="gr60" draw:text-style-name="P37" draw:layer="layout" svg:width="0.034cm" svg:height="0.034cm" svg:x="16.96cm" svg:y="19.078cm" svg:viewBox="0 0 35 35" svg:d="M17 0c-23 0-23 35 0 35s23-35 0-35z">
          <text:p/>
        </draw:path>
        <draw:path draw:style-name="gr60" draw:text-style-name="P37" draw:layer="layout" svg:width="0.034cm" svg:height="0.034cm" svg:x="16.96cm" svg:y="19.58cm" svg:viewBox="0 0 35 35" svg:d="M17 0c-23 0-23 35 0 35s23-35 0-35z">
          <text:p/>
        </draw:path>
        <draw:path draw:style-name="gr60" draw:text-style-name="P37" draw:layer="layout" svg:width="0.034cm" svg:height="0.034cm" svg:x="16.96cm" svg:y="20.082cm" svg:viewBox="0 0 35 35" svg:d="M17 0c-23 0-23 35 0 35s23-35 0-35z">
          <text:p/>
        </draw:path>
        <draw:path draw:style-name="gr60" draw:text-style-name="P37" draw:layer="layout" svg:width="0.034cm" svg:height="0.034cm" svg:x="16.96cm" svg:y="20.584cm" svg:viewBox="0 0 35 35" svg:d="M17 0c-23 0-23 35 0 35s23-35 0-35z">
          <text:p/>
        </draw:path>
        <draw:path draw:style-name="gr60" draw:text-style-name="P37" draw:layer="layout" svg:width="0.033cm" svg:height="0.035cm" svg:x="17.459cm" svg:y="15.562cm" svg:viewBox="0 0 34 36" svg:d="M17 0c-23 0-23 36 0 36 22 0 22-36 0-36z">
          <text:p/>
        </draw:path>
        <draw:path draw:style-name="gr60" draw:text-style-name="P37" draw:layer="layout" svg:width="0.033cm" svg:height="0.034cm" svg:x="17.459cm" svg:y="16.065cm" svg:viewBox="0 0 34 35" svg:d="M17 0c-23 0-23 35 0 35 22 0 22-35 0-35z">
          <text:p/>
        </draw:path>
        <draw:path draw:style-name="gr60" draw:text-style-name="P37" draw:layer="layout" svg:width="0.033cm" svg:height="0.034cm" svg:x="17.459cm" svg:y="16.567cm" svg:viewBox="0 0 34 35" svg:d="M17 0c-23 0-23 35 0 35 22 0 22-35 0-35z">
          <text:p/>
        </draw:path>
        <draw:path draw:style-name="gr60" draw:text-style-name="P37" draw:layer="layout" svg:width="0.033cm" svg:height="0.034cm" svg:x="17.459cm" svg:y="17.069cm" svg:viewBox="0 0 34 35" svg:d="M17 0c-23 0-23 35 0 35 22 0 22-35 0-35z">
          <text:p/>
        </draw:path>
        <draw:path draw:style-name="gr60" draw:text-style-name="P37" draw:layer="layout" svg:width="0.033cm" svg:height="0.034cm" svg:x="17.459cm" svg:y="17.571cm" svg:viewBox="0 0 34 35" svg:d="M17 0c-23 0-23 35 0 35 22 0 22-35 0-35z">
          <text:p/>
        </draw:path>
        <draw:path draw:style-name="gr60" draw:text-style-name="P37" draw:layer="layout" svg:width="0.033cm" svg:height="0.034cm" svg:x="17.459cm" svg:y="18.073cm" svg:viewBox="0 0 34 35" svg:d="M17 0c-23 0-23 35 0 35 22 0 22-35 0-35z">
          <text:p/>
        </draw:path>
        <draw:path draw:style-name="gr60" draw:text-style-name="P37" draw:layer="layout" svg:width="0.033cm" svg:height="0.035cm" svg:x="17.459cm" svg:y="18.575cm" svg:viewBox="0 0 34 36" svg:d="M17 0c-23 0-23 36 0 36 22 0 22-36 0-36z">
          <text:p/>
        </draw:path>
        <draw:path draw:style-name="gr60" draw:text-style-name="P37" draw:layer="layout" svg:width="0.033cm" svg:height="0.034cm" svg:x="17.459cm" svg:y="19.078cm" svg:viewBox="0 0 34 35" svg:d="M17 0c-23 0-23 35 0 35 22 0 22-35 0-35z">
          <text:p/>
        </draw:path>
        <draw:path draw:style-name="gr60" draw:text-style-name="P37" draw:layer="layout" svg:width="0.033cm" svg:height="0.034cm" svg:x="17.459cm" svg:y="19.58cm" svg:viewBox="0 0 34 35" svg:d="M17 0c-23 0-23 35 0 35 22 0 22-35 0-35z">
          <text:p/>
        </draw:path>
        <draw:path draw:style-name="gr60" draw:text-style-name="P37" draw:layer="layout" svg:width="0.033cm" svg:height="0.034cm" svg:x="17.459cm" svg:y="20.082cm" svg:viewBox="0 0 34 35" svg:d="M17 0c-23 0-23 35 0 35 22 0 22-35 0-35z">
          <text:p/>
        </draw:path>
        <draw:path draw:style-name="gr60" draw:text-style-name="P37" draw:layer="layout" svg:width="0.033cm" svg:height="0.034cm" svg:x="17.459cm" svg:y="20.584cm" svg:viewBox="0 0 34 35" svg:d="M17 0c-23 0-23 35 0 35 22 0 22-35 0-35z">
          <text:p/>
        </draw:path>
        <draw:path draw:style-name="gr60" draw:text-style-name="P37" draw:layer="layout" svg:width="0.034cm" svg:height="0.035cm" svg:x="17.957cm" svg:y="15.562cm" svg:viewBox="0 0 35 36" svg:d="M17 0c-23 0-23 36 0 36s23-36 0-36z">
          <text:p/>
        </draw:path>
        <draw:path draw:style-name="gr60" draw:text-style-name="P37" draw:layer="layout" svg:width="0.034cm" svg:height="0.034cm" svg:x="17.957cm" svg:y="16.065cm" svg:viewBox="0 0 35 35" svg:d="M17 0c-23 0-23 35 0 35s23-35 0-35z">
          <text:p/>
        </draw:path>
        <draw:path draw:style-name="gr60" draw:text-style-name="P37" draw:layer="layout" svg:width="0.034cm" svg:height="0.034cm" svg:x="17.957cm" svg:y="16.567cm" svg:viewBox="0 0 35 35" svg:d="M17 0c-23 0-23 35 0 35s23-35 0-35z">
          <text:p/>
        </draw:path>
        <draw:path draw:style-name="gr60" draw:text-style-name="P37" draw:layer="layout" svg:width="0.034cm" svg:height="0.034cm" svg:x="17.957cm" svg:y="17.069cm" svg:viewBox="0 0 35 35" svg:d="M17 0c-23 0-23 35 0 35s23-35 0-35z">
          <text:p/>
        </draw:path>
        <draw:path draw:style-name="gr60" draw:text-style-name="P37" draw:layer="layout" svg:width="0.034cm" svg:height="0.034cm" svg:x="17.957cm" svg:y="17.571cm" svg:viewBox="0 0 35 35" svg:d="M17 0c-23 0-23 35 0 35s23-35 0-35z">
          <text:p/>
        </draw:path>
        <draw:path draw:style-name="gr60" draw:text-style-name="P37" draw:layer="layout" svg:width="0.034cm" svg:height="0.034cm" svg:x="17.957cm" svg:y="18.073cm" svg:viewBox="0 0 35 35" svg:d="M17 0c-23 0-23 35 0 35s23-35 0-35z">
          <text:p/>
        </draw:path>
        <draw:path draw:style-name="gr60" draw:text-style-name="P37" draw:layer="layout" svg:width="0.034cm" svg:height="0.035cm" svg:x="17.957cm" svg:y="18.575cm" svg:viewBox="0 0 35 36" svg:d="M17 0c-23 0-23 36 0 36s23-36 0-36z">
          <text:p/>
        </draw:path>
        <draw:path draw:style-name="gr60" draw:text-style-name="P37" draw:layer="layout" svg:width="0.034cm" svg:height="0.034cm" svg:x="17.957cm" svg:y="19.078cm" svg:viewBox="0 0 35 35" svg:d="M17 0c-23 0-23 35 0 35s23-35 0-35z">
          <text:p/>
        </draw:path>
        <draw:path draw:style-name="gr60" draw:text-style-name="P37" draw:layer="layout" svg:width="0.034cm" svg:height="0.034cm" svg:x="17.957cm" svg:y="19.58cm" svg:viewBox="0 0 35 35" svg:d="M17 0c-23 0-23 35 0 35s23-35 0-35z">
          <text:p/>
        </draw:path>
        <draw:path draw:style-name="gr60" draw:text-style-name="P37" draw:layer="layout" svg:width="0.034cm" svg:height="0.034cm" svg:x="17.957cm" svg:y="20.082cm" svg:viewBox="0 0 35 35" svg:d="M17 0c-23 0-23 35 0 35s23-35 0-35z">
          <text:p/>
        </draw:path>
        <draw:path draw:style-name="gr60" draw:text-style-name="P37" draw:layer="layout" svg:width="0.034cm" svg:height="0.034cm" svg:x="17.957cm" svg:y="20.584cm" svg:viewBox="0 0 35 35" svg:d="M17 0c-23 0-23 35 0 35s23-35 0-35z">
          <text:p/>
        </draw:path>
        <draw:path draw:style-name="gr60" draw:text-style-name="P37" draw:layer="layout" svg:width="0.034cm" svg:height="0.035cm" svg:x="18.457cm" svg:y="15.562cm" svg:viewBox="0 0 35 36" svg:d="M17 0c-23 0-23 36 0 36s23-36 0-36z">
          <text:p/>
        </draw:path>
        <draw:path draw:style-name="gr60" draw:text-style-name="P37" draw:layer="layout" svg:width="0.034cm" svg:height="0.034cm" svg:x="18.457cm" svg:y="16.065cm" svg:viewBox="0 0 35 35" svg:d="M17 0c-23 0-23 35 0 35s23-35 0-35z">
          <text:p/>
        </draw:path>
        <draw:path draw:style-name="gr60" draw:text-style-name="P37" draw:layer="layout" svg:width="0.034cm" svg:height="0.034cm" svg:x="18.457cm" svg:y="16.567cm" svg:viewBox="0 0 35 35" svg:d="M17 0c-23 0-23 35 0 35s23-35 0-35z">
          <text:p/>
        </draw:path>
        <draw:path draw:style-name="gr60" draw:text-style-name="P37" draw:layer="layout" svg:width="0.034cm" svg:height="0.034cm" svg:x="18.457cm" svg:y="17.069cm" svg:viewBox="0 0 35 35" svg:d="M17 0c-23 0-23 35 0 35s23-35 0-35z">
          <text:p/>
        </draw:path>
        <draw:path draw:style-name="gr60" draw:text-style-name="P37" draw:layer="layout" svg:width="0.034cm" svg:height="0.034cm" svg:x="18.457cm" svg:y="17.571cm" svg:viewBox="0 0 35 35" svg:d="M17 0c-23 0-23 35 0 35s23-35 0-35z">
          <text:p/>
        </draw:path>
        <draw:path draw:style-name="gr60" draw:text-style-name="P37" draw:layer="layout" svg:width="0.034cm" svg:height="0.034cm" svg:x="18.457cm" svg:y="18.073cm" svg:viewBox="0 0 35 35" svg:d="M17 0c-23 0-23 35 0 35s23-35 0-35z">
          <text:p/>
        </draw:path>
        <draw:path draw:style-name="gr60" draw:text-style-name="P37" draw:layer="layout" svg:width="0.034cm" svg:height="0.035cm" svg:x="18.457cm" svg:y="18.575cm" svg:viewBox="0 0 35 36" svg:d="M17 0c-23 0-23 36 0 36s23-36 0-36z">
          <text:p/>
        </draw:path>
        <draw:path draw:style-name="gr60" draw:text-style-name="P37" draw:layer="layout" svg:width="0.034cm" svg:height="0.034cm" svg:x="18.457cm" svg:y="19.078cm" svg:viewBox="0 0 35 35" svg:d="M17 0c-23 0-23 35 0 35s23-35 0-35z">
          <text:p/>
        </draw:path>
        <draw:path draw:style-name="gr60" draw:text-style-name="P37" draw:layer="layout" svg:width="0.034cm" svg:height="0.034cm" svg:x="18.457cm" svg:y="19.58cm" svg:viewBox="0 0 35 35" svg:d="M17 0c-23 0-23 35 0 35s23-35 0-35z">
          <text:p/>
        </draw:path>
        <draw:path draw:style-name="gr60" draw:text-style-name="P37" draw:layer="layout" svg:width="0.034cm" svg:height="0.034cm" svg:x="18.457cm" svg:y="20.082cm" svg:viewBox="0 0 35 35" svg:d="M17 0c-23 0-23 35 0 35s23-35 0-35z">
          <text:p/>
        </draw:path>
        <draw:path draw:style-name="gr60" draw:text-style-name="P37" draw:layer="layout" svg:width="0.034cm" svg:height="0.034cm" svg:x="18.457cm" svg:y="20.584cm" svg:viewBox="0 0 35 35" svg:d="M17 0c-23 0-23 35 0 35s23-35 0-35z">
          <text:p/>
        </draw:path>
        <draw:path draw:style-name="gr60" draw:text-style-name="P37" draw:layer="layout" svg:width="0.032cm" svg:height="0.035cm" svg:x="18.956cm" svg:y="15.562cm" svg:viewBox="0 0 33 36" svg:d="M16 0c-21 0-21 36 0 36 23 0 23-36 0-36z">
          <text:p/>
        </draw:path>
        <draw:path draw:style-name="gr60" draw:text-style-name="P37" draw:layer="layout" svg:width="0.032cm" svg:height="0.034cm" svg:x="18.956cm" svg:y="16.065cm" svg:viewBox="0 0 33 35" svg:d="M16 0c-21 0-21 35 0 35 23 0 23-35 0-35z">
          <text:p/>
        </draw:path>
        <draw:path draw:style-name="gr60" draw:text-style-name="P37" draw:layer="layout" svg:width="0.032cm" svg:height="0.034cm" svg:x="18.956cm" svg:y="16.567cm" svg:viewBox="0 0 33 35" svg:d="M16 0c-21 0-21 35 0 35 23 0 23-35 0-35z">
          <text:p/>
        </draw:path>
        <draw:path draw:style-name="gr60" draw:text-style-name="P37" draw:layer="layout" svg:width="0.032cm" svg:height="0.034cm" svg:x="18.956cm" svg:y="17.069cm" svg:viewBox="0 0 33 35" svg:d="M16 0c-21 0-21 35 0 35 23 0 23-35 0-35z">
          <text:p/>
        </draw:path>
        <draw:path draw:style-name="gr60" draw:text-style-name="P37" draw:layer="layout" svg:width="0.032cm" svg:height="0.034cm" svg:x="18.956cm" svg:y="17.571cm" svg:viewBox="0 0 33 35" svg:d="M16 0c-21 0-21 35 0 35 23 0 23-35 0-35z">
          <text:p/>
        </draw:path>
        <draw:path draw:style-name="gr60" draw:text-style-name="P37" draw:layer="layout" svg:width="0.032cm" svg:height="0.034cm" svg:x="18.956cm" svg:y="18.073cm" svg:viewBox="0 0 33 35" svg:d="M16 0c-21 0-21 35 0 35 23 0 23-35 0-35z">
          <text:p/>
        </draw:path>
        <draw:path draw:style-name="gr60" draw:text-style-name="P37" draw:layer="layout" svg:width="0.032cm" svg:height="0.035cm" svg:x="18.956cm" svg:y="18.575cm" svg:viewBox="0 0 33 36" svg:d="M16 0c-21 0-21 36 0 36 23 0 23-36 0-36z">
          <text:p/>
        </draw:path>
        <draw:path draw:style-name="gr60" draw:text-style-name="P37" draw:layer="layout" svg:width="0.032cm" svg:height="0.034cm" svg:x="18.956cm" svg:y="19.078cm" svg:viewBox="0 0 33 35" svg:d="M16 0c-21 0-21 35 0 35 23 0 23-35 0-35z">
          <text:p/>
        </draw:path>
        <draw:path draw:style-name="gr60" draw:text-style-name="P37" draw:layer="layout" svg:width="0.032cm" svg:height="0.034cm" svg:x="18.956cm" svg:y="19.58cm" svg:viewBox="0 0 33 35" svg:d="M16 0c-21 0-21 35 0 35 23 0 23-35 0-35z">
          <text:p/>
        </draw:path>
        <draw:path draw:style-name="gr60" draw:text-style-name="P37" draw:layer="layout" svg:width="0.032cm" svg:height="0.034cm" svg:x="18.956cm" svg:y="20.082cm" svg:viewBox="0 0 33 35" svg:d="M16 0c-21 0-21 35 0 35 23 0 23-35 0-35z">
          <text:p/>
        </draw:path>
        <draw:path draw:style-name="gr60" draw:text-style-name="P37" draw:layer="layout" svg:width="0.032cm" svg:height="0.034cm" svg:x="18.956cm" svg:y="20.584cm" svg:viewBox="0 0 33 35" svg:d="M16 0c-21 0-21 35 0 35 23 0 23-35 0-35z">
          <text:p/>
        </draw:path>
        <draw:path draw:style-name="gr60" draw:text-style-name="P37" draw:layer="layout" svg:width="0.033cm" svg:height="0.035cm" svg:x="19.454cm" svg:y="15.562cm" svg:viewBox="0 0 34 36" svg:d="M17 0c-23 0-23 36 0 36 22 0 22-36 0-36z">
          <text:p/>
        </draw:path>
        <draw:path draw:style-name="gr60" draw:text-style-name="P37" draw:layer="layout" svg:width="0.033cm" svg:height="0.034cm" svg:x="19.454cm" svg:y="16.065cm" svg:viewBox="0 0 34 35" svg:d="M17 0c-23 0-23 35 0 35 22 0 22-35 0-35z">
          <text:p/>
        </draw:path>
        <draw:path draw:style-name="gr60" draw:text-style-name="P37" draw:layer="layout" svg:width="0.033cm" svg:height="0.034cm" svg:x="19.454cm" svg:y="16.567cm" svg:viewBox="0 0 34 35" svg:d="M17 0c-23 0-23 35 0 35 22 0 22-35 0-35z">
          <text:p/>
        </draw:path>
        <draw:path draw:style-name="gr60" draw:text-style-name="P37" draw:layer="layout" svg:width="0.033cm" svg:height="0.034cm" svg:x="19.454cm" svg:y="17.069cm" svg:viewBox="0 0 34 35" svg:d="M17 0c-23 0-23 35 0 35 22 0 22-35 0-35z">
          <text:p/>
        </draw:path>
        <draw:path draw:style-name="gr60" draw:text-style-name="P37" draw:layer="layout" svg:width="0.033cm" svg:height="0.034cm" svg:x="19.454cm" svg:y="17.571cm" svg:viewBox="0 0 34 35" svg:d="M17 0c-23 0-23 35 0 35 22 0 22-35 0-35z">
          <text:p/>
        </draw:path>
        <draw:path draw:style-name="gr60" draw:text-style-name="P37" draw:layer="layout" svg:width="0.033cm" svg:height="0.034cm" svg:x="19.454cm" svg:y="18.073cm" svg:viewBox="0 0 34 35" svg:d="M17 0c-23 0-23 35 0 35 22 0 22-35 0-35z">
          <text:p/>
        </draw:path>
        <draw:path draw:style-name="gr60" draw:text-style-name="P37" draw:layer="layout" svg:width="0.033cm" svg:height="0.035cm" svg:x="19.454cm" svg:y="18.575cm" svg:viewBox="0 0 34 36" svg:d="M17 0c-23 0-23 36 0 36 22 0 22-36 0-36z">
          <text:p/>
        </draw:path>
        <draw:path draw:style-name="gr60" draw:text-style-name="P37" draw:layer="layout" svg:width="0.033cm" svg:height="0.034cm" svg:x="19.454cm" svg:y="19.078cm" svg:viewBox="0 0 34 35" svg:d="M17 0c-23 0-23 35 0 35 22 0 22-35 0-35z">
          <text:p/>
        </draw:path>
        <draw:path draw:style-name="gr60" draw:text-style-name="P37" draw:layer="layout" svg:width="0.033cm" svg:height="0.034cm" svg:x="19.454cm" svg:y="19.58cm" svg:viewBox="0 0 34 35" svg:d="M17 0c-23 0-23 35 0 35 22 0 22-35 0-35z">
          <text:p/>
        </draw:path>
        <draw:path draw:style-name="gr60" draw:text-style-name="P37" draw:layer="layout" svg:width="0.033cm" svg:height="0.034cm" svg:x="19.454cm" svg:y="20.082cm" svg:viewBox="0 0 34 35" svg:d="M17 0c-23 0-23 35 0 35 22 0 22-35 0-35z">
          <text:p/>
        </draw:path>
        <draw:path draw:style-name="gr60" draw:text-style-name="P37" draw:layer="layout" svg:width="0.033cm" svg:height="0.034cm" svg:x="19.454cm" svg:y="20.584cm" svg:viewBox="0 0 34 35" svg:d="M17 0c-23 0-23 35 0 35 22 0 22-35 0-35z">
          <text:p/>
        </draw:path>
        <draw:path draw:style-name="gr60" draw:text-style-name="P37" draw:layer="layout" svg:width="0.033cm" svg:height="0.035cm" svg:x="19.953cm" svg:y="15.562cm" svg:viewBox="0 0 34 36" svg:d="M17 0c-23 0-23 36 0 36 22 0 22-36 0-36z">
          <text:p/>
        </draw:path>
        <draw:path draw:style-name="gr60" draw:text-style-name="P37" draw:layer="layout" svg:width="0.033cm" svg:height="0.034cm" svg:x="19.953cm" svg:y="16.065cm" svg:viewBox="0 0 34 35" svg:d="M17 0c-23 0-23 35 0 35 22 0 22-35 0-35z">
          <text:p/>
        </draw:path>
        <draw:path draw:style-name="gr60" draw:text-style-name="P37" draw:layer="layout" svg:width="0.033cm" svg:height="0.034cm" svg:x="19.953cm" svg:y="16.567cm" svg:viewBox="0 0 34 35" svg:d="M17 0c-23 0-23 35 0 35 22 0 22-35 0-35z">
          <text:p/>
        </draw:path>
        <draw:path draw:style-name="gr60" draw:text-style-name="P37" draw:layer="layout" svg:width="0.033cm" svg:height="0.034cm" svg:x="19.953cm" svg:y="17.069cm" svg:viewBox="0 0 34 35" svg:d="M17 0c-23 0-23 35 0 35 22 0 22-35 0-35z">
          <text:p/>
        </draw:path>
        <draw:path draw:style-name="gr60" draw:text-style-name="P37" draw:layer="layout" svg:width="0.033cm" svg:height="0.034cm" svg:x="19.953cm" svg:y="17.571cm" svg:viewBox="0 0 34 35" svg:d="M17 0c-23 0-23 35 0 35 22 0 22-35 0-35z">
          <text:p/>
        </draw:path>
        <draw:path draw:style-name="gr60" draw:text-style-name="P37" draw:layer="layout" svg:width="0.033cm" svg:height="0.034cm" svg:x="19.953cm" svg:y="18.073cm" svg:viewBox="0 0 34 35" svg:d="M17 0c-23 0-23 35 0 35 22 0 22-35 0-35z">
          <text:p/>
        </draw:path>
        <draw:path draw:style-name="gr60" draw:text-style-name="P37" draw:layer="layout" svg:width="0.033cm" svg:height="0.035cm" svg:x="19.953cm" svg:y="18.575cm" svg:viewBox="0 0 34 36" svg:d="M17 0c-23 0-23 36 0 36 22 0 22-36 0-36z">
          <text:p/>
        </draw:path>
        <draw:path draw:style-name="gr60" draw:text-style-name="P37" draw:layer="layout" svg:width="0.033cm" svg:height="0.034cm" svg:x="19.953cm" svg:y="19.078cm" svg:viewBox="0 0 34 35" svg:d="M17 0c-23 0-23 35 0 35 22 0 22-35 0-35z">
          <text:p/>
        </draw:path>
        <draw:path draw:style-name="gr60" draw:text-style-name="P37" draw:layer="layout" svg:width="0.033cm" svg:height="0.034cm" svg:x="19.953cm" svg:y="19.58cm" svg:viewBox="0 0 34 35" svg:d="M17 0c-23 0-23 35 0 35 22 0 22-35 0-35z">
          <text:p/>
        </draw:path>
        <draw:path draw:style-name="gr60" draw:text-style-name="P37" draw:layer="layout" svg:width="0.033cm" svg:height="0.034cm" svg:x="19.953cm" svg:y="20.082cm" svg:viewBox="0 0 34 35" svg:d="M17 0c-23 0-23 35 0 35 22 0 22-35 0-35z">
          <text:p/>
        </draw:path>
        <draw:path draw:style-name="gr60" draw:text-style-name="P37" draw:layer="layout" svg:width="0.033cm" svg:height="0.034cm" svg:x="19.953cm" svg:y="20.584cm" svg:viewBox="0 0 34 35" svg:d="M17 0c-23 0-23 35 0 35 22 0 22-35 0-35z">
          <text:p/>
        </draw:path>
        <draw:path draw:style-name="gr60" draw:text-style-name="P37" draw:layer="layout" svg:width="0.032cm" svg:height="0.035cm" svg:x="20.453cm" svg:y="15.562cm" svg:viewBox="0 0 33 36" svg:d="M16 0c-21 0-21 36 0 36 23 0 23-36 0-36z">
          <text:p/>
        </draw:path>
        <draw:path draw:style-name="gr60" draw:text-style-name="P37" draw:layer="layout" svg:width="0.032cm" svg:height="0.034cm" svg:x="20.453cm" svg:y="16.065cm" svg:viewBox="0 0 33 35" svg:d="M16 0c-21 0-21 35 0 35 23 0 23-35 0-35z">
          <text:p/>
        </draw:path>
        <draw:path draw:style-name="gr60" draw:text-style-name="P37" draw:layer="layout" svg:width="0.032cm" svg:height="0.034cm" svg:x="20.453cm" svg:y="16.567cm" svg:viewBox="0 0 33 35" svg:d="M16 0c-21 0-21 35 0 35 23 0 23-35 0-35z">
          <text:p/>
        </draw:path>
        <draw:path draw:style-name="gr60" draw:text-style-name="P37" draw:layer="layout" svg:width="0.032cm" svg:height="0.034cm" svg:x="20.453cm" svg:y="17.069cm" svg:viewBox="0 0 33 35" svg:d="M16 0c-21 0-21 35 0 35 23 0 23-35 0-35z">
          <text:p/>
        </draw:path>
        <draw:path draw:style-name="gr60" draw:text-style-name="P37" draw:layer="layout" svg:width="0.032cm" svg:height="0.034cm" svg:x="20.453cm" svg:y="17.571cm" svg:viewBox="0 0 33 35" svg:d="M16 0c-21 0-21 35 0 35 23 0 23-35 0-35z">
          <text:p/>
        </draw:path>
        <draw:path draw:style-name="gr60" draw:text-style-name="P37" draw:layer="layout" svg:width="0.032cm" svg:height="0.034cm" svg:x="20.453cm" svg:y="18.073cm" svg:viewBox="0 0 33 35" svg:d="M16 0c-21 0-21 35 0 35 23 0 23-35 0-35z">
          <text:p/>
        </draw:path>
        <draw:path draw:style-name="gr60" draw:text-style-name="P37" draw:layer="layout" svg:width="0.032cm" svg:height="0.035cm" svg:x="20.453cm" svg:y="18.575cm" svg:viewBox="0 0 33 36" svg:d="M16 0c-21 0-21 36 0 36 23 0 23-36 0-36z">
          <text:p/>
        </draw:path>
        <draw:path draw:style-name="gr60" draw:text-style-name="P37" draw:layer="layout" svg:width="0.032cm" svg:height="0.034cm" svg:x="20.453cm" svg:y="19.078cm" svg:viewBox="0 0 33 35" svg:d="M16 0c-21 0-21 35 0 35 23 0 23-35 0-35z">
          <text:p/>
        </draw:path>
        <draw:path draw:style-name="gr60" draw:text-style-name="P37" draw:layer="layout" svg:width="0.032cm" svg:height="0.034cm" svg:x="20.453cm" svg:y="19.58cm" svg:viewBox="0 0 33 35" svg:d="M16 0c-21 0-21 35 0 35 23 0 23-35 0-35z">
          <text:p/>
        </draw:path>
        <draw:path draw:style-name="gr60" draw:text-style-name="P37" draw:layer="layout" svg:width="0.032cm" svg:height="0.034cm" svg:x="20.453cm" svg:y="20.082cm" svg:viewBox="0 0 33 35" svg:d="M16 0c-21 0-21 35 0 35 23 0 23-35 0-35z">
          <text:p/>
        </draw:path>
        <draw:path draw:style-name="gr60" draw:text-style-name="P37" draw:layer="layout" svg:width="0.032cm" svg:height="0.034cm" svg:x="20.453cm" svg:y="20.584cm" svg:viewBox="0 0 33 35" svg:d="M16 0c-21 0-21 35 0 35 23 0 23-35 0-35z">
          <text:p/>
        </draw:path>
        <draw:path draw:style-name="gr60" draw:text-style-name="P37" draw:layer="layout" svg:width="0.034cm" svg:height="0.035cm" svg:x="20.951cm" svg:y="15.562cm" svg:viewBox="0 0 35 36" svg:d="M17 0c-23 0-23 36 0 36s23-36 0-36z">
          <text:p/>
        </draw:path>
        <draw:path draw:style-name="gr60" draw:text-style-name="P37" draw:layer="layout" svg:width="0.034cm" svg:height="0.034cm" svg:x="20.951cm" svg:y="16.065cm" svg:viewBox="0 0 35 35" svg:d="M17 0c-23 0-23 35 0 35s23-35 0-35z">
          <text:p/>
        </draw:path>
        <draw:path draw:style-name="gr60" draw:text-style-name="P37" draw:layer="layout" svg:width="0.034cm" svg:height="0.034cm" svg:x="20.951cm" svg:y="16.567cm" svg:viewBox="0 0 35 35" svg:d="M17 0c-23 0-23 35 0 35s23-35 0-35z">
          <text:p/>
        </draw:path>
        <draw:path draw:style-name="gr60" draw:text-style-name="P37" draw:layer="layout" svg:width="0.034cm" svg:height="0.034cm" svg:x="20.951cm" svg:y="17.069cm" svg:viewBox="0 0 35 35" svg:d="M17 0c-23 0-23 35 0 35s23-35 0-35z">
          <text:p/>
        </draw:path>
        <draw:path draw:style-name="gr60" draw:text-style-name="P37" draw:layer="layout" svg:width="0.034cm" svg:height="0.034cm" svg:x="20.951cm" svg:y="17.571cm" svg:viewBox="0 0 35 35" svg:d="M17 0c-23 0-23 35 0 35s23-35 0-35z">
          <text:p/>
        </draw:path>
        <draw:path draw:style-name="gr60" draw:text-style-name="P37" draw:layer="layout" svg:width="0.034cm" svg:height="0.034cm" svg:x="20.951cm" svg:y="18.073cm" svg:viewBox="0 0 35 35" svg:d="M17 0c-23 0-23 35 0 35s23-35 0-35z">
          <text:p/>
        </draw:path>
        <draw:path draw:style-name="gr60" draw:text-style-name="P37" draw:layer="layout" svg:width="0.034cm" svg:height="0.035cm" svg:x="20.951cm" svg:y="18.575cm" svg:viewBox="0 0 35 36" svg:d="M17 0c-23 0-23 36 0 36s23-36 0-36z">
          <text:p/>
        </draw:path>
        <draw:path draw:style-name="gr60" draw:text-style-name="P37" draw:layer="layout" svg:width="0.034cm" svg:height="0.034cm" svg:x="20.951cm" svg:y="19.078cm" svg:viewBox="0 0 35 35" svg:d="M17 0c-23 0-23 35 0 35s23-35 0-35z">
          <text:p/>
        </draw:path>
        <draw:path draw:style-name="gr60" draw:text-style-name="P37" draw:layer="layout" svg:width="0.034cm" svg:height="0.034cm" svg:x="20.951cm" svg:y="19.58cm" svg:viewBox="0 0 35 35" svg:d="M17 0c-23 0-23 35 0 35s23-35 0-35z">
          <text:p/>
        </draw:path>
        <draw:path draw:style-name="gr60" draw:text-style-name="P37" draw:layer="layout" svg:width="0.034cm" svg:height="0.034cm" svg:x="20.951cm" svg:y="20.082cm" svg:viewBox="0 0 35 35" svg:d="M17 0c-23 0-23 35 0 35s23-35 0-35z">
          <text:p/>
        </draw:path>
        <draw:path draw:style-name="gr60" draw:text-style-name="P37" draw:layer="layout" svg:width="0.034cm" svg:height="0.034cm" svg:x="20.951cm" svg:y="20.584cm" svg:viewBox="0 0 35 35" svg:d="M17 0c-23 0-23 35 0 35s23-35 0-35z">
          <text:p/>
        </draw:path>
        <draw:path draw:style-name="gr60" draw:text-style-name="P37" draw:layer="layout" svg:width="0.033cm" svg:height="0.035cm" svg:x="21.45cm" svg:y="15.562cm" svg:viewBox="0 0 34 36" svg:d="M17 0c-23 0-23 36 0 36 22 0 22-36 0-36z">
          <text:p/>
        </draw:path>
        <draw:path draw:style-name="gr60" draw:text-style-name="P37" draw:layer="layout" svg:width="0.033cm" svg:height="0.034cm" svg:x="21.45cm" svg:y="16.065cm" svg:viewBox="0 0 34 35" svg:d="M17 0c-23 0-23 35 0 35 22 0 22-35 0-35z">
          <text:p/>
        </draw:path>
        <draw:path draw:style-name="gr60" draw:text-style-name="P37" draw:layer="layout" svg:width="0.033cm" svg:height="0.034cm" svg:x="21.45cm" svg:y="16.567cm" svg:viewBox="0 0 34 35" svg:d="M17 0c-23 0-23 35 0 35 22 0 22-35 0-35z">
          <text:p/>
        </draw:path>
        <draw:path draw:style-name="gr60" draw:text-style-name="P37" draw:layer="layout" svg:width="0.033cm" svg:height="0.034cm" svg:x="21.45cm" svg:y="17.069cm" svg:viewBox="0 0 34 35" svg:d="M17 0c-23 0-23 35 0 35 22 0 22-35 0-35z">
          <text:p/>
        </draw:path>
        <draw:path draw:style-name="gr60" draw:text-style-name="P37" draw:layer="layout" svg:width="0.033cm" svg:height="0.034cm" svg:x="21.45cm" svg:y="17.571cm" svg:viewBox="0 0 34 35" svg:d="M17 0c-23 0-23 35 0 35 22 0 22-35 0-35z">
          <text:p/>
        </draw:path>
        <draw:path draw:style-name="gr60" draw:text-style-name="P37" draw:layer="layout" svg:width="0.033cm" svg:height="0.034cm" svg:x="21.45cm" svg:y="18.073cm" svg:viewBox="0 0 34 35" svg:d="M17 0c-23 0-23 35 0 35 22 0 22-35 0-35z">
          <text:p/>
        </draw:path>
        <draw:path draw:style-name="gr60" draw:text-style-name="P37" draw:layer="layout" svg:width="0.033cm" svg:height="0.035cm" svg:x="21.45cm" svg:y="18.575cm" svg:viewBox="0 0 34 36" svg:d="M17 0c-23 0-23 36 0 36 22 0 22-36 0-36z">
          <text:p/>
        </draw:path>
        <draw:path draw:style-name="gr60" draw:text-style-name="P37" draw:layer="layout" svg:width="0.033cm" svg:height="0.034cm" svg:x="21.45cm" svg:y="19.078cm" svg:viewBox="0 0 34 35" svg:d="M17 0c-23 0-23 35 0 35 22 0 22-35 0-35z">
          <text:p/>
        </draw:path>
        <draw:path draw:style-name="gr60" draw:text-style-name="P37" draw:layer="layout" svg:width="0.033cm" svg:height="0.034cm" svg:x="21.45cm" svg:y="19.58cm" svg:viewBox="0 0 34 35" svg:d="M17 0c-23 0-23 35 0 35 22 0 22-35 0-35z">
          <text:p/>
        </draw:path>
        <draw:path draw:style-name="gr60" draw:text-style-name="P37" draw:layer="layout" svg:width="0.033cm" svg:height="0.034cm" svg:x="21.45cm" svg:y="20.082cm" svg:viewBox="0 0 34 35" svg:d="M17 0c-23 0-23 35 0 35 22 0 22-35 0-35z">
          <text:p/>
        </draw:path>
        <draw:path draw:style-name="gr60" draw:text-style-name="P37" draw:layer="layout" svg:width="0.033cm" svg:height="0.034cm" svg:x="21.45cm" svg:y="20.584cm" svg:viewBox="0 0 34 35" svg:d="M17 0c-23 0-23 35 0 35 22 0 22-35 0-35z">
          <text:p/>
        </draw:path>
        <draw:path draw:style-name="gr60" draw:text-style-name="P37" draw:layer="layout" svg:width="0.033cm" svg:height="0.035cm" svg:x="21.949cm" svg:y="15.562cm" svg:viewBox="0 0 34 36" svg:d="M17 0c-23 0-23 36 0 36 22 0 22-36 0-36z">
          <text:p/>
        </draw:path>
        <draw:path draw:style-name="gr60" draw:text-style-name="P37" draw:layer="layout" svg:width="0.033cm" svg:height="0.034cm" svg:x="21.949cm" svg:y="16.065cm" svg:viewBox="0 0 34 35" svg:d="M17 0c-23 0-23 35 0 35 22 0 22-35 0-35z">
          <text:p/>
        </draw:path>
        <draw:path draw:style-name="gr60" draw:text-style-name="P37" draw:layer="layout" svg:width="0.033cm" svg:height="0.034cm" svg:x="21.949cm" svg:y="16.567cm" svg:viewBox="0 0 34 35" svg:d="M17 0c-23 0-23 35 0 35 22 0 22-35 0-35z">
          <text:p/>
        </draw:path>
        <draw:path draw:style-name="gr60" draw:text-style-name="P37" draw:layer="layout" svg:width="0.033cm" svg:height="0.034cm" svg:x="21.949cm" svg:y="17.069cm" svg:viewBox="0 0 34 35" svg:d="M17 0c-23 0-23 35 0 35 22 0 22-35 0-35z">
          <text:p/>
        </draw:path>
        <draw:path draw:style-name="gr60" draw:text-style-name="P37" draw:layer="layout" svg:width="0.033cm" svg:height="0.034cm" svg:x="21.949cm" svg:y="17.571cm" svg:viewBox="0 0 34 35" svg:d="M17 0c-23 0-23 35 0 35 22 0 22-35 0-35z">
          <text:p/>
        </draw:path>
        <draw:path draw:style-name="gr60" draw:text-style-name="P37" draw:layer="layout" svg:width="0.033cm" svg:height="0.034cm" svg:x="21.949cm" svg:y="18.073cm" svg:viewBox="0 0 34 35" svg:d="M17 0c-23 0-23 35 0 35 22 0 22-35 0-35z">
          <text:p/>
        </draw:path>
        <draw:path draw:style-name="gr60" draw:text-style-name="P37" draw:layer="layout" svg:width="0.033cm" svg:height="0.035cm" svg:x="21.949cm" svg:y="18.575cm" svg:viewBox="0 0 34 36" svg:d="M17 0c-23 0-23 36 0 36 22 0 22-36 0-36z">
          <text:p/>
        </draw:path>
        <draw:path draw:style-name="gr60" draw:text-style-name="P37" draw:layer="layout" svg:width="0.033cm" svg:height="0.034cm" svg:x="21.949cm" svg:y="19.078cm" svg:viewBox="0 0 34 35" svg:d="M17 0c-23 0-23 35 0 35 22 0 22-35 0-35z">
          <text:p/>
        </draw:path>
        <draw:path draw:style-name="gr60" draw:text-style-name="P37" draw:layer="layout" svg:width="0.033cm" svg:height="0.034cm" svg:x="21.949cm" svg:y="19.58cm" svg:viewBox="0 0 34 35" svg:d="M17 0c-23 0-23 35 0 35 22 0 22-35 0-35z">
          <text:p/>
        </draw:path>
        <draw:path draw:style-name="gr60" draw:text-style-name="P37" draw:layer="layout" svg:width="0.033cm" svg:height="0.034cm" svg:x="21.949cm" svg:y="20.082cm" svg:viewBox="0 0 34 35" svg:d="M17 0c-23 0-23 35 0 35 22 0 22-35 0-35z">
          <text:p/>
        </draw:path>
        <draw:path draw:style-name="gr60" draw:text-style-name="P37" draw:layer="layout" svg:width="0.033cm" svg:height="0.034cm" svg:x="21.949cm" svg:y="20.584cm" svg:viewBox="0 0 34 35" svg:d="M17 0c-23 0-23 35 0 35 22 0 22-35 0-35z">
          <text:p/>
        </draw:path>
        <draw:frame draw:style-name="gr61" draw:text-style-name="P38" draw:layer="layout" svg:width="1.316cm" svg:height="0.671cm" svg:x="14.427cm" svg:y="15.353cm">
          <draw:text-box>
            <text:p text:style-name="P1"><text:span text:style-name="T18">Notas</text:span></text:p>
          </draw:text-box>
        </draw:frame>
        <draw:frame draw:style-name="gr62" draw:text-style-name="P14" draw:layer="layout" svg:width="0.198cm" svg:height="0.268cm" svg:x="23.092cm" svg:y="16.705cm">
          <draw:text-box>
            <text:p text:style-name="P1"><text:span text:style-name="T8">L</text:span></text:p>
          </draw:text-box>
        </draw:frame>
        <draw:frame draw:style-name="gr62" draw:text-style-name="P14" draw:layer="layout" svg:width="0.198cm" svg:height="0.268cm" svg:x="23.575cm" svg:y="16.705cm">
          <draw:text-box>
            <text:p text:style-name="P1"><text:span text:style-name="T8">M</text:span></text:p>
          </draw:text-box>
        </draw:frame>
        <draw:frame draw:style-name="gr62" draw:text-style-name="P14" draw:layer="layout" svg:width="0.198cm" svg:height="0.268cm" svg:x="24.087cm" svg:y="16.705cm">
          <draw:text-box>
            <text:p text:style-name="P1"><text:span text:style-name="T8">M</text:span></text:p>
          </draw:text-box>
        </draw:frame>
        <draw:frame draw:style-name="gr62" draw:text-style-name="P14" draw:layer="layout" svg:width="0.198cm" svg:height="0.268cm" svg:x="24.635cm" svg:y="16.705cm">
          <draw:text-box>
            <text:p text:style-name="P1"><text:span text:style-name="T8">J</text:span></text:p>
          </draw:text-box>
        </draw:frame>
        <draw:frame draw:style-name="gr62" draw:text-style-name="P14" draw:layer="layout" svg:width="0.198cm" svg:height="0.268cm" svg:x="25.13cm" svg:y="16.705cm">
          <draw:text-box>
            <text:p text:style-name="P1"><text:span text:style-name="T8">V</text:span></text:p>
          </draw:text-box>
        </draw:frame>
        <draw:frame draw:style-name="gr62" draw:text-style-name="P14" draw:layer="layout" svg:width="0.198cm" svg:height="0.268cm" svg:x="25.651cm" svg:y="16.705cm">
          <draw:text-box>
            <text:p text:style-name="P1"><text:span text:style-name="T8">S</text:span></text:p>
          </draw:text-box>
        </draw:frame>
        <draw:frame draw:style-name="gr62" draw:text-style-name="P14" draw:layer="layout" svg:width="0.198cm" svg:height="0.268cm" svg:x="26.152cm" svg:y="16.705cm">
          <draw:text-box>
            <text:p text:style-name="P1"><text:span text:style-name="T8">D</text:span></text:p>
          </draw:text-box>
        </draw:frame>
        <draw:custom-shape draw:style-name="gr63" draw:text-style-name="P9" draw:layer="layout" svg:width="3.467cm" svg:height="0.663cm" svg:x="22.829cm" svg:y="15.486cm">
          <text:p/>
          <draw:enhanced-geometry svg:viewBox="0 0 21600 21600" draw:type="rectangle" draw:enhanced-path="M 0 0 L 21600 0 21600 21600 0 21600 0 0 Z N"/>
        </draw:custom-shape>
        <draw:frame draw:style-name="gr64" draw:text-style-name="P10" draw:layer="layout" svg:width="2.153cm" svg:height="0.671cm" svg:x="23.651cm" svg:y="15.582cm">
          <draw:text-box>
            <text:p text:style-name="P1"><text:span text:style-name="T6">Diciembre</text:span></text:p>
          </draw:text-box>
        </draw:frame>
        <draw:line draw:style-name="gr6" draw:text-style-name="P7" draw:layer="layout" svg:x1="22.866cm" svg:y1="17.05cm" svg:x2="26.334cm" svg:y2="17.05cm">
          <text:p/>
        </draw:line>
        <draw:frame draw:style-name="gr62" draw:text-style-name="P14" draw:layer="layout" svg:width="0.198cm" svg:height="0.268cm" svg:x="24.684cm" svg:y="17.433cm">
          <draw:text-box>
            <text:p text:style-name="P1"><text:span text:style-name="T8">2</text:span></text:p>
          </draw:text-box>
        </draw:frame>
        <draw:frame draw:style-name="gr62" draw:text-style-name="P14" draw:layer="layout" svg:width="0.198cm" svg:height="0.268cm" svg:x="25.172cm" svg:y="17.433cm">
          <draw:text-box>
            <text:p text:style-name="P1"><text:span text:style-name="T8">3</text:span></text:p>
          </draw:text-box>
        </draw:frame>
        <draw:frame draw:style-name="gr62" draw:text-style-name="P14" draw:layer="layout" svg:width="0.198cm" svg:height="0.268cm" svg:x="25.69cm" svg:y="17.433cm">
          <draw:text-box>
            <text:p text:style-name="P1"><text:span text:style-name="T8">4</text:span></text:p>
          </draw:text-box>
        </draw:frame>
        <draw:frame draw:style-name="gr62" draw:text-style-name="P14" draw:layer="layout" svg:width="0.198cm" svg:height="0.268cm" svg:x="26.202cm" svg:y="17.433cm">
          <draw:text-box>
            <text:p text:style-name="P1"><text:span text:style-name="T8">5</text:span></text:p>
          </draw:text-box>
        </draw:frame>
        <draw:frame draw:style-name="gr62" draw:text-style-name="P14" draw:layer="layout" svg:width="0.198cm" svg:height="0.268cm" svg:x="23.118cm" svg:y="18.153cm">
          <draw:text-box>
            <text:p text:style-name="P1"><text:span text:style-name="T8">6</text:span></text:p>
          </draw:text-box>
        </draw:frame>
        <draw:frame draw:style-name="gr62" draw:text-style-name="P14" draw:layer="layout" svg:width="0.198cm" svg:height="0.268cm" svg:x="23.632cm" svg:y="18.153cm">
          <draw:text-box>
            <text:p text:style-name="P1"><text:span text:style-name="T8">7</text:span></text:p>
          </draw:text-box>
        </draw:frame>
        <draw:frame draw:style-name="gr62" draw:text-style-name="P14" draw:layer="layout" svg:width="0.198cm" svg:height="0.268cm" svg:x="24.153cm" svg:y="18.153cm">
          <draw:text-box>
            <text:p text:style-name="P1"><text:span text:style-name="T8">8</text:span></text:p>
          </draw:text-box>
        </draw:frame>
        <draw:frame draw:style-name="gr62" draw:text-style-name="P14" draw:layer="layout" svg:width="0.198cm" svg:height="0.268cm" svg:x="24.659cm" svg:y="18.153cm">
          <draw:text-box>
            <text:p text:style-name="P1"><text:span text:style-name="T8">9</text:span></text:p>
          </draw:text-box>
        </draw:frame>
        <draw:frame draw:style-name="gr65" draw:text-style-name="P14" draw:layer="layout" svg:width="0.205cm" svg:height="0.268cm" svg:x="25.172cm" svg:y="18.153cm">
          <draw:text-box>
            <text:p text:style-name="P1"><text:span text:style-name="T8">10</text:span></text:p>
          </draw:text-box>
        </draw:frame>
        <draw:frame draw:style-name="gr66" draw:text-style-name="P14" draw:layer="layout" svg:width="0.257cm" svg:height="0.268cm" svg:x="25.65cm" svg:y="18.153cm">
          <draw:text-box>
            <text:p text:style-name="P1"><text:span text:style-name="T8">11</text:span></text:p>
          </draw:text-box>
        </draw:frame>
        <draw:frame draw:style-name="gr66" draw:text-style-name="P14" draw:layer="layout" svg:width="0.257cm" svg:height="0.268cm" svg:x="26.191cm" svg:y="18.153cm">
          <draw:text-box>
            <text:p text:style-name="P1"><text:span text:style-name="T8">12</text:span></text:p>
          </draw:text-box>
        </draw:frame>
        <draw:frame draw:style-name="gr66" draw:text-style-name="P14" draw:layer="layout" svg:width="0.257cm" svg:height="0.268cm" svg:x="23.085cm" svg:y="18.875cm">
          <draw:text-box>
            <text:p text:style-name="P1"><text:span text:style-name="T8">13</text:span></text:p>
          </draw:text-box>
        </draw:frame>
        <draw:frame draw:style-name="gr66" draw:text-style-name="P14" draw:layer="layout" svg:width="0.257cm" svg:height="0.268cm" svg:x="23.601cm" svg:y="18.875cm">
          <draw:text-box>
            <text:p text:style-name="P1"><text:span text:style-name="T8">14</text:span></text:p>
          </draw:text-box>
        </draw:frame>
        <draw:frame draw:style-name="gr66" draw:text-style-name="P14" draw:layer="layout" svg:width="0.257cm" svg:height="0.268cm" svg:x="24.115cm" svg:y="18.875cm">
          <draw:text-box>
            <text:p text:style-name="P1"><text:span text:style-name="T8">15</text:span></text:p>
          </draw:text-box>
        </draw:frame>
        <draw:frame draw:style-name="gr66" draw:text-style-name="P14" draw:layer="layout" svg:width="0.257cm" svg:height="0.268cm" svg:x="24.626cm" svg:y="18.875cm">
          <draw:text-box>
            <text:p text:style-name="P1"><text:span text:style-name="T8">16</text:span></text:p>
          </draw:text-box>
        </draw:frame>
        <draw:frame draw:style-name="gr66" draw:text-style-name="P14" draw:layer="layout" svg:width="0.257cm" svg:height="0.268cm" svg:x="25.138cm" svg:y="18.875cm">
          <draw:text-box>
            <text:p text:style-name="P1"><text:span text:style-name="T8">17</text:span></text:p>
          </draw:text-box>
        </draw:frame>
        <draw:frame draw:style-name="gr66" draw:text-style-name="P14" draw:layer="layout" svg:width="0.257cm" svg:height="0.268cm" svg:x="25.659cm" svg:y="18.875cm">
          <draw:text-box>
            <text:p text:style-name="P1"><text:span text:style-name="T8">18</text:span></text:p>
          </draw:text-box>
        </draw:frame>
        <draw:frame draw:style-name="gr66" draw:text-style-name="P14" draw:layer="layout" svg:width="0.257cm" svg:height="0.268cm" svg:x="26.166cm" svg:y="18.875cm">
          <draw:text-box>
            <text:p text:style-name="P1"><text:span text:style-name="T8">19</text:span></text:p>
          </draw:text-box>
        </draw:frame>
        <draw:frame draw:style-name="gr66" draw:text-style-name="P14" draw:layer="layout" svg:width="0.257cm" svg:height="0.268cm" svg:x="23.085cm" svg:y="19.597cm">
          <draw:text-box>
            <text:p text:style-name="P1"><text:span text:style-name="T8">20</text:span></text:p>
          </draw:text-box>
        </draw:frame>
        <draw:frame draw:style-name="gr66" draw:text-style-name="P14" draw:layer="layout" svg:width="0.257cm" svg:height="0.268cm" svg:x="23.571cm" svg:y="19.597cm">
          <draw:text-box>
            <text:p text:style-name="P1"><text:span text:style-name="T8">21</text:span></text:p>
          </draw:text-box>
        </draw:frame>
        <draw:frame draw:style-name="gr66" draw:text-style-name="P14" draw:layer="layout" svg:width="0.257cm" svg:height="0.268cm" svg:x="24.112cm" svg:y="19.597cm">
          <draw:text-box>
            <text:p text:style-name="P1"><text:span text:style-name="T8">22</text:span></text:p>
          </draw:text-box>
        </draw:frame>
        <draw:frame draw:style-name="gr66" draw:text-style-name="P14" draw:layer="layout" svg:width="0.257cm" svg:height="0.268cm" svg:x="24.6cm" svg:y="19.597cm">
          <draw:text-box>
            <text:p text:style-name="P1"><text:span text:style-name="T8">23</text:span></text:p>
          </draw:text-box>
        </draw:frame>
        <draw:frame draw:style-name="gr66" draw:text-style-name="P14" draw:layer="layout" svg:width="0.257cm" svg:height="0.268cm" svg:x="25.118cm" svg:y="19.597cm">
          <draw:text-box>
            <text:p text:style-name="P1"><text:span text:style-name="T8">24</text:span></text:p>
          </draw:text-box>
        </draw:frame>
        <draw:frame draw:style-name="gr66" draw:text-style-name="P14" draw:layer="layout" svg:width="0.257cm" svg:height="0.268cm" svg:x="25.63cm" svg:y="19.597cm">
          <draw:text-box>
            <text:p text:style-name="P1"><text:span text:style-name="T8">25</text:span></text:p>
          </draw:text-box>
        </draw:frame>
        <draw:frame draw:style-name="gr66" draw:text-style-name="P14" draw:layer="layout" svg:width="0.257cm" svg:height="0.268cm" svg:x="26.141cm" svg:y="19.597cm">
          <draw:text-box>
            <text:p text:style-name="P1"><text:span text:style-name="T8">26</text:span></text:p>
          </draw:text-box>
        </draw:frame>
        <draw:frame draw:style-name="gr66" draw:text-style-name="P14" draw:layer="layout" svg:width="0.257cm" svg:height="0.268cm" svg:x="23.06cm" svg:y="20.318cm">
          <draw:text-box>
            <text:p text:style-name="P1"><text:span text:style-name="T8">27</text:span></text:p>
          </draw:text-box>
        </draw:frame>
        <draw:frame draw:style-name="gr66" draw:text-style-name="P14" draw:layer="layout" svg:width="0.257cm" svg:height="0.268cm" svg:x="23.581cm" svg:y="20.318cm">
          <draw:text-box>
            <text:p text:style-name="P1"><text:span text:style-name="T8">28</text:span></text:p>
          </draw:text-box>
        </draw:frame>
        <draw:frame draw:style-name="gr66" draw:text-style-name="P14" draw:layer="layout" svg:width="0.257cm" svg:height="0.268cm" svg:x="24.087cm" svg:y="20.318cm">
          <draw:text-box>
            <text:p text:style-name="P1"><text:span text:style-name="T8">29</text:span></text:p>
          </draw:text-box>
        </draw:frame>
        <draw:frame draw:style-name="gr67" draw:text-style-name="P14" draw:layer="layout" svg:width="0.252cm" svg:height="0.261cm" svg:x="24.601cm" svg:y="20.321cm">
          <draw:text-box>
            <text:p text:style-name="P1"><text:span text:style-name="T8">30</text:span></text:p>
          </draw:text-box>
        </draw:frame>
        <draw:frame draw:style-name="gr62" draw:text-style-name="P14" draw:layer="layout" svg:width="0.198cm" svg:height="0.268cm" svg:x="24.151cm" svg:y="17.436cm">
          <draw:text-box>
            <text:p text:style-name="P1"><text:span text:style-name="T8">1</text:span></text:p>
          </draw:text-box>
        </draw:frame>
        <draw:frame draw:style-name="gr66" draw:text-style-name="P14" draw:layer="layout" svg:width="0.257cm" svg:height="0.268cm" svg:x="25.121cm" svg:y="20.318cm">
          <draw:text-box>
            <text:p text:style-name="P1"><text:span text:style-name="T8">3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1" svg:font-family="DejaVuSans"/>
    <style:font-face style:name="ProximaNova1" svg:font-family="ProximaNova"/>
    <style:font-face style:name="ProximaNovaular1" svg:font-family="ProximaNovaular"/>
    <style:font-face style:name="Verdana" svg:font-family="Verdana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Verdana1" svg:font-family="Verdana" style:font-pitch="variable"/>
    <style:font-face style:name="Liberation Serif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1DT7H6M18S</meta:editing-duration>
    <meta:editing-cycles>24</meta:editing-cycles>
    <meta:creation-date>2020-10-29T10:35:31.310269950</meta:creation-date>
    <dc:date>2020-11-27T03:06:54.293667120</dc:date>
    <meta:document-statistic meta:object-count="1927"/>
  </office:meta>
</office:document-meta>
</file>